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46" table:default-cell-style-name="Default"/>
        <table:table-row table:style-name="ro1">
          <table:table-cell office:value-type="string">
            <text:p>faseSync</text:p>
          </table:table-cell>
          <table:table-cell office:value-type="string">
            <text:p>Izquierda</text:p>
          </table:table-cell>
          <table:table-cell/>
          <table:table-cell office:value-type="string">
            <text:p>Derecha</text:p>
          </table:table-cell>
          <table:table-cell table:number-columns-repeated="10"/>
          <table:table-cell>
            <draw:frame table:end-cell-address="Hoja1.U18" table:end-x="2.048cm" table:end-y="0.081cm" draw:z-index="0" draw:style-name="gr1" draw:text-style-name="P1" svg:width="14.966cm" svg:height="7.758cm" svg:x="0.029cm" svg:y="0cm">
              <draw:object draw:notify-on-update-of-ranges="Hoja1.A3:Hoja1.A103 Hoja1.B3:Hoja1.B10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Hoja1.AB18" table:end-x="2.104cm" table:end-y="0.107cm" draw:z-index="1" draw:style-name="gr1" draw:text-style-name="P1" svg:width="14.912cm" svg:height="7.784cm" svg:x="0.14cm" svg:y="0cm">
              <draw:object draw:notify-on-update-of-ranges="Hoja1.A3:Hoja1.A103 Hoja1.C2:Hoja1.C2 Hoja1.C3:Hoja1.C103 Hoja1.B2:Hoja1.B2 Hoja1.B3:Hoja1.B3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34"/>
        </table:table-row>
        <table:table-row table:style-name="ro1">
          <table:table-cell office:value-type="string">
            <text:p>Partida</text:p>
          </table:table-cell>
          <table:table-cell office:value-type="string">
            <text:p>Inicio</text:p>
          </table:table-cell>
          <table:table-cell office:value-type="string">
            <text:p>Caminata</text:p>
          </table:table-cell>
          <table:table-cell table:number-columns-repeated="253"/>
        </table:table-row>
        <table:table-row table:style-name="ro1">
          <table:table-cell office:value-type="float" office:value="-0.5">
            <text:p>-0.5</text:p>
          </table:table-cell>
          <table:table-cell table:formula="of:=SIN([.A3])+0.7" office:value-type="float" office:value="0.220574461395797">
            <text:p>0.2205744614</text:p>
          </table:table-cell>
          <table:table-cell table:formula="of:=SIN([.A3])+0.7" office:value-type="float" office:value="0.220574461395797">
            <text:p>0.2205744614</text:p>
          </table:table-cell>
          <table:table-cell table:formula="of:=SIN([.A3]+PI())+0.7" office:value-type="float" office:value="1.1794255386042">
            <text:p>1.1794255386</text:p>
          </table:table-cell>
          <table:table-cell office:value-type="float" office:value="0.7">
            <text:p>0.7</text:p>
          </table:table-cell>
          <table:table-cell table:formula="of:=SIN([.A3])" office:value-type="float" office:value="-0.479425538604203">
            <text:p>-0.4794255386</text:p>
          </table:table-cell>
          <table:table-cell table:formula="of:=0.6*SIN(2*[.A3])" office:value-type="float" office:value="-0.504882590884738">
            <text:p>-0.5048825909</text:p>
          </table:table-cell>
          <table:table-cell table:formula="of:=0.5*COS([.A3])" office:value-type="float" office:value="0.438791280945186">
            <text:p>0.4387912809</text:p>
          </table:table-cell>
          <table:table-cell table:formula="of:=0.25*COS([.A3]*2)" office:value-type="float" office:value="0.135075576467035">
            <text:p>0.1350755765</text:p>
          </table:table-cell>
          <table:table-cell table:formula="of:=SUM([.E3:.I3])" office:value-type="float" office:value="0.28955872792328">
            <text:p>0.2895587279</text:p>
          </table:table-cell>
          <table:table-cell table:formula="of:=SIN([.A3])" office:value-type="float" office:value="-0.479425538604203">
            <text:p>-0.4794255386</text:p>
          </table:table-cell>
          <table:table-cell table:number-columns-repeated="245"/>
        </table:table-row>
        <table:table-row table:style-name="ro1">
          <table:table-cell office:value-type="float" office:value="-0.4">
            <text:p>-0.4</text:p>
          </table:table-cell>
          <table:table-cell table:formula="of:=SIN([.A4])+0.7" office:value-type="float" office:value="0.310581657691349">
            <text:p>0.3105816577</text:p>
          </table:table-cell>
          <table:table-cell table:formula="of:=SIN([.A4])+0.7" office:value-type="float" office:value="0.310581657691349">
            <text:p>0.3105816577</text:p>
          </table:table-cell>
          <table:table-cell table:formula="of:=SIN([.A4]+PI())+0.7" office:value-type="float" office:value="1.08941834230865">
            <text:p>1.0894183423</text:p>
          </table:table-cell>
          <table:table-cell office:value-type="float" office:value="0.7">
            <text:p>0.7</text:p>
          </table:table-cell>
          <table:table-cell table:formula="of:=SIN([.A4])" office:value-type="float" office:value="-0.38941834230865">
            <text:p>-0.3894183423</text:p>
          </table:table-cell>
          <table:table-cell table:formula="of:=0.6*SIN(2*[.A4])" office:value-type="float" office:value="-0.430413654539714">
            <text:p>-0.4304136545</text:p>
          </table:table-cell>
          <table:table-cell table:formula="of:=0.5*COS([.A4])" office:value-type="float" office:value="0.460530497001443">
            <text:p>0.460530497</text:p>
          </table:table-cell>
          <table:table-cell table:formula="of:=0.25*COS([.A4]*2)" office:value-type="float" office:value="0.174176677336791">
            <text:p>0.1741766773</text:p>
          </table:table-cell>
          <table:table-cell table:formula="of:=SUM([.E4:.I4])" office:value-type="float" office:value="0.51487517748987">
            <text:p>0.5148751775</text:p>
          </table:table-cell>
          <table:table-cell table:formula="of:=SIN([.A4])" office:value-type="float" office:value="-0.38941834230865">
            <text:p>-0.3894183423</text:p>
          </table:table-cell>
          <table:table-cell table:number-columns-repeated="245"/>
        </table:table-row>
        <table:table-row table:style-name="ro1">
          <table:table-cell office:value-type="float" office:value="-0.3">
            <text:p>-0.3</text:p>
          </table:table-cell>
          <table:table-cell table:formula="of:=SIN([.A5])+0.7" office:value-type="float" office:value="0.40447979333866">
            <text:p>0.4044797933</text:p>
          </table:table-cell>
          <table:table-cell table:formula="of:=SIN([.A5])+0.7" office:value-type="float" office:value="0.404479793338661">
            <text:p>0.4044797933</text:p>
          </table:table-cell>
          <table:table-cell table:formula="of:=SIN([.A5]+PI())+0.7" office:value-type="float" office:value="0.99552020666134">
            <text:p>0.9955202067</text:p>
          </table:table-cell>
          <table:table-cell office:value-type="float" office:value="0.7">
            <text:p>0.7</text:p>
          </table:table-cell>
          <table:table-cell table:formula="of:=SIN([.A5])" office:value-type="float" office:value="-0.29552020666134">
            <text:p>-0.2955202067</text:p>
          </table:table-cell>
          <table:table-cell table:formula="of:=0.6*SIN(2*[.A5])" office:value-type="float" office:value="-0.338785484037021">
            <text:p>-0.338785484</text:p>
          </table:table-cell>
          <table:table-cell table:formula="of:=0.5*COS([.A5])" office:value-type="float" office:value="0.477668244562803">
            <text:p>0.4776682446</text:p>
          </table:table-cell>
          <table:table-cell table:formula="of:=0.25*COS([.A5]*2)" office:value-type="float" office:value="0.20633390372742">
            <text:p>0.2063339037</text:p>
          </table:table-cell>
          <table:table-cell table:formula="of:=SUM([.E5:.I5])" office:value-type="float" office:value="0.749696457591862">
            <text:p>0.7496964576</text:p>
          </table:table-cell>
          <table:table-cell table:formula="of:=SIN([.A5])" office:value-type="float" office:value="-0.29552020666134">
            <text:p>-0.2955202067</text:p>
          </table:table-cell>
          <table:table-cell table:number-columns-repeated="245"/>
        </table:table-row>
        <table:table-row table:style-name="ro1">
          <table:table-cell office:value-type="float" office:value="-0.2">
            <text:p>-0.2</text:p>
          </table:table-cell>
          <table:table-cell table:formula="of:=SIN([.A6])+0.7" office:value-type="float" office:value="0.501330669204939">
            <text:p>0.5013306692</text:p>
          </table:table-cell>
          <table:table-cell table:formula="of:=SIN([.A6])+0.7" office:value-type="float" office:value="0.501330669204939">
            <text:p>0.5013306692</text:p>
          </table:table-cell>
          <table:table-cell table:formula="of:=SIN([.A6]+PI())+0.7" office:value-type="float" office:value="0.898669330795062">
            <text:p>0.8986693308</text:p>
          </table:table-cell>
          <table:table-cell office:value-type="float" office:value="0.7">
            <text:p>0.7</text:p>
          </table:table-cell>
          <table:table-cell table:formula="of:=SIN([.A6])" office:value-type="float" office:value="-0.198669330795061">
            <text:p>-0.1986693308</text:p>
          </table:table-cell>
          <table:table-cell table:formula="of:=0.6*SIN(2*[.A6])" office:value-type="float" office:value="-0.23365100538519">
            <text:p>-0.2336510054</text:p>
          </table:table-cell>
          <table:table-cell table:formula="of:=0.5*COS([.A6])" office:value-type="float" office:value="0.490033288920621">
            <text:p>0.4900332889</text:p>
          </table:table-cell>
          <table:table-cell table:formula="of:=0.25*COS([.A6]*2)" office:value-type="float" office:value="0.230265248500721">
            <text:p>0.2302652485</text:p>
          </table:table-cell>
          <table:table-cell table:formula="of:=SUM([.E6:.I6])" office:value-type="float" office:value="0.987978201241091">
            <text:p>0.9879782012</text:p>
          </table:table-cell>
          <table:table-cell table:formula="of:=SIN([.A6])" office:value-type="float" office:value="-0.198669330795061">
            <text:p>-0.1986693308</text:p>
          </table:table-cell>
          <table:table-cell table:number-columns-repeated="245"/>
        </table:table-row>
        <table:table-row table:style-name="ro1">
          <table:table-cell office:value-type="float" office:value="-0.1">
            <text:p>-0.1</text:p>
          </table:table-cell>
          <table:table-cell table:formula="of:=SIN([.A7])+0.7" office:value-type="float" office:value="0.600166583353172">
            <text:p>0.6001665834</text:p>
          </table:table-cell>
          <table:table-cell table:formula="of:=SIN([.A7])+0.7" office:value-type="float" office:value="0.600166583353172">
            <text:p>0.6001665834</text:p>
          </table:table-cell>
          <table:table-cell table:formula="of:=SIN([.A7]+PI())+0.7" office:value-type="float" office:value="0.799833416646828">
            <text:p>0.7998334166</text:p>
          </table:table-cell>
          <table:table-cell office:value-type="float" office:value="0.7">
            <text:p>0.7</text:p>
          </table:table-cell>
          <table:table-cell table:formula="of:=SIN([.A7])" office:value-type="float" office:value="-0.0998334166468282">
            <text:p>-0.0998334166</text:p>
          </table:table-cell>
          <table:table-cell table:formula="of:=0.6*SIN(2*[.A7])" office:value-type="float" office:value="-0.119201598477037">
            <text:p>-0.1192015985</text:p>
          </table:table-cell>
          <table:table-cell table:formula="of:=0.5*COS([.A7])" office:value-type="float" office:value="0.497502082639013">
            <text:p>0.4975020826</text:p>
          </table:table-cell>
          <table:table-cell table:formula="of:=0.25*COS([.A7]*2)" office:value-type="float" office:value="0.24501664446031">
            <text:p>0.2450166445</text:p>
          </table:table-cell>
          <table:table-cell table:formula="of:=SUM([.E7:.I7])" office:value-type="float" office:value="1.22348371197546">
            <text:p>1.223483712</text:p>
          </table:table-cell>
          <table:table-cell table:formula="of:=SIN([.A7])" office:value-type="float" office:value="-0.0998334166468282">
            <text:p>-0.0998334166</text:p>
          </table:table-cell>
          <table:table-cell table:number-columns-repeated="245"/>
        </table:table-row>
        <table:table-row table:style-name="ro1">
          <table:table-cell office:value-type="float" office:value="0">
            <text:p>0</text:p>
          </table:table-cell>
          <table:table-cell table:formula="of:=SIN([.A8])+0.7" office:value-type="float" office:value="0.7">
            <text:p>0.7</text:p>
          </table:table-cell>
          <table:table-cell table:formula="of:=SIN([.A8])+0.7" office:value-type="float" office:value="0.7">
            <text:p>0.7</text:p>
          </table:table-cell>
          <table:table-cell table:formula="of:=SIN([.A8]+PI())+0.7" office:value-type="float" office:value="0.7">
            <text:p>0.7</text:p>
          </table:table-cell>
          <table:table-cell office:value-type="float" office:value="0.7">
            <text:p>0.7</text:p>
          </table:table-cell>
          <table:table-cell table:formula="of:=SIN([.A8])" office:value-type="float" office:value="0">
            <text:p>0</text:p>
          </table:table-cell>
          <table:table-cell table:formula="of:=0.6*SIN(2*[.A8])" office:value-type="float" office:value="0">
            <text:p>0</text:p>
          </table:table-cell>
          <table:table-cell table:formula="of:=0.5*COS([.A8])" office:value-type="float" office:value="0.5">
            <text:p>0.5</text:p>
          </table:table-cell>
          <table:table-cell table:formula="of:=0.25*COS([.A8]*2)" office:value-type="float" office:value="0.25">
            <text:p>0.25</text:p>
          </table:table-cell>
          <table:table-cell table:formula="of:=SUM([.E8:.I8])" office:value-type="float" office:value="1.45">
            <text:p>1.45</text:p>
          </table:table-cell>
          <table:table-cell table:formula="of:=SIN([.A8])" office:value-type="float" office:value="0">
            <text:p>0</text:p>
          </table:table-cell>
          <table:table-cell table:number-columns-repeated="245"/>
        </table:table-row>
        <table:table-row table:style-name="ro1">
          <table:table-cell office:value-type="float" office:value="0.1">
            <text:p>0.1</text:p>
          </table:table-cell>
          <table:table-cell table:formula="of:=SIN([.A9])+0.7" office:value-type="float" office:value="0.799833416646828">
            <text:p>0.7998334166</text:p>
          </table:table-cell>
          <table:table-cell table:formula="of:=SIN([.A9])+0.7" office:value-type="float" office:value="0.799833416646828">
            <text:p>0.7998334166</text:p>
          </table:table-cell>
          <table:table-cell table:formula="of:=SIN([.A9]+PI())+0.7" office:value-type="float" office:value="0.600166583353172">
            <text:p>0.6001665834</text:p>
          </table:table-cell>
          <table:table-cell office:value-type="float" office:value="0.7">
            <text:p>0.7</text:p>
          </table:table-cell>
          <table:table-cell table:formula="of:=SIN([.A9])" office:value-type="float" office:value="0.0998334166468282">
            <text:p>0.0998334166</text:p>
          </table:table-cell>
          <table:table-cell table:formula="of:=0.6*SIN(2*[.A9])" office:value-type="float" office:value="0.119201598477037">
            <text:p>0.1192015985</text:p>
          </table:table-cell>
          <table:table-cell table:formula="of:=0.5*COS([.A9])" office:value-type="float" office:value="0.497502082639013">
            <text:p>0.4975020826</text:p>
          </table:table-cell>
          <table:table-cell table:formula="of:=0.25*COS([.A9]*2)" office:value-type="float" office:value="0.24501664446031">
            <text:p>0.2450166445</text:p>
          </table:table-cell>
          <table:table-cell table:formula="of:=SUM([.E9:.I9])" office:value-type="float" office:value="1.66155374222319">
            <text:p>1.6615537422</text:p>
          </table:table-cell>
          <table:table-cell table:formula="of:=SIN([.A9])" office:value-type="float" office:value="0.0998334166468282">
            <text:p>0.0998334166</text:p>
          </table:table-cell>
          <table:table-cell table:number-columns-repeated="245"/>
        </table:table-row>
        <table:table-row table:style-name="ro1">
          <table:table-cell office:value-type="float" office:value="0.2">
            <text:p>0.2</text:p>
          </table:table-cell>
          <table:table-cell table:formula="of:=SIN([.A10])+0.7" office:value-type="float" office:value="0.898669330795061">
            <text:p>0.8986693308</text:p>
          </table:table-cell>
          <table:table-cell table:formula="of:=SIN([.A10])+0.7" office:value-type="float" office:value="0.898669330795061">
            <text:p>0.8986693308</text:p>
          </table:table-cell>
          <table:table-cell table:formula="of:=SIN([.A10]+PI())+0.7" office:value-type="float" office:value="0.501330669204939">
            <text:p>0.5013306692</text:p>
          </table:table-cell>
          <table:table-cell office:value-type="float" office:value="0.7">
            <text:p>0.7</text:p>
          </table:table-cell>
          <table:table-cell table:formula="of:=SIN([.A10])" office:value-type="float" office:value="0.198669330795061">
            <text:p>0.1986693308</text:p>
          </table:table-cell>
          <table:table-cell table:formula="of:=0.6*SIN(2*[.A10])" office:value-type="float" office:value="0.23365100538519">
            <text:p>0.2336510054</text:p>
          </table:table-cell>
          <table:table-cell table:formula="of:=0.5*COS([.A10])" office:value-type="float" office:value="0.490033288920621">
            <text:p>0.4900332889</text:p>
          </table:table-cell>
          <table:table-cell table:formula="of:=0.25*COS([.A10]*2)" office:value-type="float" office:value="0.230265248500721">
            <text:p>0.2302652485</text:p>
          </table:table-cell>
          <table:table-cell table:formula="of:=SUM([.E10:.I10])" office:value-type="float" office:value="1.85261887360159">
            <text:p>1.8526188736</text:p>
          </table:table-cell>
          <table:table-cell table:formula="of:=SIN([.A10])" office:value-type="float" office:value="0.198669330795061">
            <text:p>0.1986693308</text:p>
          </table:table-cell>
          <table:table-cell table:number-columns-repeated="245"/>
        </table:table-row>
        <table:table-row table:style-name="ro1">
          <table:table-cell office:value-type="float" office:value="0.3">
            <text:p>0.3</text:p>
          </table:table-cell>
          <table:table-cell table:formula="of:=SIN([.A11])+0.7" office:value-type="float" office:value="0.99552020666134">
            <text:p>0.9955202067</text:p>
          </table:table-cell>
          <table:table-cell table:formula="of:=SIN([.A11])+0.7" office:value-type="float" office:value="0.99552020666134">
            <text:p>0.9955202067</text:p>
          </table:table-cell>
          <table:table-cell table:formula="of:=SIN([.A11]+PI())+0.7" office:value-type="float" office:value="0.404479793338661">
            <text:p>0.4044797933</text:p>
          </table:table-cell>
          <table:table-cell office:value-type="float" office:value="0.7">
            <text:p>0.7</text:p>
          </table:table-cell>
          <table:table-cell table:formula="of:=SIN([.A11])" office:value-type="float" office:value="0.29552020666134">
            <text:p>0.2955202067</text:p>
          </table:table-cell>
          <table:table-cell table:formula="of:=0.6*SIN(2*[.A11])" office:value-type="float" office:value="0.338785484037021">
            <text:p>0.338785484</text:p>
          </table:table-cell>
          <table:table-cell table:formula="of:=0.5*COS([.A11])" office:value-type="float" office:value="0.477668244562803">
            <text:p>0.4776682446</text:p>
          </table:table-cell>
          <table:table-cell table:formula="of:=0.25*COS([.A11]*2)" office:value-type="float" office:value="0.20633390372742">
            <text:p>0.2063339037</text:p>
          </table:table-cell>
          <table:table-cell table:formula="of:=SUM([.E11:.I11])" office:value-type="float" office:value="2.01830783898858">
            <text:p>2.018307839</text:p>
          </table:table-cell>
          <table:table-cell table:formula="of:=SIN([.A11])" office:value-type="float" office:value="0.29552020666134">
            <text:p>0.2955202067</text:p>
          </table:table-cell>
          <table:table-cell table:number-columns-repeated="245"/>
        </table:table-row>
        <table:table-row table:style-name="ro1">
          <table:table-cell office:value-type="float" office:value="0.4">
            <text:p>0.4</text:p>
          </table:table-cell>
          <table:table-cell table:formula="of:=SIN([.A12])+0.7" office:value-type="float" office:value="1.08941834230865">
            <text:p>1.0894183423</text:p>
          </table:table-cell>
          <table:table-cell table:formula="of:=SIN([.A12])+0.7" office:value-type="float" office:value="1.08941834230865">
            <text:p>1.0894183423</text:p>
          </table:table-cell>
          <table:table-cell table:formula="of:=SIN([.A12]+PI())+0.7" office:value-type="float" office:value="0.31058165769135">
            <text:p>0.3105816577</text:p>
          </table:table-cell>
          <table:table-cell office:value-type="float" office:value="0.7">
            <text:p>0.7</text:p>
          </table:table-cell>
          <table:table-cell table:formula="of:=SIN([.A12])" office:value-type="float" office:value="0.38941834230865">
            <text:p>0.3894183423</text:p>
          </table:table-cell>
          <table:table-cell table:formula="of:=0.6*SIN(2*[.A12])" office:value-type="float" office:value="0.430413654539714">
            <text:p>0.4304136545</text:p>
          </table:table-cell>
          <table:table-cell table:formula="of:=0.5*COS([.A12])" office:value-type="float" office:value="0.460530497001443">
            <text:p>0.460530497</text:p>
          </table:table-cell>
          <table:table-cell table:formula="of:=0.25*COS([.A12]*2)" office:value-type="float" office:value="0.174176677336791">
            <text:p>0.1741766773</text:p>
          </table:table-cell>
          <table:table-cell table:formula="of:=SUM([.E12:.I12])" office:value-type="float" office:value="2.1545391711866">
            <text:p>2.1545391712</text:p>
          </table:table-cell>
          <table:table-cell table:formula="of:=SIN([.A12])" office:value-type="float" office:value="0.38941834230865">
            <text:p>0.3894183423</text:p>
          </table:table-cell>
          <table:table-cell table:number-columns-repeated="245"/>
        </table:table-row>
        <table:table-row table:style-name="ro1">
          <table:table-cell office:value-type="float" office:value="0.5">
            <text:p>0.5</text:p>
          </table:table-cell>
          <table:table-cell table:formula="of:=SIN([.A13])+0.7" office:value-type="float" office:value="1.1794255386042">
            <text:p>1.1794255386</text:p>
          </table:table-cell>
          <table:table-cell table:formula="of:=SIN([.A13])+0.7" office:value-type="float" office:value="1.1794255386042">
            <text:p>1.1794255386</text:p>
          </table:table-cell>
          <table:table-cell table:formula="of:=SIN([.A13]+PI())+0.7" office:value-type="float" office:value="0.220574461395797">
            <text:p>0.2205744614</text:p>
          </table:table-cell>
          <table:table-cell office:value-type="float" office:value="0.7">
            <text:p>0.7</text:p>
          </table:table-cell>
          <table:table-cell table:formula="of:=SIN([.A13])" office:value-type="float" office:value="0.479425538604203">
            <text:p>0.4794255386</text:p>
          </table:table-cell>
          <table:table-cell table:formula="of:=0.6*SIN(2*[.A13])" office:value-type="float" office:value="0.504882590884738">
            <text:p>0.5048825909</text:p>
          </table:table-cell>
          <table:table-cell table:formula="of:=0.5*COS([.A13])" office:value-type="float" office:value="0.438791280945186">
            <text:p>0.4387912809</text:p>
          </table:table-cell>
          <table:table-cell table:formula="of:=0.25*COS([.A13]*2)" office:value-type="float" office:value="0.135075576467035">
            <text:p>0.1350755765</text:p>
          </table:table-cell>
          <table:table-cell table:formula="of:=SUM([.E13:.I13])" office:value-type="float" office:value="2.25817498690116">
            <text:p>2.2581749869</text:p>
          </table:table-cell>
          <table:table-cell table:formula="of:=SIN([.A13])" office:value-type="float" office:value="0.479425538604203">
            <text:p>0.4794255386</text:p>
          </table:table-cell>
          <table:table-cell table:number-columns-repeated="245"/>
        </table:table-row>
        <table:table-row table:style-name="ro1">
          <table:table-cell office:value-type="float" office:value="0.6">
            <text:p>0.6</text:p>
          </table:table-cell>
          <table:table-cell table:formula="of:=SIN([.A14])+0.7" office:value-type="float" office:value="1.26464247339504">
            <text:p>1.2646424734</text:p>
          </table:table-cell>
          <table:table-cell table:formula="of:=SIN([.A14])+0.7" office:value-type="float" office:value="1.26464247339504">
            <text:p>1.2646424734</text:p>
          </table:table-cell>
          <table:table-cell table:formula="of:=SIN([.A14]+PI())+0.7" office:value-type="float" office:value="0.135357526604965">
            <text:p>0.1353575266</text:p>
          </table:table-cell>
          <table:table-cell office:value-type="float" office:value="0.7">
            <text:p>0.7</text:p>
          </table:table-cell>
          <table:table-cell table:formula="of:=SIN([.A14])" office:value-type="float" office:value="0.564642473395035">
            <text:p>0.5646424734</text:p>
          </table:table-cell>
          <table:table-cell table:formula="of:=0.6*SIN(2*[.A14])" office:value-type="float" office:value="0.559223451580336">
            <text:p>0.5592234516</text:p>
          </table:table-cell>
          <table:table-cell table:formula="of:=0.5*COS([.A14])" office:value-type="float" office:value="0.412667807454839">
            <text:p>0.4126678075</text:p>
          </table:table-cell>
          <table:table-cell table:formula="of:=0.25*COS([.A14]*2)" office:value-type="float" office:value="0.0905894386191684">
            <text:p>0.0905894386</text:p>
          </table:table-cell>
          <table:table-cell table:formula="of:=SUM([.E14:.I14])" office:value-type="float" office:value="2.32712317104938">
            <text:p>2.327123171</text:p>
          </table:table-cell>
          <table:table-cell table:formula="of:=SIN([.A14])" office:value-type="float" office:value="0.564642473395035">
            <text:p>0.5646424734</text:p>
          </table:table-cell>
          <table:table-cell table:number-columns-repeated="245"/>
        </table:table-row>
        <table:table-row table:style-name="ro1">
          <table:table-cell office:value-type="float" office:value="0.7">
            <text:p>0.7</text:p>
          </table:table-cell>
          <table:table-cell table:formula="of:=SIN([.A15])+0.7" office:value-type="float" office:value="1.34421768723769">
            <text:p>1.3442176872</text:p>
          </table:table-cell>
          <table:table-cell table:formula="of:=SIN([.A15])+0.7" office:value-type="float" office:value="1.34421768723769">
            <text:p>1.3442176872</text:p>
          </table:table-cell>
          <table:table-cell table:formula="of:=SIN([.A15]+PI())+0.7" office:value-type="float" office:value="0.0557823127623088">
            <text:p>0.0557823128</text:p>
          </table:table-cell>
          <table:table-cell office:value-type="float" office:value="0.7">
            <text:p>0.7</text:p>
          </table:table-cell>
          <table:table-cell table:formula="of:=SIN([.A15])" office:value-type="float" office:value="0.644217687237691">
            <text:p>0.6442176872</text:p>
          </table:table-cell>
          <table:table-cell table:formula="of:=0.6*SIN(2*[.A15])" office:value-type="float" office:value="0.591269837993076">
            <text:p>0.591269838</text:p>
          </table:table-cell>
          <table:table-cell table:formula="of:=0.5*COS([.A15])" office:value-type="float" office:value="0.382421093642244">
            <text:p>0.3824210936</text:p>
          </table:table-cell>
          <table:table-cell table:formula="of:=0.25*COS([.A15]*2)" office:value-type="float" office:value="0.0424917857250603">
            <text:p>0.0424917857</text:p>
          </table:table-cell>
          <table:table-cell table:formula="of:=SUM([.E15:.I15])" office:value-type="float" office:value="2.36040040459807">
            <text:p>2.3604004046</text:p>
          </table:table-cell>
          <table:table-cell table:formula="of:=SIN([.A15])" office:value-type="float" office:value="0.644217687237691">
            <text:p>0.6442176872</text:p>
          </table:table-cell>
          <table:table-cell table:number-columns-repeated="245"/>
        </table:table-row>
        <table:table-row table:style-name="ro1">
          <table:table-cell office:value-type="float" office:value="0.8">
            <text:p>0.8</text:p>
          </table:table-cell>
          <table:table-cell table:formula="of:=SIN([.A16])+0.7" office:value-type="float" office:value="1.41735609089952">
            <text:p>1.4173560909</text:p>
          </table:table-cell>
          <table:table-cell table:formula="of:=SIN([.A16])+0.7" office:value-type="float" office:value="1.41735609089952">
            <text:p>1.4173560909</text:p>
          </table:table-cell>
          <table:table-cell table:formula="of:=SIN([.A16]+PI())+0.7" office:value-type="float" office:value="-0.0173560908995226">
            <text:p>-0.0173560909</text:p>
          </table:table-cell>
          <table:table-cell office:value-type="float" office:value="0.7">
            <text:p>0.7</text:p>
          </table:table-cell>
          <table:table-cell table:formula="of:=SIN([.A16])" office:value-type="float" office:value="0.717356090899523">
            <text:p>0.7173560909</text:p>
          </table:table-cell>
          <table:table-cell table:formula="of:=0.6*SIN(2*[.A16])" office:value-type="float" office:value="0.599744161824903">
            <text:p>0.5997441618</text:p>
          </table:table-cell>
          <table:table-cell table:formula="of:=0.5*COS([.A16])" office:value-type="float" office:value="0.348353354673583">
            <text:p>0.3483533547</text:p>
          </table:table-cell>
          <table:table-cell table:formula="of:=0.25*COS([.A16]*2)" office:value-type="float" office:value="-0.0072998805753222">
            <text:p>-0.0072998806</text:p>
          </table:table-cell>
          <table:table-cell table:formula="of:=SUM([.E16:.I16])" office:value-type="float" office:value="2.35815372682269">
            <text:p>2.3581537268</text:p>
          </table:table-cell>
          <table:table-cell table:formula="of:=SIN([.A16])" office:value-type="float" office:value="0.717356090899523">
            <text:p>0.7173560909</text:p>
          </table:table-cell>
          <table:table-cell table:number-columns-repeated="245"/>
        </table:table-row>
        <table:table-row table:style-name="ro1">
          <table:table-cell office:value-type="float" office:value="0.9">
            <text:p>0.9</text:p>
          </table:table-cell>
          <table:table-cell table:formula="of:=SIN([.A17])+0.7" office:value-type="float" office:value="1.48332690962748">
            <text:p>1.4833269096</text:p>
          </table:table-cell>
          <table:table-cell table:formula="of:=SIN([.A17])+0.7" office:value-type="float" office:value="1.48332690962748">
            <text:p>1.4833269096</text:p>
          </table:table-cell>
          <table:table-cell table:formula="of:=SIN([.A17]+PI())+0.7" office:value-type="float" office:value="-0.0833269096274836">
            <text:p>-0.0833269096</text:p>
          </table:table-cell>
          <table:table-cell office:value-type="float" office:value="0.7">
            <text:p>0.7</text:p>
          </table:table-cell>
          <table:table-cell table:formula="of:=SIN([.A17])" office:value-type="float" office:value="0.783326909627483">
            <text:p>0.7833269096</text:p>
          </table:table-cell>
          <table:table-cell table:formula="of:=0.6*SIN(2*[.A17])" office:value-type="float" office:value="0.584308578526917">
            <text:p>0.5843085785</text:p>
          </table:table-cell>
          <table:table-cell table:formula="of:=0.5*COS([.A17])" office:value-type="float" office:value="0.310804984135332">
            <text:p>0.3108049841</text:p>
          </table:table-cell>
          <table:table-cell table:formula="of:=0.25*COS([.A17]*2)" office:value-type="float" office:value="-0.0568005236732718">
            <text:p>-0.0568005237</text:p>
          </table:table-cell>
          <table:table-cell table:formula="of:=SUM([.E17:.I17])" office:value-type="float" office:value="2.32163994861646">
            <text:p>2.3216399486</text:p>
          </table:table-cell>
          <table:table-cell table:formula="of:=SIN([.A17])" office:value-type="float" office:value="0.783326909627483">
            <text:p>0.7833269096</text:p>
          </table:table-cell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table:formula="of:=SIN([.A18])+0.7" office:value-type="float" office:value="1.5414709848079">
            <text:p>1.5414709848</text:p>
          </table:table-cell>
          <table:table-cell table:formula="of:=SIN([.A18])+0.7" office:value-type="float" office:value="1.5414709848079">
            <text:p>1.5414709848</text:p>
          </table:table-cell>
          <table:table-cell table:formula="of:=SIN([.A18]+PI())+0.7" office:value-type="float" office:value="-0.141470984807896">
            <text:p>-0.1414709848</text:p>
          </table:table-cell>
          <table:table-cell office:value-type="float" office:value="0.7">
            <text:p>0.7</text:p>
          </table:table-cell>
          <table:table-cell table:formula="of:=SIN([.A18])" office:value-type="float" office:value="0.841470984807896">
            <text:p>0.8414709848</text:p>
          </table:table-cell>
          <table:table-cell table:formula="of:=0.6*SIN(2*[.A18])" office:value-type="float" office:value="0.545578456095409">
            <text:p>0.5455784561</text:p>
          </table:table-cell>
          <table:table-cell table:formula="of:=0.5*COS([.A18])" office:value-type="float" office:value="0.27015115293407">
            <text:p>0.2701511529</text:p>
          </table:table-cell>
          <table:table-cell table:formula="of:=0.25*COS([.A18]*2)" office:value-type="float" office:value="-0.104036709136786">
            <text:p>-0.1040367091</text:p>
          </table:table-cell>
          <table:table-cell table:formula="of:=SUM([.E18:.I18])" office:value-type="float" office:value="2.25316388470059">
            <text:p>2.2531638847</text:p>
          </table:table-cell>
          <table:table-cell table:formula="of:=SIN([.A18])" office:value-type="float" office:value="0.841470984807896">
            <text:p>0.8414709848</text:p>
          </table:table-cell>
          <table:table-cell table:number-columns-repeated="245"/>
        </table:table-row>
        <table:table-row table:style-name="ro1">
          <table:table-cell office:value-type="float" office:value="1.1">
            <text:p>1.1</text:p>
          </table:table-cell>
          <table:table-cell table:formula="of:=SIN([.A19])+0.7" office:value-type="float" office:value="1.59120736006144">
            <text:p>1.5912073601</text:p>
          </table:table-cell>
          <table:table-cell table:formula="of:=SIN([.A19])+0.7" office:value-type="float" office:value="1.59120736006144">
            <text:p>1.5912073601</text:p>
          </table:table-cell>
          <table:table-cell table:formula="of:=SIN([.A19]+PI())+0.7" office:value-type="float" office:value="-0.191207360061435">
            <text:p>-0.1912073601</text:p>
          </table:table-cell>
          <table:table-cell office:value-type="float" office:value="0.7">
            <text:p>0.7</text:p>
          </table:table-cell>
          <table:table-cell table:formula="of:=SIN([.A19])" office:value-type="float" office:value="0.891207360061435">
            <text:p>0.8912073601</text:p>
          </table:table-cell>
          <table:table-cell table:formula="of:=0.6*SIN(2*[.A19])" office:value-type="float" office:value="0.485097842291754">
            <text:p>0.4850978423</text:p>
          </table:table-cell>
          <table:table-cell table:formula="of:=0.5*COS([.A19])" office:value-type="float" office:value="0.226798060712789">
            <text:p>0.2267980607</text:p>
          </table:table-cell>
          <table:table-cell table:formula="of:=0.25*COS([.A19]*2)" office:value-type="float" office:value="-0.147125279313836">
            <text:p>-0.1471252793</text:p>
          </table:table-cell>
          <table:table-cell table:formula="of:=SUM([.E19:.I19])" office:value-type="float" office:value="2.15597798375214">
            <text:p>2.1559779838</text:p>
          </table:table-cell>
          <table:table-cell table:formula="of:=SIN([.A19])" office:value-type="float" office:value="0.891207360061435">
            <text:p>0.8912073601</text:p>
          </table:table-cell>
          <table:table-cell table:number-columns-repeated="3"/>
          <table:table-cell>
            <draw:frame table:end-cell-address="Hoja1.U36" table:end-x="2.103cm" table:end-y="0.454cm" draw:z-index="4" draw:style-name="gr1" draw:text-style-name="P1" svg:width="15.031cm" svg:height="8.05cm" svg:x="0.019cm" svg:y="0.081cm">
              <draw:object draw:notify-on-update-of-ranges="Hoja1.K3:Hoja1.K10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Hoja1.AB36" table:end-x="2.02cm" table:end-y="0.292cm" draw:z-index="2" draw:style-name="gr1" draw:text-style-name="P1" svg:width="14.921cm" svg:height="7.837cm" svg:x="0.047cm" svg:y="0.132cm">
              <draw:object draw:notify-on-update-of-ranges="Hoja1.A3:Hoja1.A103 Hoja1.B1:Hoja1.B1 Hoja1.B3:Hoja1.B103 Hoja1.D1:Hoja1.D1 Hoja1.D3:Hoja1.D10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34"/>
        </table:table-row>
        <table:table-row table:style-name="ro1">
          <table:table-cell office:value-type="float" office:value="1.2">
            <text:p>1.2</text:p>
          </table:table-cell>
          <table:table-cell table:formula="of:=SIN([.A20])+0.7" office:value-type="float" office:value="1.63203908596723">
            <text:p>1.632039086</text:p>
          </table:table-cell>
          <table:table-cell table:formula="of:=SIN([.A20])+0.7" office:value-type="float" office:value="1.63203908596723">
            <text:p>1.632039086</text:p>
          </table:table-cell>
          <table:table-cell table:formula="of:=SIN([.A20]+PI())+0.7" office:value-type="float" office:value="-0.232039085967226">
            <text:p>-0.232039086</text:p>
          </table:table-cell>
          <table:table-cell office:value-type="float" office:value="0.7">
            <text:p>0.7</text:p>
          </table:table-cell>
          <table:table-cell table:formula="of:=SIN([.A20])" office:value-type="float" office:value="0.932039085967226">
            <text:p>0.932039086</text:p>
          </table:table-cell>
          <table:table-cell table:formula="of:=0.6*SIN(2*[.A20])" office:value-type="float" office:value="0.405277908330691">
            <text:p>0.4052779083</text:p>
          </table:table-cell>
          <table:table-cell table:formula="of:=0.5*COS([.A20])" office:value-type="float" office:value="0.181178877238337">
            <text:p>0.1811788772</text:p>
          </table:table-cell>
          <table:table-cell table:formula="of:=0.25*COS([.A20]*2)" office:value-type="float" office:value="-0.184348428885311">
            <text:p>-0.1843484289</text:p>
          </table:table-cell>
          <table:table-cell table:formula="of:=SUM([.E20:.I20])" office:value-type="float" office:value="2.03414744265094">
            <text:p>2.0341474427</text:p>
          </table:table-cell>
          <table:table-cell table:formula="of:=SIN([.A20])" office:value-type="float" office:value="0.932039085967226">
            <text:p>0.932039086</text:p>
          </table:table-cell>
          <table:table-cell table:number-columns-repeated="245"/>
        </table:table-row>
        <table:table-row table:style-name="ro1">
          <table:table-cell office:value-type="float" office:value="1.3">
            <text:p>1.3</text:p>
          </table:table-cell>
          <table:table-cell table:formula="of:=SIN([.A21])+0.7" office:value-type="float" office:value="1.66355818541719">
            <text:p>1.6635581854</text:p>
          </table:table-cell>
          <table:table-cell table:formula="of:=SIN([.A21])+0.7" office:value-type="float" office:value="1.66355818541719">
            <text:p>1.6635581854</text:p>
          </table:table-cell>
          <table:table-cell table:formula="of:=SIN([.A21]+PI())+0.7" office:value-type="float" office:value="-0.263558185417193">
            <text:p>-0.2635581854</text:p>
          </table:table-cell>
          <table:table-cell office:value-type="float" office:value="0.7">
            <text:p>0.7</text:p>
          </table:table-cell>
          <table:table-cell table:formula="of:=SIN([.A21])" office:value-type="float" office:value="0.963558185417193">
            <text:p>0.9635581854</text:p>
          </table:table-cell>
          <table:table-cell table:formula="of:=0.6*SIN(2*[.A21])" office:value-type="float" office:value="0.309300823092878">
            <text:p>0.3093008231</text:p>
          </table:table-cell>
          <table:table-cell table:formula="of:=0.5*COS([.A21])" office:value-type="float" office:value="0.133749414312294">
            <text:p>0.1337494143</text:p>
          </table:table-cell>
          <table:table-cell table:formula="of:=0.25*COS([.A21]*2)" office:value-type="float" office:value="-0.214222188342237">
            <text:p>-0.2142221883</text:p>
          </table:table-cell>
          <table:table-cell table:formula="of:=SUM([.E21:.I21])" office:value-type="float" office:value="1.89238623448013">
            <text:p>1.8923862345</text:p>
          </table:table-cell>
          <table:table-cell table:formula="of:=SIN([.A21])" office:value-type="float" office:value="0.963558185417193">
            <text:p>0.9635581854</text:p>
          </table:table-cell>
          <table:table-cell table:number-columns-repeated="245"/>
        </table:table-row>
        <table:table-row table:style-name="ro1">
          <table:table-cell office:value-type="float" office:value="1.4">
            <text:p>1.4</text:p>
          </table:table-cell>
          <table:table-cell table:formula="of:=SIN([.A22])+0.7" office:value-type="float" office:value="1.68544972998846">
            <text:p>1.68544973</text:p>
          </table:table-cell>
          <table:table-cell table:formula="of:=SIN([.A22])+0.7" office:value-type="float" office:value="1.68544972998846">
            <text:p>1.68544973</text:p>
          </table:table-cell>
          <table:table-cell table:formula="of:=SIN([.A22]+PI())+0.7" office:value-type="float" office:value="-0.28544972998846">
            <text:p>-0.28544973</text:p>
          </table:table-cell>
          <table:table-cell office:value-type="float" office:value="0.7">
            <text:p>0.7</text:p>
          </table:table-cell>
          <table:table-cell table:formula="of:=SIN([.A22])" office:value-type="float" office:value="0.98544972998846">
            <text:p>0.98544973</text:p>
          </table:table-cell>
          <table:table-cell table:formula="of:=0.6*SIN(2*[.A22])" office:value-type="float" office:value="0.200992890093543">
            <text:p>0.2009928901</text:p>
          </table:table-cell>
          <table:table-cell table:formula="of:=0.5*COS([.A22])" office:value-type="float" office:value="0.0849835714501205">
            <text:p>0.0849835715</text:p>
          </table:table-cell>
          <table:table-cell table:formula="of:=0.25*COS([.A22]*2)" office:value-type="float" office:value="-0.235555585167164">
            <text:p>-0.2355555852</text:p>
          </table:table-cell>
          <table:table-cell table:formula="of:=SUM([.E22:.I22])" office:value-type="float" office:value="1.73587060636496">
            <text:p>1.7358706064</text:p>
          </table:table-cell>
          <table:table-cell table:formula="of:=SIN([.A22])" office:value-type="float" office:value="0.98544972998846">
            <text:p>0.98544973</text:p>
          </table:table-cell>
          <table:table-cell table:number-columns-repeated="245"/>
        </table:table-row>
        <table:table-row table:style-name="ro1">
          <table:table-cell office:value-type="float" office:value="1.5">
            <text:p>1.5</text:p>
          </table:table-cell>
          <table:table-cell table:formula="of:=SIN([.A23])+0.7" office:value-type="float" office:value="1.69749498660405">
            <text:p>1.6974949866</text:p>
          </table:table-cell>
          <table:table-cell table:formula="of:=SIN([.A23])+0.7" office:value-type="float" office:value="1.69749498660405">
            <text:p>1.6974949866</text:p>
          </table:table-cell>
          <table:table-cell table:formula="of:=SIN([.A23]+PI())+0.7" office:value-type="float" office:value="-0.297494986604054">
            <text:p>-0.2974949866</text:p>
          </table:table-cell>
          <table:table-cell office:value-type="float" office:value="0.7">
            <text:p>0.7</text:p>
          </table:table-cell>
          <table:table-cell table:formula="of:=SIN([.A23])" office:value-type="float" office:value="0.997494986604055">
            <text:p>0.9974949866</text:p>
          </table:table-cell>
          <table:table-cell table:formula="of:=0.6*SIN(2*[.A23])" office:value-type="float" office:value="0.0846720048359203">
            <text:p>0.0846720048</text:p>
          </table:table-cell>
          <table:table-cell table:formula="of:=0.5*COS([.A23])" office:value-type="float" office:value="0.0353686008338515">
            <text:p>0.0353686008</text:p>
          </table:table-cell>
          <table:table-cell table:formula="of:=0.25*COS([.A23]*2)" office:value-type="float" office:value="-0.247498124150111">
            <text:p>-0.2474981242</text:p>
          </table:table-cell>
          <table:table-cell table:formula="of:=SUM([.E23:.I23])" office:value-type="float" office:value="1.57003746812371">
            <text:p>1.5700374681</text:p>
          </table:table-cell>
          <table:table-cell table:formula="of:=SIN([.A23])" office:value-type="float" office:value="0.997494986604055">
            <text:p>0.9974949866</text:p>
          </table:table-cell>
          <table:table-cell table:number-columns-repeated="245"/>
        </table:table-row>
        <table:table-row table:style-name="ro1">
          <table:table-cell office:value-type="float" office:value="1.6">
            <text:p>1.6</text:p>
          </table:table-cell>
          <table:table-cell table:formula="of:=SIN([.A24])+0.7" office:value-type="float" office:value="1.69957360304151">
            <text:p>1.699573603</text:p>
          </table:table-cell>
          <table:table-cell table:formula="of:=SIN([.A24])+0.7" office:value-type="float" office:value="1.69957360304151">
            <text:p>1.699573603</text:p>
          </table:table-cell>
          <table:table-cell table:formula="of:=SIN([.A24]+PI())+0.7" office:value-type="float" office:value="-0.299573603041505">
            <text:p>-0.299573603</text:p>
          </table:table-cell>
          <table:table-cell office:value-type="float" office:value="0.7">
            <text:p>0.7</text:p>
          </table:table-cell>
          <table:table-cell table:formula="of:=SIN([.A24])" office:value-type="float" office:value="0.999573603041505">
            <text:p>0.999573603</text:p>
          </table:table-cell>
          <table:table-cell table:formula="of:=0.6*SIN(2*[.A24])" office:value-type="float" office:value="-0.0350244860565481">
            <text:p>-0.0350244861</text:p>
          </table:table-cell>
          <table:table-cell table:formula="of:=0.5*COS([.A24])" office:value-type="float" office:value="-0.0145997611506444">
            <text:p>-0.0145997612</text:p>
          </table:table-cell>
          <table:table-cell table:formula="of:=0.25*COS([.A24]*2)" office:value-type="float" office:value="-0.249573693948688">
            <text:p>-0.2495736939</text:p>
          </table:table-cell>
          <table:table-cell table:formula="of:=SUM([.E24:.I24])" office:value-type="float" office:value="1.40037566188562">
            <text:p>1.4003756619</text:p>
          </table:table-cell>
          <table:table-cell table:formula="of:=SIN([.A16]*2)" office:value-type="float" office:value="0.999573603041505">
            <text:p>0.999573603</text:p>
          </table:table-cell>
          <table:table-cell table:number-columns-repeated="245"/>
        </table:table-row>
        <table:table-row table:style-name="ro1">
          <table:table-cell office:value-type="float" office:value="1.7">
            <text:p>1.7</text:p>
          </table:table-cell>
          <table:table-cell table:formula="of:=SIN([.A25])+0.7" office:value-type="float" office:value="1.69166481045247">
            <text:p>1.6916648105</text:p>
          </table:table-cell>
          <table:table-cell table:formula="of:=SIN([.A25])+0.7" office:value-type="float" office:value="1.69166481045247">
            <text:p>1.6916648105</text:p>
          </table:table-cell>
          <table:table-cell table:formula="of:=SIN([.A25]+PI())+0.7" office:value-type="float" office:value="-0.291664810452469">
            <text:p>-0.2916648105</text:p>
          </table:table-cell>
          <table:table-cell office:value-type="float" office:value="0.7">
            <text:p>0.7</text:p>
          </table:table-cell>
          <table:table-cell table:formula="of:=SIN([.A25])" office:value-type="float" office:value="0.991664810452468">
            <text:p>0.9916648105</text:p>
          </table:table-cell>
          <table:table-cell table:formula="of:=0.6*SIN(2*[.A25])" office:value-type="float" office:value="-0.153324661216099">
            <text:p>-0.1533246612</text:p>
          </table:table-cell>
          <table:table-cell table:formula="of:=0.5*COS([.A25])" office:value-type="float" office:value="-0.0644222471477623">
            <text:p>-0.0644222471</text:p>
          </table:table-cell>
          <table:table-cell table:formula="of:=0.25*COS([.A25]*2)" office:value-type="float" office:value="-0.241699548144865">
            <text:p>-0.2416995481</text:p>
          </table:table-cell>
          <table:table-cell table:formula="of:=SUM([.E25:.I25])" office:value-type="float" office:value="1.23221835394374">
            <text:p>1.2322183539</text:p>
          </table:table-cell>
          <table:table-cell table:formula="of:=SIN([.A17]*2)" office:value-type="float" office:value="0.973847630878195">
            <text:p>0.9738476309</text:p>
          </table:table-cell>
          <table:table-cell table:number-columns-repeated="245"/>
        </table:table-row>
        <table:table-row table:style-name="ro1">
          <table:table-cell office:value-type="float" office:value="1.8">
            <text:p>1.8</text:p>
          </table:table-cell>
          <table:table-cell table:formula="of:=SIN([.A26])+0.7" office:value-type="float" office:value="1.6738476308782">
            <text:p>1.6738476309</text:p>
          </table:table-cell>
          <table:table-cell table:formula="of:=SIN([.A26])+0.7" office:value-type="float" office:value="1.6738476308782">
            <text:p>1.6738476309</text:p>
          </table:table-cell>
          <table:table-cell table:formula="of:=SIN([.A26]+PI())+0.7" office:value-type="float" office:value="-0.273847630878195">
            <text:p>-0.2738476309</text:p>
          </table:table-cell>
          <table:table-cell office:value-type="float" office:value="0.7">
            <text:p>0.7</text:p>
          </table:table-cell>
          <table:table-cell table:formula="of:=SIN([.A26])" office:value-type="float" office:value="0.973847630878195">
            <text:p>0.9738476309</text:p>
          </table:table-cell>
          <table:table-cell table:formula="of:=0.6*SIN(2*[.A26])" office:value-type="float" office:value="-0.265512265976911">
            <text:p>-0.265512266</text:p>
          </table:table-cell>
          <table:table-cell table:formula="of:=0.5*COS([.A26])" office:value-type="float" office:value="-0.113601047346544">
            <text:p>-0.1136010473</text:p>
          </table:table-cell>
          <table:table-cell table:formula="of:=0.25*COS([.A26]*2)" office:value-type="float" office:value="-0.224189604083537">
            <text:p>-0.2241896041</text:p>
          </table:table-cell>
          <table:table-cell table:formula="of:=SUM([.E26:.I26])" office:value-type="float" office:value="1.0705447134712">
            <text:p>1.0705447135</text:p>
          </table:table-cell>
          <table:table-cell table:formula="of:=SIN([.A18]*2)" office:value-type="float" office:value="0.909297426825682">
            <text:p>0.9092974268</text:p>
          </table:table-cell>
          <table:table-cell table:number-columns-repeated="245"/>
        </table:table-row>
        <table:table-row table:style-name="ro1">
          <table:table-cell office:value-type="float" office:value="1.9">
            <text:p>1.9</text:p>
          </table:table-cell>
          <table:table-cell table:formula="of:=SIN([.A27])+0.7" office:value-type="float" office:value="1.64630008768741">
            <text:p>1.6463000877</text:p>
          </table:table-cell>
          <table:table-cell table:formula="of:=SIN([.A27])+0.7" office:value-type="float" office:value="1.64630008768741">
            <text:p>1.6463000877</text:p>
          </table:table-cell>
          <table:table-cell table:formula="of:=SIN([.A27]+PI())+0.7" office:value-type="float" office:value="-0.246300087687414">
            <text:p>-0.2463000877</text:p>
          </table:table-cell>
          <table:table-cell office:value-type="float" office:value="0.7">
            <text:p>0.7</text:p>
          </table:table-cell>
          <table:table-cell table:formula="of:=SIN([.A27])" office:value-type="float" office:value="0.946300087687414">
            <text:p>0.9463000877</text:p>
          </table:table-cell>
          <table:table-cell table:formula="of:=0.6*SIN(2*[.A27])" office:value-type="float" office:value="-0.367114734565631">
            <text:p>-0.3671147346</text:p>
          </table:table-cell>
          <table:table-cell table:formula="of:=0.5*COS([.A27])" office:value-type="float" office:value="-0.161644783431752">
            <text:p>-0.1616447834</text:p>
          </table:table-cell>
          <table:table-cell table:formula="of:=0.25*COS([.A27]*2)" office:value-type="float" office:value="-0.197741927978604">
            <text:p>-0.197741928</text:p>
          </table:table-cell>
          <table:table-cell table:formula="of:=SUM([.E27:.I27])" office:value-type="float" office:value="0.919798641711427">
            <text:p>0.9197986417</text:p>
          </table:table-cell>
          <table:table-cell table:formula="of:=SIN([.A19]*2)" office:value-type="float" office:value="0.80849640381959">
            <text:p>0.8084964038</text:p>
          </table:table-cell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 table:formula="of:=SIN([.A28])+0.7" office:value-type="float" office:value="1.60929742682568">
            <text:p>1.6092974268</text:p>
          </table:table-cell>
          <table:table-cell table:formula="of:=SIN([.A28])+0.7" office:value-type="float" office:value="1.60929742682568">
            <text:p>1.6092974268</text:p>
          </table:table-cell>
          <table:table-cell table:formula="of:=SIN([.A28]+PI())+0.7" office:value-type="float" office:value="-0.209297426825682">
            <text:p>-0.2092974268</text:p>
          </table:table-cell>
          <table:table-cell office:value-type="float" office:value="0.7">
            <text:p>0.7</text:p>
          </table:table-cell>
          <table:table-cell table:formula="of:=SIN([.A28])" office:value-type="float" office:value="0.909297426825682">
            <text:p>0.9092974268</text:p>
          </table:table-cell>
          <table:table-cell table:formula="of:=0.6*SIN(2*[.A28])" office:value-type="float" office:value="-0.454081497184757">
            <text:p>-0.4540814972</text:p>
          </table:table-cell>
          <table:table-cell table:formula="of:=0.5*COS([.A28])" office:value-type="float" office:value="-0.208073418273571">
            <text:p>-0.2080734183</text:p>
          </table:table-cell>
          <table:table-cell table:formula="of:=0.25*COS([.A28]*2)" office:value-type="float" office:value="-0.163410905215903">
            <text:p>-0.1634109052</text:p>
          </table:table-cell>
          <table:table-cell table:formula="of:=SUM([.E28:.I28])" office:value-type="float" office:value="0.783731606151451">
            <text:p>0.7837316062</text:p>
          </table:table-cell>
          <table:table-cell table:formula="of:=SIN([.A20]*2)" office:value-type="float" office:value="0.675463180551151">
            <text:p>0.6754631806</text:p>
          </table:table-cell>
          <table:table-cell table:number-columns-repeated="245"/>
        </table:table-row>
        <table:table-row table:style-name="ro1">
          <table:table-cell office:value-type="float" office:value="2.1">
            <text:p>2.1</text:p>
          </table:table-cell>
          <table:table-cell table:formula="of:=SIN([.A29])+0.7" office:value-type="float" office:value="1.56320936664887">
            <text:p>1.5632093666</text:p>
          </table:table-cell>
          <table:table-cell table:formula="of:=SIN([.A29])+0.7" office:value-type="float" office:value="1.56320936664887">
            <text:p>1.5632093666</text:p>
          </table:table-cell>
          <table:table-cell table:formula="of:=SIN([.A29]+PI())+0.7" office:value-type="float" office:value="-0.163209366648874">
            <text:p>-0.1632093666</text:p>
          </table:table-cell>
          <table:table-cell office:value-type="float" office:value="0.7">
            <text:p>0.7</text:p>
          </table:table-cell>
          <table:table-cell table:formula="of:=SIN([.A29])" office:value-type="float" office:value="0.863209366648874">
            <text:p>0.8632093666</text:p>
          </table:table-cell>
          <table:table-cell table:formula="of:=0.6*SIN(2*[.A29])" office:value-type="float" office:value="-0.522945463448153">
            <text:p>-0.5229454634</text:p>
          </table:table-cell>
          <table:table-cell table:formula="of:=0.5*COS([.A29])" office:value-type="float" office:value="-0.252423052299929">
            <text:p>-0.2524230523</text:p>
          </table:table-cell>
          <table:table-cell table:formula="of:=0.25*COS([.A29]*2)" office:value-type="float" office:value="-0.122565205335175">
            <text:p>-0.1225652053</text:p>
          </table:table-cell>
          <table:table-cell table:formula="of:=SUM([.E29:.I29])" office:value-type="float" office:value="0.665275645565617">
            <text:p>0.6652756456</text:p>
          </table:table-cell>
          <table:table-cell table:formula="of:=SIN([.A21]*2)" office:value-type="float" office:value="0.515501371821464">
            <text:p>0.5155013718</text:p>
          </table:table-cell>
          <table:table-cell table:number-columns-repeated="245"/>
        </table:table-row>
        <table:table-row table:style-name="ro1">
          <table:table-cell office:value-type="float" office:value="2.2">
            <text:p>2.2</text:p>
          </table:table-cell>
          <table:table-cell table:formula="of:=SIN([.A30])+0.7" office:value-type="float" office:value="1.50849640381959">
            <text:p>1.5084964038</text:p>
          </table:table-cell>
          <table:table-cell table:formula="of:=SIN([.A30])+0.7" office:value-type="float" office:value="1.50849640381959">
            <text:p>1.5084964038</text:p>
          </table:table-cell>
          <table:table-cell table:formula="of:=SIN([.A30]+PI())+0.7" office:value-type="float" office:value="-0.10849640381959">
            <text:p>-0.1084964038</text:p>
          </table:table-cell>
          <table:table-cell office:value-type="float" office:value="0.7">
            <text:p>0.7</text:p>
          </table:table-cell>
          <table:table-cell table:formula="of:=SIN([.A30])" office:value-type="float" office:value="0.80849640381959">
            <text:p>0.8084964038</text:p>
          </table:table-cell>
          <table:table-cell table:formula="of:=0.6*SIN(2*[.A30])" office:value-type="float" office:value="-0.57096124433371">
            <text:p>-0.5709612443</text:p>
          </table:table-cell>
          <table:table-cell table:formula="of:=0.5*COS([.A30])" office:value-type="float" office:value="-0.294250558627673">
            <text:p>-0.2942505586</text:p>
          </table:table-cell>
          <table:table-cell table:formula="of:=0.25*COS([.A30]*2)" office:value-type="float" office:value="-0.0768332174946048">
            <text:p>-0.0768332175</text:p>
          </table:table-cell>
          <table:table-cell table:formula="of:=SUM([.E30:.I30])" office:value-type="float" office:value="0.566451383363603">
            <text:p>0.5664513834</text:p>
          </table:table-cell>
          <table:table-cell table:formula="of:=SIN([.A22]*2)" office:value-type="float" office:value="0.334988150155905">
            <text:p>0.3349881502</text:p>
          </table:table-cell>
          <table:table-cell table:number-columns-repeated="245"/>
        </table:table-row>
        <table:table-row table:style-name="ro1">
          <table:table-cell office:value-type="float" office:value="2.3">
            <text:p>2.3</text:p>
          </table:table-cell>
          <table:table-cell table:formula="of:=SIN([.A31])+0.7" office:value-type="float" office:value="1.44570521217672">
            <text:p>1.4457052122</text:p>
          </table:table-cell>
          <table:table-cell table:formula="of:=SIN([.A31])+0.7" office:value-type="float" office:value="1.44570521217672">
            <text:p>1.4457052122</text:p>
          </table:table-cell>
          <table:table-cell table:formula="of:=SIN([.A31]+PI())+0.7" office:value-type="float" office:value="-0.0457052121767204">
            <text:p>-0.0457052122</text:p>
          </table:table-cell>
          <table:table-cell office:value-type="float" office:value="0.7">
            <text:p>0.7</text:p>
          </table:table-cell>
          <table:table-cell table:formula="of:=SIN([.A31])" office:value-type="float" office:value="0.74570521217672">
            <text:p>0.7457052122</text:p>
          </table:table-cell>
          <table:table-cell table:formula="of:=0.6*SIN(2*[.A31])" office:value-type="float" office:value="-0.596214602180079">
            <text:p>-0.5962146022</text:p>
          </table:table-cell>
          <table:table-cell table:formula="of:=0.5*COS([.A31])" office:value-type="float" office:value="-0.333138010639912">
            <text:p>-0.3331380106</text:p>
          </table:table-cell>
          <table:table-cell table:formula="of:=0.25*COS([.A31]*2)" office:value-type="float" office:value="-0.0280381317337637">
            <text:p>-0.0280381317</text:p>
          </table:table-cell>
          <table:table-cell table:formula="of:=SUM([.E31:.I31])" office:value-type="float" office:value="0.488314467622966">
            <text:p>0.4883144676</text:p>
          </table:table-cell>
          <table:table-cell table:formula="of:=SIN([.A23]*2)" office:value-type="float" office:value="0.141120008059867">
            <text:p>0.1411200081</text:p>
          </table:table-cell>
          <table:table-cell table:number-columns-repeated="245"/>
        </table:table-row>
        <table:table-row table:style-name="ro1">
          <table:table-cell office:value-type="float" office:value="2.4">
            <text:p>2.4</text:p>
          </table:table-cell>
          <table:table-cell table:formula="of:=SIN([.A32])+0.7" office:value-type="float" office:value="1.37546318055115">
            <text:p>1.3754631806</text:p>
          </table:table-cell>
          <table:table-cell table:formula="of:=SIN([.A32])+0.7" office:value-type="float" office:value="1.37546318055115">
            <text:p>1.3754631806</text:p>
          </table:table-cell>
          <table:table-cell table:formula="of:=SIN([.A32]+PI())+0.7" office:value-type="float" office:value="0.0245368194488492">
            <text:p>0.0245368194</text:p>
          </table:table-cell>
          <table:table-cell office:value-type="float" office:value="0.7">
            <text:p>0.7</text:p>
          </table:table-cell>
          <table:table-cell table:formula="of:=SIN([.A32])" office:value-type="float" office:value="0.675463180551151">
            <text:p>0.6754631806</text:p>
          </table:table-cell>
          <table:table-cell table:formula="of:=0.6*SIN(2*[.A32])" office:value-type="float" office:value="-0.597698765301504">
            <text:p>-0.5976987653</text:p>
          </table:table-cell>
          <table:table-cell table:formula="of:=0.5*COS([.A32])" office:value-type="float" office:value="-0.368696857770623">
            <text:p>-0.3686968578</text:p>
          </table:table-cell>
          <table:table-cell table:formula="of:=0.25*COS([.A32]*2)" office:value-type="float" office:value="0.0218747458598616">
            <text:p>0.0218747459</text:p>
          </table:table-cell>
          <table:table-cell table:formula="of:=SUM([.E32:.I32])" office:value-type="float" office:value="0.430942303338885">
            <text:p>0.4309423033</text:p>
          </table:table-cell>
          <table:table-cell table:formula="of:=SIN([.A24]*2)" office:value-type="float" office:value="-0.0583741434275801">
            <text:p>-0.0583741434</text:p>
          </table:table-cell>
          <table:table-cell table:number-columns-repeated="245"/>
        </table:table-row>
        <table:table-row table:style-name="ro1">
          <table:table-cell office:value-type="float" office:value="2.5">
            <text:p>2.5</text:p>
          </table:table-cell>
          <table:table-cell table:formula="of:=SIN([.A33])+0.7" office:value-type="float" office:value="1.29847214410396">
            <text:p>1.2984721441</text:p>
          </table:table-cell>
          <table:table-cell table:formula="of:=SIN([.A33])+0.7" office:value-type="float" office:value="1.29847214410396">
            <text:p>1.2984721441</text:p>
          </table:table-cell>
          <table:table-cell table:formula="of:=SIN([.A33]+PI())+0.7" office:value-type="float" office:value="0.101527855896043">
            <text:p>0.1015278559</text:p>
          </table:table-cell>
          <table:table-cell office:value-type="float" office:value="0.7">
            <text:p>0.7</text:p>
          </table:table-cell>
          <table:table-cell table:formula="of:=SIN([.A33])" office:value-type="float" office:value="0.598472144103956">
            <text:p>0.5984721441</text:p>
          </table:table-cell>
          <table:table-cell table:formula="of:=0.6*SIN(2*[.A33])" office:value-type="float" office:value="-0.575354564797883">
            <text:p>-0.5753545648</text:p>
          </table:table-cell>
          <table:table-cell table:formula="of:=0.5*COS([.A33])" office:value-type="float" office:value="-0.400571807773467">
            <text:p>-0.4005718078</text:p>
          </table:table-cell>
          <table:table-cell table:formula="of:=0.25*COS([.A33]*2)" office:value-type="float" office:value="0.0709155463658066">
            <text:p>0.0709155464</text:p>
          </table:table-cell>
          <table:table-cell table:formula="of:=SUM([.E33:.I33])" office:value-type="float" office:value="0.393461317898413">
            <text:p>0.3934613179</text:p>
          </table:table-cell>
          <table:table-cell table:formula="of:=SIN([.A25]*2)" office:value-type="float" office:value="-0.255541102026831">
            <text:p>-0.255541102</text:p>
          </table:table-cell>
          <table:table-cell table:number-columns-repeated="245"/>
        </table:table-row>
        <table:table-row table:style-name="ro1">
          <table:table-cell office:value-type="float" office:value="2.6">
            <text:p>2.6</text:p>
          </table:table-cell>
          <table:table-cell table:formula="of:=SIN([.A34])+0.7" office:value-type="float" office:value="1.21550137182146">
            <text:p>1.2155013718</text:p>
          </table:table-cell>
          <table:table-cell table:formula="of:=SIN([.A34])+0.7" office:value-type="float" office:value="1.21550137182146">
            <text:p>1.2155013718</text:p>
          </table:table-cell>
          <table:table-cell table:formula="of:=SIN([.A34]+PI())+0.7" office:value-type="float" office:value="0.184498628178535">
            <text:p>0.1844986282</text:p>
          </table:table-cell>
          <table:table-cell office:value-type="float" office:value="0.7">
            <text:p>0.7</text:p>
          </table:table-cell>
          <table:table-cell table:formula="of:=SIN([.A34])" office:value-type="float" office:value="0.515501371821464">
            <text:p>0.5155013718</text:p>
          </table:table-cell>
          <table:table-cell table:formula="of:=0.6*SIN(2*[.A34])" office:value-type="float" office:value="-0.530072793432092">
            <text:p>-0.5300727934</text:p>
          </table:table-cell>
          <table:table-cell table:formula="of:=0.5*COS([.A34])" office:value-type="float" office:value="-0.428444376684474">
            <text:p>-0.4284443767</text:p>
          </table:table-cell>
          <table:table-cell table:formula="of:=0.25*COS([.A34]*2)" office:value-type="float" office:value="0.117129167825094">
            <text:p>0.1171291678</text:p>
          </table:table-cell>
          <table:table-cell table:formula="of:=SUM([.E34:.I34])" office:value-type="float" office:value="0.374113369529993">
            <text:p>0.3741133695</text:p>
          </table:table-cell>
          <table:table-cell table:formula="of:=SIN([.A26]*2)" office:value-type="float" office:value="-0.442520443294852">
            <text:p>-0.4425204433</text:p>
          </table:table-cell>
          <table:table-cell table:number-columns-repeated="245"/>
        </table:table-row>
        <table:table-row table:style-name="ro1">
          <table:table-cell office:value-type="float" office:value="2.7">
            <text:p>2.7</text:p>
          </table:table-cell>
          <table:table-cell table:formula="of:=SIN([.A35])+0.7" office:value-type="float" office:value="1.12737988023383">
            <text:p>1.1273798802</text:p>
          </table:table-cell>
          <table:table-cell table:formula="of:=SIN([.A35]*2)+0.5" office:value-type="float" office:value="-0.272764487555987">
            <text:p>-0.2727644876</text:p>
          </table:table-cell>
          <table:table-cell table:formula="of:=SIN([.A35]+PI())+0.7" office:value-type="float" office:value="0.27262011976617">
            <text:p>0.2726201198</text:p>
          </table:table-cell>
          <table:table-cell office:value-type="float" office:value="0.7">
            <text:p>0.7</text:p>
          </table:table-cell>
          <table:table-cell table:formula="of:=SIN([.A35])" office:value-type="float" office:value="0.42737988023383">
            <text:p>0.4273798802</text:p>
          </table:table-cell>
          <table:table-cell table:formula="of:=0.6*SIN(2*[.A35])" office:value-type="float" office:value="-0.463658692533592">
            <text:p>-0.4636586925</text:p>
          </table:table-cell>
          <table:table-cell table:formula="of:=0.5*COS([.A35])" office:value-type="float" office:value="-0.452036071008531">
            <text:p>-0.452036071</text:p>
          </table:table-cell>
          <table:table-cell table:formula="of:=0.25*COS([.A35]*2)" office:value-type="float" office:value="0.158673218985659">
            <text:p>0.158673219</text:p>
          </table:table-cell>
          <table:table-cell table:formula="of:=SUM([.E35:.I35])" office:value-type="float" office:value="0.370358335677366">
            <text:p>0.3703583357</text:p>
          </table:table-cell>
          <table:table-cell table:formula="of:=SIN([.A27]*2)" office:value-type="float" office:value="-0.611857890942719">
            <text:p>-0.6118578909</text:p>
          </table:table-cell>
          <table:table-cell table:number-columns-repeated="245"/>
        </table:table-row>
        <table:table-row table:style-name="ro1">
          <table:table-cell office:value-type="float" office:value="2.8">
            <text:p>2.8</text:p>
          </table:table-cell>
          <table:table-cell table:formula="of:=SIN([.A36])+0.7" office:value-type="float" office:value="1.03498815015591">
            <text:p>1.0349881502</text:p>
          </table:table-cell>
          <table:table-cell table:formula="of:=SIN([.A36]*2)+0.5" office:value-type="float" office:value="-0.131266637872322">
            <text:p>-0.1312666379</text:p>
          </table:table-cell>
          <table:table-cell table:formula="of:=SIN([.A36]+PI())+0.7" office:value-type="float" office:value="0.365011849844095">
            <text:p>0.3650118498</text:p>
          </table:table-cell>
          <table:table-cell office:value-type="float" office:value="0.7">
            <text:p>0.7</text:p>
          </table:table-cell>
          <table:table-cell table:formula="of:=SIN([.A36])" office:value-type="float" office:value="0.334988150155905">
            <text:p>0.3349881502</text:p>
          </table:table-cell>
          <table:table-cell table:formula="of:=0.6*SIN(2*[.A36])" office:value-type="float" office:value="-0.378759982723393">
            <text:p>-0.3787599827</text:p>
          </table:table-cell>
          <table:table-cell table:formula="of:=0.5*COS([.A36])" office:value-type="float" office:value="-0.471111170334329">
            <text:p>-0.4711111703</text:p>
          </table:table-cell>
          <table:table-cell table:formula="of:=0.25*COS([.A36]*2)" office:value-type="float" office:value="0.193891469627562">
            <text:p>0.1938914696</text:p>
          </table:table-cell>
          <table:table-cell table:formula="of:=SUM([.E36:.I36])" office:value-type="float" office:value="0.379008466725745">
            <text:p>0.3790084667</text:p>
          </table:table-cell>
          <table:table-cell table:formula="of:=SIN([.A28]*2)" office:value-type="float" office:value="-0.756802495307928">
            <text:p>-0.7568024953</text:p>
          </table:table-cell>
          <table:table-cell table:number-columns-repeated="245"/>
        </table:table-row>
        <table:table-row table:style-name="ro1">
          <table:table-cell office:value-type="float" office:value="2.9">
            <text:p>2.9</text:p>
          </table:table-cell>
          <table:table-cell table:formula="of:=SIN([.A37])+0.7" office:value-type="float" office:value="0.939249329213982">
            <text:p>0.9392493292</text:p>
          </table:table-cell>
          <table:table-cell table:formula="of:=SIN([.A37]*2)+0.5" office:value-type="float" office:value="0.0353978205862426">
            <text:p>0.0353978206</text:p>
          </table:table-cell>
          <table:table-cell table:formula="of:=SIN([.A37]+PI())+0.7" office:value-type="float" office:value="0.460750670786018">
            <text:p>0.4607506708</text:p>
          </table:table-cell>
          <table:table-cell office:value-type="float" office:value="0.7">
            <text:p>0.7</text:p>
          </table:table-cell>
          <table:table-cell table:formula="of:=SIN([.A37])" office:value-type="float" office:value="0.239249329213982">
            <text:p>0.2392493292</text:p>
          </table:table-cell>
          <table:table-cell table:formula="of:=0.6*SIN(2*[.A37])" office:value-type="float" office:value="-0.278761307648254">
            <text:p>-0.2787613076</text:p>
          </table:table-cell>
          <table:table-cell table:formula="of:=0.5*COS([.A37])" office:value-type="float" office:value="-0.485479082574795">
            <text:p>-0.4854790826</text:p>
          </table:table-cell>
          <table:table-cell table:formula="of:=0.25*COS([.A37]*2)" office:value-type="float" office:value="0.22137987923533">
            <text:p>0.2213798792</text:p>
          </table:table-cell>
          <table:table-cell table:formula="of:=SUM([.E37:.I37])" office:value-type="float" office:value="0.396388818226262">
            <text:p>0.3963888182</text:p>
          </table:table-cell>
          <table:table-cell table:formula="of:=SIN([.A29]*2)" office:value-type="float" office:value="-0.871575772413588">
            <text:p>-0.8715757724</text:p>
          </table:table-cell>
          <table:table-cell table:number-columns-repeated="3"/>
          <table:table-cell>
            <draw:frame table:end-cell-address="Hoja1.U54" table:end-x="2.103cm" table:end-y="0.318cm" draw:z-index="3" draw:style-name="gr1" draw:text-style-name="P1" svg:width="14.895cm" svg:height="7.784cm" svg:x="0.155cm" svg:y="0.212cm">
              <draw:object draw:notify-on-update-of-ranges="Hoja1.J3:Hoja1.J10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41"/>
        </table:table-row>
        <table:table-row table:style-name="ro1">
          <table:table-cell office:value-type="float" office:value="3">
            <text:p>3</text:p>
          </table:table-cell>
          <table:table-cell table:formula="of:=SIN([.A38])+0.7" office:value-type="float" office:value="0.841120008059867">
            <text:p>0.8411200081</text:p>
          </table:table-cell>
          <table:table-cell table:formula="of:=SIN([.A38]*2)+0.5" office:value-type="float" office:value="0.220584501801074">
            <text:p>0.2205845018</text:p>
          </table:table-cell>
          <table:table-cell table:formula="of:=SIN([.A38]+PI())+0.7" office:value-type="float" office:value="0.558879991940133">
            <text:p>0.5588799919</text:p>
          </table:table-cell>
          <table:table-cell office:value-type="float" office:value="0.7">
            <text:p>0.7</text:p>
          </table:table-cell>
          <table:table-cell table:formula="of:=SIN([.A38])" office:value-type="float" office:value="0.141120008059867">
            <text:p>0.1411200081</text:p>
          </table:table-cell>
          <table:table-cell table:formula="of:=0.6*SIN(2*[.A38])" office:value-type="float" office:value="-0.167649298919356">
            <text:p>-0.1676492989</text:p>
          </table:table-cell>
          <table:table-cell table:formula="of:=0.5*COS([.A38])" office:value-type="float" office:value="-0.494996248300223">
            <text:p>-0.4949962483</text:p>
          </table:table-cell>
          <table:table-cell table:formula="of:=0.25*COS([.A38]*2)" office:value-type="float" office:value="0.240042571662591">
            <text:p>0.2400425717</text:p>
          </table:table-cell>
          <table:table-cell table:formula="of:=SUM([.E38:.I38])" office:value-type="float" office:value="0.41851703250288">
            <text:p>0.4185170325</text:p>
          </table:table-cell>
          <table:table-cell table:formula="of:=SIN([.A30]*2)" office:value-type="float" office:value="-0.951602073889516">
            <text:p>-0.9516020739</text:p>
          </table:table-cell>
          <table:table-cell table:number-columns-repeated="245"/>
        </table:table-row>
        <table:table-row table:style-name="ro1">
          <table:table-cell office:value-type="float" office:value="3.1">
            <text:p>3.1</text:p>
          </table:table-cell>
          <table:table-cell table:formula="of:=SIN([.A39])+0.7" office:value-type="float" office:value="0.74158066243329">
            <text:p>0.7415806624</text:p>
          </table:table-cell>
          <table:table-cell table:formula="of:=SIN([.A39]*2)+0.5" office:value-type="float" office:value="0.416910597182504">
            <text:p>0.4169105972</text:p>
          </table:table-cell>
          <table:table-cell table:formula="of:=SIN([.A39]+PI())+0.7" office:value-type="float" office:value="0.658419337566709">
            <text:p>0.6584193376</text:p>
          </table:table-cell>
          <table:table-cell office:value-type="float" office:value="0.7">
            <text:p>0.7</text:p>
          </table:table-cell>
          <table:table-cell table:formula="of:=SIN([.A39])" office:value-type="float" office:value="0.0415806624332905">
            <text:p>0.0415806624</text:p>
          </table:table-cell>
          <table:table-cell table:formula="of:=0.6*SIN(2*[.A39])" office:value-type="float" office:value="-0.0498536416904978">
            <text:p>-0.0498536417</text:p>
          </table:table-cell>
          <table:table-cell table:formula="of:=0.5*COS([.A39])" office:value-type="float" office:value="-0.49956757513664">
            <text:p>-0.4995675751</text:p>
          </table:table-cell>
          <table:table-cell table:formula="of:=0.25*COS([.A39]*2)" office:value-type="float" office:value="0.249135524255804">
            <text:p>0.2491355243</text:p>
          </table:table-cell>
          <table:table-cell table:formula="of:=SUM([.E39:.I39])" office:value-type="float" office:value="0.441294969861957">
            <text:p>0.4412949699</text:p>
          </table:table-cell>
          <table:table-cell table:formula="of:=SIN([.A31]*2)" office:value-type="float" office:value="-0.993691003633464">
            <text:p>-0.9936910036</text:p>
          </table:table-cell>
          <table:table-cell table:number-columns-repeated="245"/>
        </table:table-row>
        <table:table-row table:style-name="ro1">
          <table:table-cell office:value-type="float" office:value="3.2">
            <text:p>3.2</text:p>
          </table:table-cell>
          <table:table-cell table:formula="of:=SIN([.A40])+0.7" office:value-type="float" office:value="0.64162585657242">
            <text:p>0.6416258566</text:p>
          </table:table-cell>
          <table:table-cell table:formula="of:=SIN([.A40]*2)+0.5" office:value-type="float" office:value="0.616549204850494">
            <text:p>0.6165492049</text:p>
          </table:table-cell>
          <table:table-cell table:formula="of:=SIN([.A40]+PI())+0.7" office:value-type="float" office:value="0.75837414342758">
            <text:p>0.7583741434</text:p>
          </table:table-cell>
          <table:table-cell office:value-type="float" office:value="0.7">
            <text:p>0.7</text:p>
          </table:table-cell>
          <table:table-cell table:formula="of:=SIN([.A40])" office:value-type="float" office:value="-0.0583741434275801">
            <text:p>-0.0583741434</text:p>
          </table:table-cell>
          <table:table-cell table:formula="of:=0.6*SIN(2*[.A40])" office:value-type="float" office:value="0.0699295229102962">
            <text:p>0.0699295229</text:p>
          </table:table-cell>
          <table:table-cell table:formula="of:=0.5*COS([.A40])" office:value-type="float" office:value="-0.499147387897377">
            <text:p>-0.4991473879</text:p>
          </table:table-cell>
          <table:table-cell table:formula="of:=0.25*COS([.A40]*2)" office:value-type="float" office:value="0.248296229689548">
            <text:p>0.2482962297</text:p>
          </table:table-cell>
          <table:table-cell table:formula="of:=SUM([.E40:.I40])" office:value-type="float" office:value="0.460704221274888">
            <text:p>0.4607042213</text:p>
          </table:table-cell>
          <table:table-cell table:formula="of:=SIN([.A55])" office:value-type="float" office:value="-0.999923257564101">
            <text:p>-0.9999232576</text:p>
          </table:table-cell>
          <table:table-cell table:number-columns-repeated="245"/>
        </table:table-row>
        <table:table-row table:style-name="ro1">
          <table:table-cell office:value-type="float" office:value="3.3">
            <text:p>3.3</text:p>
          </table:table-cell>
          <table:table-cell table:formula="of:=SIN([.A41])+0.7" office:value-type="float" office:value="0.542254305856752">
            <text:p>0.5422543059</text:p>
          </table:table-cell>
          <table:table-cell table:formula="of:=SIN([.A41]*2)+0.5" office:value-type="float" office:value="0.811541363513378">
            <text:p>0.8115413635</text:p>
          </table:table-cell>
          <table:table-cell table:formula="of:=SIN([.A41]+PI())+0.7" office:value-type="float" office:value="0.857745694143248">
            <text:p>0.8577456941</text:p>
          </table:table-cell>
          <table:table-cell office:value-type="float" office:value="0.7">
            <text:p>0.7</text:p>
          </table:table-cell>
          <table:table-cell table:formula="of:=SIN([.A41])" office:value-type="float" office:value="-0.157745694143248">
            <text:p>-0.1577456941</text:p>
          </table:table-cell>
          <table:table-cell table:formula="of:=0.6*SIN(2*[.A41])" office:value-type="float" office:value="0.186924818108027">
            <text:p>0.1869248181</text:p>
          </table:table-cell>
          <table:table-cell table:formula="of:=0.5*COS([.A41])" office:value-type="float" office:value="-0.493739884954432">
            <text:p>-0.493739885</text:p>
          </table:table-cell>
          <table:table-cell table:formula="of:=0.25*COS([.A41]*2)" office:value-type="float" office:value="0.237558147989632">
            <text:p>0.237558148</text:p>
          </table:table-cell>
          <table:table-cell table:formula="of:=SUM([.E41:.I41])" office:value-type="float" office:value="0.472997386999978">
            <text:p>0.472997387</text:p>
          </table:table-cell>
          <table:table-cell table:formula="of:=SIN([.A56])" office:value-type="float" office:value="-0.996164608835841">
            <text:p>-0.9961646088</text:p>
          </table:table-cell>
          <table:table-cell table:number-columns-repeated="245"/>
        </table:table-row>
        <table:table-row table:style-name="ro1">
          <table:table-cell office:value-type="float" office:value="3.4">
            <text:p>3.4</text:p>
          </table:table-cell>
          <table:table-cell table:formula="of:=SIN([.A42])+0.7" office:value-type="float" office:value="0.444458897973169">
            <text:p>0.444458898</text:p>
          </table:table-cell>
          <table:table-cell table:formula="of:=SIN([.A42]*2)+0.5" office:value-type="float" office:value="0.994113351138608">
            <text:p>0.9941133511</text:p>
          </table:table-cell>
          <table:table-cell table:formula="of:=SIN([.A42]+PI())+0.7" office:value-type="float" office:value="0.955541102026831">
            <text:p>0.955541102</text:p>
          </table:table-cell>
          <table:table-cell office:value-type="float" office:value="0.7">
            <text:p>0.7</text:p>
          </table:table-cell>
          <table:table-cell table:formula="of:=SIN([.A42])" office:value-type="float" office:value="-0.255541102026831">
            <text:p>-0.255541102</text:p>
          </table:table-cell>
          <table:table-cell table:formula="of:=0.6*SIN(2*[.A42])" office:value-type="float" office:value="0.296468010683165">
            <text:p>0.2964680107</text:p>
          </table:table-cell>
          <table:table-cell table:formula="of:=0.5*COS([.A42])" office:value-type="float" office:value="-0.483399096289731">
            <text:p>-0.4833990963</text:p>
          </table:table-cell>
          <table:table-cell table:formula="of:=0.25*COS([.A42]*2)" office:value-type="float" office:value="0.217349372587456">
            <text:p>0.2173493726</text:p>
          </table:table-cell>
          <table:table-cell table:formula="of:=SUM([.E42:.I42])" office:value-type="float" office:value="0.474877184954059">
            <text:p>0.474877185</text:p>
          </table:table-cell>
          <table:table-cell table:formula="of:=SIN([.A57])" office:value-type="float" office:value="-0.982452612624332">
            <text:p>-0.9824526126</text:p>
          </table:table-cell>
          <table:table-cell table:number-columns-repeated="245"/>
        </table:table-row>
        <table:table-row table:style-name="ro1">
          <table:table-cell office:value-type="float" office:value="3.5">
            <text:p>3.5</text:p>
          </table:table-cell>
          <table:table-cell table:formula="of:=SIN([.A43])+0.7" office:value-type="float" office:value="0.34921677231038">
            <text:p>0.3492167723</text:p>
          </table:table-cell>
          <table:table-cell table:formula="of:=SIN([.A43]*2)+0.5" office:value-type="float" office:value="1.15698659871879">
            <text:p>1.1569865987</text:p>
          </table:table-cell>
          <table:table-cell table:formula="of:=SIN([.A43]+PI())+0.7" office:value-type="float" office:value="1.05078322768962">
            <text:p>1.0507832277</text:p>
          </table:table-cell>
          <table:table-cell office:value-type="float" office:value="0.7">
            <text:p>0.7</text:p>
          </table:table-cell>
          <table:table-cell table:formula="of:=SIN([.A43])" office:value-type="float" office:value="-0.35078322768962">
            <text:p>-0.3507832277</text:p>
          </table:table-cell>
          <table:table-cell table:formula="of:=0.6*SIN(2*[.A43])" office:value-type="float" office:value="0.394191959231273">
            <text:p>0.3941919592</text:p>
          </table:table-cell>
          <table:table-cell table:formula="of:=0.5*COS([.A43])" office:value-type="float" office:value="-0.468228343645398">
            <text:p>-0.4682283436</text:p>
          </table:table-cell>
          <table:table-cell table:formula="of:=0.25*COS([.A43]*2)" office:value-type="float" office:value="0.188475563585826">
            <text:p>0.1884755636</text:p>
          </table:table-cell>
          <table:table-cell table:formula="of:=SUM([.E43:.I43])" office:value-type="float" office:value="0.463655951482081">
            <text:p>0.4636559515</text:p>
          </table:table-cell>
          <table:table-cell table:formula="of:=SIN([.A58])" office:value-type="float" office:value="-0.958924274663139">
            <text:p>-0.9589242747</text:p>
          </table:table-cell>
          <table:table-cell table:number-columns-repeated="245"/>
        </table:table-row>
        <table:table-row table:style-name="ro1">
          <table:table-cell office:value-type="float" office:value="3.6">
            <text:p>3.6</text:p>
          </table:table-cell>
          <table:table-cell table:formula="of:=SIN([.A44])+0.7" office:value-type="float" office:value="0.257479556705147">
            <text:p>0.2574795567</text:p>
          </table:table-cell>
          <table:table-cell table:formula="of:=SIN([.A44]*2)+0.5" office:value-type="float" office:value="1.29366786384915">
            <text:p>1.2936678638</text:p>
          </table:table-cell>
          <table:table-cell table:formula="of:=SIN([.A44]+PI())+0.7" office:value-type="float" office:value="1.14252044329485">
            <text:p>1.1425204433</text:p>
          </table:table-cell>
          <table:table-cell office:value-type="float" office:value="0.7">
            <text:p>0.7</text:p>
          </table:table-cell>
          <table:table-cell table:formula="of:=SIN([.A44])" office:value-type="float" office:value="-0.442520443294852">
            <text:p>-0.4425204433</text:p>
          </table:table-cell>
          <table:table-cell table:formula="of:=0.6*SIN(2*[.A44])" office:value-type="float" office:value="0.476200718309492">
            <text:p>0.4762007183</text:p>
          </table:table-cell>
          <table:table-cell table:formula="of:=0.5*COS([.A44])" office:value-type="float" office:value="-0.448379208167073">
            <text:p>-0.4483792082</text:p>
          </table:table-cell>
          <table:table-cell table:formula="of:=0.25*COS([.A44]*2)" office:value-type="float" office:value="0.152087828633064">
            <text:p>0.1520878286</text:p>
          </table:table-cell>
          <table:table-cell table:formula="of:=SUM([.E44:.I44])" office:value-type="float" office:value="0.437388895480629">
            <text:p>0.4373888955</text:p>
          </table:table-cell>
          <table:table-cell table:formula="of:=SIN([.A59])" office:value-type="float" office:value="-0.925814682327732">
            <text:p>-0.9258146823</text:p>
          </table:table-cell>
          <table:table-cell table:number-columns-repeated="245"/>
        </table:table-row>
        <table:table-row table:style-name="ro1">
          <table:table-cell office:value-type="float" office:value="3.7">
            <text:p>3.7</text:p>
          </table:table-cell>
          <table:table-cell table:formula="of:=SIN([.A45])+0.7" office:value-type="float" office:value="0.170163859091507">
            <text:p>0.1701638591</text:p>
          </table:table-cell>
          <table:table-cell table:formula="of:=SIN([.A45]*2)+0.5" office:value-type="float" office:value="1.39870809581163">
            <text:p>1.3987080958</text:p>
          </table:table-cell>
          <table:table-cell table:formula="of:=SIN([.A45]+PI())+0.7" office:value-type="float" office:value="1.22983614090849">
            <text:p>1.2298361409</text:p>
          </table:table-cell>
          <table:table-cell office:value-type="float" office:value="0.7">
            <text:p>0.7</text:p>
          </table:table-cell>
          <table:table-cell table:formula="of:=SIN([.A45])" office:value-type="float" office:value="-0.529836140908493">
            <text:p>-0.5298361409</text:p>
          </table:table-cell>
          <table:table-cell table:formula="of:=0.6*SIN(2*[.A45])" office:value-type="float" office:value="0.539224857486976">
            <text:p>0.5392248575</text:p>
          </table:table-cell>
          <table:table-cell table:formula="of:=0.5*COS([.A45])" office:value-type="float" office:value="-0.424050015855204">
            <text:p>-0.4240500159</text:p>
          </table:table-cell>
          <table:table-cell table:formula="of:=0.25*COS([.A45]*2)" office:value-type="float" office:value="0.109636831893598">
            <text:p>0.1096368319</text:p>
          </table:table-cell>
          <table:table-cell table:formula="of:=SUM([.E45:.I45])" office:value-type="float" office:value="0.394975532616876">
            <text:p>0.3949755326</text:p>
          </table:table-cell>
          <table:table-cell table:formula="of:=SIN([.A60])" office:value-type="float" office:value="-0.883454655720153">
            <text:p>-0.8834546557</text:p>
          </table:table-cell>
          <table:table-cell table:number-columns-repeated="245"/>
        </table:table-row>
        <table:table-row table:style-name="ro1">
          <table:table-cell office:value-type="float" office:value="3.8">
            <text:p>3.8</text:p>
          </table:table-cell>
          <table:table-cell table:formula="of:=SIN([.A46])+0.7" office:value-type="float" office:value="0.088142109057281">
            <text:p>0.0881421091</text:p>
          </table:table-cell>
          <table:table-cell table:formula="of:=SIN([.A46]*2)+0.5" office:value-type="float" office:value="1.46791967203149">
            <text:p>1.467919672</text:p>
          </table:table-cell>
          <table:table-cell table:formula="of:=SIN([.A46]+PI())+0.7" office:value-type="float" office:value="1.31185789094272">
            <text:p>1.3118578909</text:p>
          </table:table-cell>
          <table:table-cell office:value-type="float" office:value="0.7">
            <text:p>0.7</text:p>
          </table:table-cell>
          <table:table-cell table:formula="of:=SIN([.A46])" office:value-type="float" office:value="-0.611857890942719">
            <text:p>-0.6118578909</text:p>
          </table:table-cell>
          <table:table-cell table:formula="of:=0.6*SIN(2*[.A46])" office:value-type="float" office:value="0.580751803218892">
            <text:p>0.5807518032</text:p>
          </table:table-cell>
          <table:table-cell table:formula="of:=0.5*COS([.A46])" office:value-type="float" office:value="-0.395483855957208">
            <text:p>-0.395483856</text:p>
          </table:table-cell>
          <table:table-cell table:formula="of:=0.25*COS([.A46]*2)" office:value-type="float" office:value="0.0628149606455639">
            <text:p>0.0628149606</text:p>
          </table:table-cell>
          <table:table-cell table:formula="of:=SUM([.E46:.I46])" office:value-type="float" office:value="0.336225016964528">
            <text:p>0.336225017</text:p>
          </table:table-cell>
          <table:table-cell table:formula="of:=SIN([.A61])" office:value-type="float" office:value="-0.832267442223901">
            <text:p>-0.8322674422</text:p>
          </table:table-cell>
          <table:table-cell table:number-columns-repeated="245"/>
        </table:table-row>
        <table:table-row table:style-name="ro1">
          <table:table-cell office:value-type="float" office:value="3.9">
            <text:p>3.9</text:p>
          </table:table-cell>
          <table:table-cell table:formula="of:=SIN([.A47])+0.7" office:value-type="float" office:value="0.0122338408160262">
            <text:p>0.0122338408</text:p>
          </table:table-cell>
          <table:table-cell table:formula="of:=SIN([.A47]*2)+0.5" office:value-type="float" office:value="1.49854334537461">
            <text:p>1.4985433454</text:p>
          </table:table-cell>
          <table:table-cell table:formula="of:=SIN([.A47]+PI())+0.7" office:value-type="float" office:value="1.38776615918397">
            <text:p>1.3877661592</text:p>
          </table:table-cell>
          <table:table-cell office:value-type="float" office:value="0.7">
            <text:p>0.7</text:p>
          </table:table-cell>
          <table:table-cell table:formula="of:=SIN([.A47])" office:value-type="float" office:value="-0.687766159183974">
            <text:p>-0.6877661592</text:p>
          </table:table-cell>
          <table:table-cell table:formula="of:=0.6*SIN(2*[.A47])" office:value-type="float" office:value="0.599126007224763">
            <text:p>0.5991260072</text:p>
          </table:table-cell>
          <table:table-cell table:formula="of:=0.5*COS([.A47])" office:value-type="float" office:value="-0.36296615210007">
            <text:p>-0.3629661521</text:p>
          </table:table-cell>
          <table:table-cell table:formula="of:=0.25*COS([.A47]*2)" office:value-type="float" office:value="0.0134888551406624">
            <text:p>0.0134888551</text:p>
          </table:table-cell>
          <table:table-cell table:formula="of:=SUM([.E47:.I47])" office:value-type="float" office:value="0.261882551081381">
            <text:p>0.2618825511</text:p>
          </table:table-cell>
          <table:table-cell table:formula="of:=SIN([.A62])" office:value-type="float" office:value="-0.772764487555987">
            <text:p>-0.7727644876</text:p>
          </table:table-cell>
          <table:table-cell table:number-columns-repeated="245"/>
        </table:table-row>
        <table:table-row table:style-name="ro1">
          <table:table-cell office:value-type="float" office:value="4">
            <text:p>4</text:p>
          </table:table-cell>
          <table:table-cell table:formula="of:=SIN([.A48])+0.7" office:value-type="float" office:value="-0.0568024953079283">
            <text:p>-0.0568024953</text:p>
          </table:table-cell>
          <table:table-cell table:formula="of:=SIN([.A48]*2)+0.5" office:value-type="float" office:value="1.48935824662338">
            <text:p>1.4893582466</text:p>
          </table:table-cell>
          <table:table-cell table:formula="of:=SIN([.A48]+PI())+0.7" office:value-type="float" office:value="1.45680249530793">
            <text:p>1.4568024953</text:p>
          </table:table-cell>
          <table:table-cell office:value-type="float" office:value="0.7">
            <text:p>0.7</text:p>
          </table:table-cell>
          <table:table-cell table:formula="of:=SIN([.A48])" office:value-type="float" office:value="-0.756802495307928">
            <text:p>-0.7568024953</text:p>
          </table:table-cell>
          <table:table-cell table:formula="of:=0.6*SIN(2*[.A48])" office:value-type="float" office:value="0.593614947974029">
            <text:p>0.593614948</text:p>
          </table:table-cell>
          <table:table-cell table:formula="of:=0.5*COS([.A48])" office:value-type="float" office:value="-0.326821810431806">
            <text:p>-0.3268218104</text:p>
          </table:table-cell>
          <table:table-cell table:formula="of:=0.25*COS([.A48]*2)" office:value-type="float" office:value="-0.0363750084521534">
            <text:p>-0.0363750085</text:p>
          </table:table-cell>
          <table:table-cell table:formula="of:=SUM([.E48:.I48])" office:value-type="float" office:value="0.173615633782141">
            <text:p>0.1736156338</text:p>
          </table:table-cell>
          <table:table-cell table:formula="of:=SIN([.A63])" office:value-type="float" office:value="-0.705540325570392">
            <text:p>-0.7055403256</text:p>
          </table:table-cell>
          <table:table-cell table:number-columns-repeated="245"/>
        </table:table-row>
        <table:table-row table:style-name="ro1">
          <table:table-cell office:value-type="float" office:value="4.1">
            <text:p>4.1</text:p>
          </table:table-cell>
          <table:table-cell table:formula="of:=SIN([.A49])+0.7" office:value-type="float" office:value="-0.11827711106441">
            <text:p>-0.1182771111</text:p>
          </table:table-cell>
          <table:table-cell table:formula="of:=SIN([.A49]*2)+0.5" office:value-type="float" office:value="1.44073055667977">
            <text:p>1.4407305567</text:p>
          </table:table-cell>
          <table:table-cell table:formula="of:=SIN([.A49]+PI())+0.7" office:value-type="float" office:value="1.51827711106441">
            <text:p>1.5182771111</text:p>
          </table:table-cell>
          <table:table-cell office:value-type="float" office:value="0.7">
            <text:p>0.7</text:p>
          </table:table-cell>
          <table:table-cell table:formula="of:=SIN([.A49])" office:value-type="float" office:value="-0.81827711106441">
            <text:p>-0.8182771111</text:p>
          </table:table-cell>
          <table:table-cell table:formula="of:=0.6*SIN(2*[.A49])" office:value-type="float" office:value="0.564438334007864">
            <text:p>0.564438334</text:p>
          </table:table-cell>
          <table:table-cell table:formula="of:=0.5*COS([.A49])" office:value-type="float" office:value="-0.287411973266635">
            <text:p>-0.2874119733</text:p>
          </table:table-cell>
          <table:table-cell table:formula="of:=0.25*COS([.A49]*2)" office:value-type="float" office:value="-0.0847887152459586">
            <text:p>-0.0847887152</text:p>
          </table:table-cell>
          <table:table-cell table:formula="of:=SUM([.E49:.I49])" office:value-type="float" office:value="0.0739605344308603">
            <text:p>0.0739605344</text:p>
          </table:table-cell>
          <table:table-cell table:formula="of:=SIN([.A64])" office:value-type="float" office:value="-0.631266637872322">
            <text:p>-0.6312666379</text:p>
          </table:table-cell>
          <table:table-cell table:number-columns-repeated="245"/>
        </table:table-row>
        <table:table-row table:style-name="ro1">
          <table:table-cell office:value-type="float" office:value="4.2">
            <text:p>4.2</text:p>
          </table:table-cell>
          <table:table-cell table:formula="of:=SIN([.A50])+0.7" office:value-type="float" office:value="-0.171575772413588">
            <text:p>-0.1715757724</text:p>
          </table:table-cell>
          <table:table-cell table:formula="of:=SIN([.A50]*2)+0.5" office:value-type="float" office:value="1.35459890808828">
            <text:p>1.3545989081</text:p>
          </table:table-cell>
          <table:table-cell table:formula="of:=SIN([.A50]+PI())+0.7" office:value-type="float" office:value="1.57157577241359">
            <text:p>1.5715757724</text:p>
          </table:table-cell>
          <table:table-cell office:value-type="float" office:value="0.7">
            <text:p>0.7</text:p>
          </table:table-cell>
          <table:table-cell table:formula="of:=SIN([.A50])" office:value-type="float" office:value="-0.871575772413588">
            <text:p>-0.8715757724</text:p>
          </table:table-cell>
          <table:table-cell table:formula="of:=0.6*SIN(2*[.A50])" office:value-type="float" office:value="0.512759344852968">
            <text:p>0.5127593449</text:p>
          </table:table-cell>
          <table:table-cell table:formula="of:=0.5*COS([.A50])" office:value-type="float" office:value="-0.24513041067035">
            <text:p>-0.2451304107</text:p>
          </table:table-cell>
          <table:table-cell table:formula="of:=0.25*COS([.A50]*2)" office:value-type="float" office:value="-0.129822163529171">
            <text:p>-0.1298221635</text:p>
          </table:table-cell>
          <table:table-cell table:formula="of:=SUM([.E50:.I50])" office:value-type="float" office:value="-0.0337690017601411">
            <text:p>-0.0337690018</text:p>
          </table:table-cell>
          <table:table-cell table:formula="of:=SIN([.A65])" office:value-type="float" office:value="-0.550685542597638">
            <text:p>-0.5506855426</text:p>
          </table:table-cell>
          <table:table-cell table:number-columns-repeated="245"/>
        </table:table-row>
        <table:table-row table:style-name="ro1">
          <table:table-cell office:value-type="float" office:value="4.3">
            <text:p>4.3</text:p>
          </table:table-cell>
          <table:table-cell table:formula="of:=SIN([.A51])+0.7" office:value-type="float" office:value="-0.216165936749455">
            <text:p>-0.2161659367</text:p>
          </table:table-cell>
          <table:table-cell table:formula="of:=SIN([.A51]*2)+0.5" office:value-type="float" office:value="1.23439709787411">
            <text:p>1.2343970979</text:p>
          </table:table-cell>
          <table:table-cell table:formula="of:=SIN([.A51]+PI())+0.7" office:value-type="float" office:value="1.61616593674946">
            <text:p>1.6161659367</text:p>
          </table:table-cell>
          <table:table-cell office:value-type="float" office:value="0.7">
            <text:p>0.7</text:p>
          </table:table-cell>
          <table:table-cell table:formula="of:=SIN([.A51])" office:value-type="float" office:value="-0.916165936749455">
            <text:p>-0.9161659367</text:p>
          </table:table-cell>
          <table:table-cell table:formula="of:=0.6*SIN(2*[.A51])" office:value-type="float" office:value="0.440638258724468">
            <text:p>0.4406382587</text:p>
          </table:table-cell>
          <table:table-cell table:formula="of:=0.5*COS([.A51])" office:value-type="float" office:value="-0.200399586039988">
            <text:p>-0.200399586</text:p>
          </table:table-cell>
          <table:table-cell table:formula="of:=0.25*COS([.A51]*2)" office:value-type="float" office:value="-0.169680011830003">
            <text:p>-0.1696800118</text:p>
          </table:table-cell>
          <table:table-cell table:formula="of:=SUM([.E51:.I51])" office:value-type="float" office:value="-0.145607275894978">
            <text:p>-0.1456072759</text:p>
          </table:table-cell>
          <table:table-cell table:formula="of:=SIN([.A66])" office:value-type="float" office:value="-0.464602179413757">
            <text:p>-0.4646021794</text:p>
          </table:table-cell>
          <table:table-cell table:number-columns-repeated="245"/>
        </table:table-row>
        <table:table-row table:style-name="ro1">
          <table:table-cell office:value-type="float" office:value="4.4">
            <text:p>4.4</text:p>
          </table:table-cell>
          <table:table-cell table:formula="of:=SIN([.A52])+0.7" office:value-type="float" office:value="-0.251602073889516">
            <text:p>-0.2516020739</text:p>
          </table:table-cell>
          <table:table-cell table:formula="of:=SIN([.A52]*2)+0.5" office:value-type="float" office:value="1.08491719289176">
            <text:p>1.0849171929</text:p>
          </table:table-cell>
          <table:table-cell table:formula="of:=SIN([.A52]+PI())+0.7" office:value-type="float" office:value="1.65160207388952">
            <text:p>1.6516020739</text:p>
          </table:table-cell>
          <table:table-cell office:value-type="float" office:value="0.7">
            <text:p>0.7</text:p>
          </table:table-cell>
          <table:table-cell table:formula="of:=SIN([.A52])" office:value-type="float" office:value="-0.951602073889516">
            <text:p>-0.9516020739</text:p>
          </table:table-cell>
          <table:table-cell table:formula="of:=0.6*SIN(2*[.A52])" office:value-type="float" office:value="0.350950315735057">
            <text:p>0.3509503157</text:p>
          </table:table-cell>
          <table:table-cell table:formula="of:=0.5*COS([.A52])" office:value-type="float" office:value="-0.15366643498921">
            <text:p>-0.153666435</text:p>
          </table:table-cell>
          <table:table-cell table:formula="of:=0.25*COS([.A52]*2)" office:value-type="float" office:value="-0.202773253515414">
            <text:p>-0.2027732535</text:p>
          </table:table-cell>
          <table:table-cell table:formula="of:=SUM([.E52:.I52])" office:value-type="float" office:value="-0.257091446659083">
            <text:p>-0.2570914467</text:p>
          </table:table-cell>
          <table:table-cell table:formula="of:=SIN([.A67])" office:value-type="float" office:value="-0.373876664830236">
            <text:p>-0.3738766648</text:p>
          </table:table-cell>
          <table:table-cell table:number-columns-repeated="245"/>
        </table:table-row>
        <table:table-row table:style-name="ro1">
          <table:table-cell office:value-type="float" office:value="4.5">
            <text:p>4.5</text:p>
          </table:table-cell>
          <table:table-cell table:formula="of:=SIN([.A53])+0.7" office:value-type="float" office:value="-0.277530117665097">
            <text:p>-0.2775301177</text:p>
          </table:table-cell>
          <table:table-cell table:formula="of:=SIN([.A53]*2)+0.5" office:value-type="float" office:value="0.912118485241757">
            <text:p>0.9121184852</text:p>
          </table:table-cell>
          <table:table-cell table:formula="of:=SIN([.A53]+PI())+0.7" office:value-type="float" office:value="1.6775301176651">
            <text:p>1.6775301177</text:p>
          </table:table-cell>
          <table:table-cell office:value-type="float" office:value="0.7">
            <text:p>0.7</text:p>
          </table:table-cell>
          <table:table-cell table:formula="of:=SIN([.A53])" office:value-type="float" office:value="-0.977530117665097">
            <text:p>-0.9775301177</text:p>
          </table:table-cell>
          <table:table-cell table:formula="of:=0.6*SIN(2*[.A53])" office:value-type="float" office:value="0.247271091145054">
            <text:p>0.2472710911</text:p>
          </table:table-cell>
          <table:table-cell table:formula="of:=0.5*COS([.A53])" office:value-type="float" office:value="-0.10539789971539">
            <text:p>-0.1053978997</text:p>
          </table:table-cell>
          <table:table-cell table:formula="of:=0.25*COS([.A53]*2)" office:value-type="float" office:value="-0.227782565471169">
            <text:p>-0.2277825655</text:p>
          </table:table-cell>
          <table:table-cell table:formula="of:=SUM([.E53:.I53])" office:value-type="float" office:value="-0.363439491706602">
            <text:p>-0.3634394917</text:p>
          </table:table-cell>
          <table:table-cell table:formula="of:=SIN([.A68])" office:value-type="float" office:value="-0.279415498198926">
            <text:p>-0.2794154982</text:p>
          </table:table-cell>
          <table:table-cell table:number-columns-repeated="245"/>
        </table:table-row>
        <table:table-row table:style-name="ro1">
          <table:table-cell office:value-type="float" office:value="4.6">
            <text:p>4.6</text:p>
          </table:table-cell>
          <table:table-cell table:formula="of:=SIN([.A54])+0.7" office:value-type="float" office:value="-0.293691003633464">
            <text:p>-0.2936910036</text:p>
          </table:table-cell>
          <table:table-cell table:formula="of:=SIN([.A54]*2)+0.5" office:value-type="float" office:value="0.722889914100248">
            <text:p>0.7228899141</text:p>
          </table:table-cell>
          <table:table-cell table:formula="of:=SIN([.A54]+PI())+0.7" office:value-type="float" office:value="1.69369100363346">
            <text:p>1.6936910036</text:p>
          </table:table-cell>
          <table:table-cell office:value-type="float" office:value="0.7">
            <text:p>0.7</text:p>
          </table:table-cell>
          <table:table-cell table:formula="of:=SIN([.A54])" office:value-type="float" office:value="-0.993691003633464">
            <text:p>-0.9936910036</text:p>
          </table:table-cell>
          <table:table-cell table:formula="of:=0.6*SIN(2*[.A54])" office:value-type="float" office:value="0.133733948460149">
            <text:p>0.1337339485</text:p>
          </table:table-cell>
          <table:table-cell table:formula="of:=0.5*COS([.A54])" office:value-type="float" office:value="-0.0560762634675274">
            <text:p>-0.0560762635</text:p>
          </table:table-cell>
          <table:table-cell table:formula="of:=0.25*COS([.A54]*2)" office:value-type="float" office:value="-0.243710905351041">
            <text:p>-0.2437109054</text:p>
          </table:table-cell>
          <table:table-cell table:formula="of:=SUM([.E54:.I54])" office:value-type="float" office:value="-0.459744223991884">
            <text:p>-0.459744224</text:p>
          </table:table-cell>
          <table:table-cell table:formula="of:=SIN([.A69])" office:value-type="float" office:value="-0.182162504272096">
            <text:p>-0.1821625043</text:p>
          </table:table-cell>
          <table:table-cell table:number-columns-repeated="245"/>
        </table:table-row>
        <table:table-row table:style-name="ro1">
          <table:table-cell office:value-type="float" office:value="4.7">
            <text:p>4.7</text:p>
          </table:table-cell>
          <table:table-cell table:formula="of:=SIN([.A55])+0.7" office:value-type="float" office:value="-0.299923257564101">
            <text:p>-0.2999232576</text:p>
          </table:table-cell>
          <table:table-cell table:formula="of:=SIN([.A55]*2)+0.5" office:value-type="float" office:value="0.524775425453358">
            <text:p>0.5247754255</text:p>
          </table:table-cell>
          <table:table-cell table:formula="of:=SIN([.A55]+PI())+0.7" office:value-type="float" office:value="1.6999232575641">
            <text:p>1.6999232576</text:p>
          </table:table-cell>
          <table:table-cell office:value-type="float" office:value="0.7">
            <text:p>0.7</text:p>
          </table:table-cell>
          <table:table-cell table:formula="of:=SIN([.A55])" office:value-type="float" office:value="-0.999923257564101">
            <text:p>-0.9999232576</text:p>
          </table:table-cell>
          <table:table-cell table:formula="of:=0.6*SIN(2*[.A55])" office:value-type="float" office:value="0.0148652552720147">
            <text:p>0.0148652553</text:p>
          </table:table-cell>
          <table:table-cell table:formula="of:=0.5*COS([.A55])" office:value-type="float" office:value="-0.00619433173144528">
            <text:p>-0.0061943317</text:p>
          </table:table-cell>
          <table:table-cell table:formula="of:=0.25*COS([.A55]*2)" office:value-type="float" office:value="-0.249923260508802">
            <text:p>-0.2499232605</text:p>
          </table:table-cell>
          <table:table-cell table:formula="of:=SUM([.E55:.I55])" office:value-type="float" office:value="-0.541175594532333">
            <text:p>-0.5411755945</text:p>
          </table:table-cell>
          <table:table-cell table:formula="of:=SIN([.A70])" office:value-type="float" office:value="-0.0830894028174964">
            <text:p>-0.0830894028</text:p>
          </table:table-cell>
          <table:table-cell table:number-columns-repeated="245"/>
        </table:table-row>
        <table:table-row table:style-name="ro1">
          <table:table-cell office:value-type="float" office:value="4.8">
            <text:p>4.8</text:p>
          </table:table-cell>
          <table:table-cell table:formula="of:=SIN([.A56])+0.7" office:value-type="float" office:value="-0.296164608835841">
            <text:p>-0.2961646088</text:p>
          </table:table-cell>
          <table:table-cell table:formula="of:=SIN([.A56]*2)+0.5" office:value-type="float" office:value="0.32567321877702">
            <text:p>0.3256732188</text:p>
          </table:table-cell>
          <table:table-cell table:formula="of:=SIN([.A56]+PI())+0.7" office:value-type="float" office:value="1.69616460883584">
            <text:p>1.6961646088</text:p>
          </table:table-cell>
          <table:table-cell office:value-type="float" office:value="0.7">
            <text:p>0.7</text:p>
          </table:table-cell>
          <table:table-cell table:formula="of:=SIN([.A56])" office:value-type="float" office:value="-0.996164608835841">
            <text:p>-0.9961646088</text:p>
          </table:table-cell>
          <table:table-cell table:formula="of:=0.6*SIN(2*[.A56])" office:value-type="float" office:value="-0.104596068733788">
            <text:p>-0.1045960687</text:p>
          </table:table-cell>
          <table:table-cell table:formula="of:=0.5*COS([.A56])" office:value-type="float" office:value="0.0437494917197232">
            <text:p>0.0437494917</text:p>
          </table:table-cell>
          <table:table-cell table:formula="of:=0.25*COS([.A56]*2)" office:value-type="float" office:value="-0.246171963948532">
            <text:p>-0.2461719639</text:p>
          </table:table-cell>
          <table:table-cell table:formula="of:=SUM([.E56:.I56])" office:value-type="float" office:value="-0.603183149798437">
            <text:p>-0.6031831498</text:p>
          </table:table-cell>
          <table:table-cell table:formula="of:=SIN([.A71])" office:value-type="float" office:value="0.0168139004843497">
            <text:p>0.0168139005</text:p>
          </table:table-cell>
          <table:table-cell table:number-columns-repeated="245"/>
        </table:table-row>
        <table:table-row table:style-name="ro1">
          <table:table-cell office:value-type="float" office:value="4.9">
            <text:p>4.9</text:p>
          </table:table-cell>
          <table:table-cell table:formula="of:=SIN([.A57])+0.7" office:value-type="float" office:value="-0.282452612624333">
            <text:p>-0.2824526126</text:p>
          </table:table-cell>
          <table:table-cell table:formula="of:=SIN([.A57]*2)+0.5" office:value-type="float" office:value="0.133520870748072">
            <text:p>0.1335208707</text:p>
          </table:table-cell>
          <table:table-cell table:formula="of:=SIN([.A57]+PI())+0.7" office:value-type="float" office:value="1.68245261262433">
            <text:p>1.6824526126</text:p>
          </table:table-cell>
          <table:table-cell office:value-type="float" office:value="0.7">
            <text:p>0.7</text:p>
          </table:table-cell>
          <table:table-cell table:formula="of:=SIN([.A57])" office:value-type="float" office:value="-0.982452612624332">
            <text:p>-0.9824526126</text:p>
          </table:table-cell>
          <table:table-cell table:formula="of:=0.6*SIN(2*[.A57])" office:value-type="float" office:value="-0.219887477551157">
            <text:p>-0.2198874776</text:p>
          </table:table-cell>
          <table:table-cell table:formula="of:=0.5*COS([.A57])" office:value-type="float" office:value="0.0932561847112879">
            <text:p>0.0932561847</text:p>
          </table:table-cell>
          <table:table-cell table:formula="of:=0.25*COS([.A57]*2)" office:value-type="float" office:value="-0.232606568026188">
            <text:p>-0.232606568</text:p>
          </table:table-cell>
          <table:table-cell table:formula="of:=SUM([.E57:.I57])" office:value-type="float" office:value="-0.64169047349039">
            <text:p>-0.6416904735</text:p>
          </table:table-cell>
          <table:table-cell table:formula="of:=SIN([.A72])" office:value-type="float" office:value="0.116549204850494">
            <text:p>0.1165492049</text:p>
          </table:table-cell>
          <table:table-cell table:number-columns-repeated="245"/>
        </table:table-row>
        <table:table-row table:style-name="ro1">
          <table:table-cell office:value-type="float" office:value="5">
            <text:p>5</text:p>
          </table:table-cell>
          <table:table-cell table:formula="of:=SIN([.A58])+0.7" office:value-type="float" office:value="-0.258924274663138">
            <text:p>-0.2589242747</text:p>
          </table:table-cell>
          <table:table-cell table:formula="of:=SIN([.A58]*2)+0.5" office:value-type="float" office:value="-0.0440211108893698">
            <text:p>-0.0440211109</text:p>
          </table:table-cell>
          <table:table-cell table:formula="of:=SIN([.A58]+PI())+0.7" office:value-type="float" office:value="1.65892427466314">
            <text:p>1.6589242747</text:p>
          </table:table-cell>
          <table:table-cell office:value-type="float" office:value="0.7">
            <text:p>0.7</text:p>
          </table:table-cell>
          <table:table-cell table:formula="of:=SIN([.A58])" office:value-type="float" office:value="-0.958924274663139">
            <text:p>-0.9589242747</text:p>
          </table:table-cell>
          <table:table-cell table:formula="of:=0.6*SIN(2*[.A58])" office:value-type="float" office:value="-0.326412666533622">
            <text:p>-0.3264126665</text:p>
          </table:table-cell>
          <table:table-cell table:formula="of:=0.5*COS([.A58])" office:value-type="float" office:value="0.141831092731613">
            <text:p>0.1418310927</text:p>
          </table:table-cell>
          <table:table-cell table:formula="of:=0.25*COS([.A58]*2)" office:value-type="float" office:value="-0.209767882269113">
            <text:p>-0.2097678823</text:p>
          </table:table-cell>
          <table:table-cell table:formula="of:=SUM([.E58:.I58])" office:value-type="float" office:value="-0.65327373073426">
            <text:p>-0.6532737307</text:p>
          </table:table-cell>
          <table:table-cell table:formula="of:=SIN([.A73])" office:value-type="float" office:value="0.215119988087815">
            <text:p>0.2151199881</text:p>
          </table:table-cell>
          <table:table-cell table:number-columns-repeated="245"/>
        </table:table-row>
        <table:table-row table:style-name="ro1">
          <table:table-cell office:value-type="float" office:value="5.1">
            <text:p>5.1</text:p>
          </table:table-cell>
          <table:table-cell table:formula="of:=SIN([.A59])+0.7" office:value-type="float" office:value="-0.225814682327732">
            <text:p>-0.2258146823</text:p>
          </table:table-cell>
          <table:table-cell table:formula="of:=SIN([.A59]*2)+0.5" office:value-type="float" office:value="-0.199874687593542">
            <text:p>-0.1998746876</text:p>
          </table:table-cell>
          <table:table-cell table:formula="of:=SIN([.A59]+PI())+0.7" office:value-type="float" office:value="1.62581468232773">
            <text:p>1.6258146823</text:p>
          </table:table-cell>
          <table:table-cell office:value-type="float" office:value="0.7">
            <text:p>0.7</text:p>
          </table:table-cell>
          <table:table-cell table:formula="of:=SIN([.A59])" office:value-type="float" office:value="-0.925814682327732">
            <text:p>-0.9258146823</text:p>
          </table:table-cell>
          <table:table-cell table:formula="of:=0.6*SIN(2*[.A59])" office:value-type="float" office:value="-0.419924812556125">
            <text:p>-0.4199248126</text:p>
          </table:table-cell>
          <table:table-cell table:formula="of:=0.5*COS([.A59])" office:value-type="float" office:value="0.18898887135649">
            <text:p>0.1889888714</text:p>
          </table:table-cell>
          <table:table-cell table:formula="of:=0.25*COS([.A59]*2)" office:value-type="float" office:value="-0.1785664130068">
            <text:p>-0.178566413</text:p>
          </table:table-cell>
          <table:table-cell table:formula="of:=SUM([.E59:.I59])" office:value-type="float" office:value="-0.635317036534168">
            <text:p>-0.6353170365</text:p>
          </table:table-cell>
          <table:table-cell table:formula="of:=SIN([.A74])" office:value-type="float" office:value="0.311541363513378">
            <text:p>0.3115413635</text:p>
          </table:table-cell>
          <table:table-cell table:number-columns-repeated="245"/>
        </table:table-row>
        <table:table-row table:style-name="ro1">
          <table:table-cell office:value-type="float" office:value="5.2">
            <text:p>5.2</text:p>
          </table:table-cell>
          <table:table-cell table:formula="of:=SIN([.A60])+0.7" office:value-type="float" office:value="-0.183454655720153">
            <text:p>-0.1834546557</text:p>
          </table:table-cell>
          <table:table-cell table:formula="of:=SIN([.A60]*2)+0.5" office:value-type="float" office:value="-0.327826469085654">
            <text:p>-0.3278264691</text:p>
          </table:table-cell>
          <table:table-cell table:formula="of:=SIN([.A60]+PI())+0.7" office:value-type="float" office:value="1.58345465572015">
            <text:p>1.5834546557</text:p>
          </table:table-cell>
          <table:table-cell office:value-type="float" office:value="0.7">
            <text:p>0.7</text:p>
          </table:table-cell>
          <table:table-cell table:formula="of:=SIN([.A60])" office:value-type="float" office:value="-0.883454655720153">
            <text:p>-0.8834546557</text:p>
          </table:table-cell>
          <table:table-cell table:formula="of:=0.6*SIN(2*[.A60])" office:value-type="float" office:value="-0.496695881451392">
            <text:p>-0.4966958815</text:p>
          </table:table-cell>
          <table:table-cell table:formula="of:=0.5*COS([.A60])" office:value-type="float" office:value="0.234258335650189">
            <text:p>0.2342583357</text:p>
          </table:table-cell>
          <table:table-cell table:formula="of:=0.25*COS([.A60]*2)" office:value-type="float" office:value="-0.140246064356807">
            <text:p>-0.1402460644</text:p>
          </table:table-cell>
          <table:table-cell table:formula="of:=SUM([.E60:.I60])" office:value-type="float" office:value="-0.586138265878164">
            <text:p>-0.5861382659</text:p>
          </table:table-cell>
          <table:table-cell table:formula="of:=SIN([.A75])" office:value-type="float" office:value="0.404849920616598">
            <text:p>0.4048499206</text:p>
          </table:table-cell>
          <table:table-cell table:number-columns-repeated="245"/>
        </table:table-row>
        <table:table-row table:style-name="ro1">
          <table:table-cell office:value-type="float" office:value="5.3">
            <text:p>5.3</text:p>
          </table:table-cell>
          <table:table-cell table:formula="of:=SIN([.A61])+0.7" office:value-type="float" office:value="-0.132267442223901">
            <text:p>-0.1322674422</text:p>
          </table:table-cell>
          <table:table-cell table:formula="of:=SIN([.A61]*2)+0.5" office:value-type="float" office:value="-0.422775421612807">
            <text:p>-0.4227754216</text:p>
          </table:table-cell>
          <table:table-cell table:formula="of:=SIN([.A61]+PI())+0.7" office:value-type="float" office:value="1.5322674422239">
            <text:p>1.5322674422</text:p>
          </table:table-cell>
          <table:table-cell office:value-type="float" office:value="0.7">
            <text:p>0.7</text:p>
          </table:table-cell>
          <table:table-cell table:formula="of:=SIN([.A61])" office:value-type="float" office:value="-0.832267442223901">
            <text:p>-0.8322674422</text:p>
          </table:table-cell>
          <table:table-cell table:formula="of:=0.6*SIN(2*[.A61])" office:value-type="float" office:value="-0.553665252967684">
            <text:p>-0.553665253</text:p>
          </table:table-cell>
          <table:table-cell table:formula="of:=0.5*COS([.A61])" office:value-type="float" office:value="0.27718716808958">
            <text:p>0.2771871681</text:p>
          </table:table-cell>
          <table:table-cell table:formula="of:=0.25*COS([.A61]*2)" office:value-type="float" office:value="-0.0963345476929574">
            <text:p>-0.0963345477</text:p>
          </table:table-cell>
          <table:table-cell table:formula="of:=SUM([.E61:.I61])" office:value-type="float" office:value="-0.505080074794962">
            <text:p>-0.5050800748</text:p>
          </table:table-cell>
          <table:table-cell table:formula="of:=SIN([.A76])" office:value-type="float" office:value="0.494113351138608">
            <text:p>0.4941133511</text:p>
          </table:table-cell>
          <table:table-cell table:number-columns-repeated="245"/>
        </table:table-row>
        <table:table-row table:style-name="ro1">
          <table:table-cell office:value-type="float" office:value="5.4">
            <text:p>5.4</text:p>
          </table:table-cell>
          <table:table-cell table:formula="of:=SIN([.A62])+0.7" office:value-type="float" office:value="-0.0727644875559872">
            <text:p>-0.0727644876</text:p>
          </table:table-cell>
          <table:table-cell table:formula="of:=SIN([.A62]*2)+0.5" office:value-type="float" office:value="-0.480936230066492">
            <text:p>-0.4809362301</text:p>
          </table:table-cell>
          <table:table-cell table:formula="of:=SIN([.A62]+PI())+0.7" office:value-type="float" office:value="1.47276448755599">
            <text:p>1.4727644876</text:p>
          </table:table-cell>
          <table:table-cell office:value-type="float" office:value="0.7">
            <text:p>0.7</text:p>
          </table:table-cell>
          <table:table-cell table:formula="of:=SIN([.A62])" office:value-type="float" office:value="-0.772764487555987">
            <text:p>-0.7727644876</text:p>
          </table:table-cell>
          <table:table-cell table:formula="of:=0.6*SIN(2*[.A62])" office:value-type="float" office:value="-0.588561738039895">
            <text:p>-0.588561738</text:p>
          </table:table-cell>
          <table:table-cell table:formula="of:=0.5*COS([.A62])" office:value-type="float" office:value="0.317346437971317">
            <text:p>0.317346438</text:p>
          </table:table-cell>
          <table:table-cell table:formula="of:=0.25*COS([.A62]*2)" office:value-type="float" office:value="-0.0485824766138337">
            <text:p>-0.0485824766</text:p>
          </table:table-cell>
          <table:table-cell table:formula="of:=SUM([.E62:.I62])" office:value-type="float" office:value="-0.392562264238398">
            <text:p>-0.3925622642</text:p>
          </table:table-cell>
          <table:table-cell table:formula="of:=SIN([.A77])" office:value-type="float" office:value="0.5784397643882">
            <text:p>0.5784397644</text:p>
          </table:table-cell>
          <table:table-cell table:number-columns-repeated="245"/>
        </table:table-row>
        <table:table-row table:style-name="ro1">
          <table:table-cell office:value-type="float" office:value="5.5">
            <text:p>5.5</text:p>
          </table:table-cell>
          <table:table-cell table:formula="of:=SIN([.A63])+0.7" office:value-type="float" office:value="-0.00554032557039197">
            <text:p>-0.0055403256</text:p>
          </table:table-cell>
          <table:table-cell table:formula="of:=SIN([.A63]*2)+0.5" office:value-type="float" office:value="-0.499990206550703">
            <text:p>-0.4999902066</text:p>
          </table:table-cell>
          <table:table-cell table:formula="of:=SIN([.A63]+PI())+0.7" office:value-type="float" office:value="1.40554032557039">
            <text:p>1.4055403256</text:p>
          </table:table-cell>
          <table:table-cell office:value-type="float" office:value="0.7">
            <text:p>0.7</text:p>
          </table:table-cell>
          <table:table-cell table:formula="of:=SIN([.A63])" office:value-type="float" office:value="-0.705540325570392">
            <text:p>-0.7055403256</text:p>
          </table:table-cell>
          <table:table-cell table:formula="of:=0.6*SIN(2*[.A63])" office:value-type="float" office:value="-0.599994123930422">
            <text:p>-0.5999941239</text:p>
          </table:table-cell>
          <table:table-cell table:formula="of:=0.5*COS([.A63])" office:value-type="float" office:value="0.35433488714563">
            <text:p>0.3543348871</text:p>
          </table:table-cell>
          <table:table-cell table:formula="of:=0.25*COS([.A63]*2)" office:value-type="float" office:value="0.0011064244970127">
            <text:p>0.0011064245</text:p>
          </table:table-cell>
          <table:table-cell table:formula="of:=SUM([.E63:.I63])" office:value-type="float" office:value="-0.250093137858171">
            <text:p>-0.2500931379</text:p>
          </table:table-cell>
          <table:table-cell table:formula="of:=SIN([.A78])" office:value-type="float" office:value="0.656986598718789">
            <text:p>0.6569865987</text:p>
          </table:table-cell>
          <table:table-cell table:number-columns-repeated="245"/>
        </table:table-row>
        <table:table-row table:style-name="ro1">
          <table:table-cell office:value-type="float" office:value="5.6">
            <text:p>5.6</text:p>
          </table:table-cell>
          <table:table-cell table:formula="of:=SIN([.A64])+0.7" office:value-type="float" office:value="0.0687333621276783">
            <text:p>0.0687333621</text:p>
          </table:table-cell>
          <table:table-cell table:formula="of:=SIN([.A64]*2)+0.5" office:value-type="float" office:value="-0.479177729151317">
            <text:p>-0.4791777292</text:p>
          </table:table-cell>
          <table:table-cell table:formula="of:=SIN([.A64]+PI())+0.7" office:value-type="float" office:value="1.33126663787232">
            <text:p>1.3312666379</text:p>
          </table:table-cell>
          <table:table-cell office:value-type="float" office:value="0.7">
            <text:p>0.7</text:p>
          </table:table-cell>
          <table:table-cell table:formula="of:=SIN([.A64])" office:value-type="float" office:value="-0.631266637872322">
            <text:p>-0.6312666379</text:p>
          </table:table-cell>
          <table:table-cell table:formula="of:=0.6*SIN(2*[.A64])" office:value-type="float" office:value="-0.58750663749079">
            <text:p>-0.5875066375</text:p>
          </table:table-cell>
          <table:table-cell table:formula="of:=0.5*COS([.A64])" office:value-type="float" office:value="0.387782939255125">
            <text:p>0.3877829393</text:p>
          </table:table-cell>
          <table:table-cell table:formula="of:=0.25*COS([.A64]*2)" office:value-type="float" office:value="0.0507512159546876">
            <text:p>0.050751216</text:p>
          </table:table-cell>
          <table:table-cell table:formula="of:=SUM([.E64:.I64])" office:value-type="float" office:value="-0.0802391201532996">
            <text:p>-0.0802391202</text:p>
          </table:table-cell>
          <table:table-cell table:formula="of:=SIN([.A79])" office:value-type="float" office:value="0.728969040125876">
            <text:p>0.7289690401</text:p>
          </table:table-cell>
          <table:table-cell table:number-columns-repeated="245"/>
        </table:table-row>
        <table:table-row table:style-name="ro1">
          <table:table-cell office:value-type="float" office:value="5.7">
            <text:p>5.7</text:p>
          </table:table-cell>
          <table:table-cell table:formula="of:=SIN([.A65])+0.7" office:value-type="float" office:value="0.149314457402362">
            <text:p>0.1493144574</text:p>
          </table:table-cell>
          <table:table-cell table:formula="of:=SIN([.A65]*2)+0.5" office:value-type="float" office:value="-0.419328525664676">
            <text:p>-0.4193285257</text:p>
          </table:table-cell>
          <table:table-cell table:formula="of:=SIN([.A65]+PI())+0.7" office:value-type="float" office:value="1.25068554259764">
            <text:p>1.2506855426</text:p>
          </table:table-cell>
          <table:table-cell office:value-type="float" office:value="0.7">
            <text:p>0.7</text:p>
          </table:table-cell>
          <table:table-cell table:formula="of:=SIN([.A65])" office:value-type="float" office:value="-0.550685542597638">
            <text:p>-0.5506855426</text:p>
          </table:table-cell>
          <table:table-cell table:formula="of:=0.6*SIN(2*[.A65])" office:value-type="float" office:value="-0.551597115398805">
            <text:p>-0.5515971154</text:p>
          </table:table-cell>
          <table:table-cell table:formula="of:=0.5*COS([.A65])" office:value-type="float" office:value="0.41735639241958">
            <text:p>0.4173563924</text:p>
          </table:table-cell>
          <table:table-cell table:formula="of:=0.25*COS([.A65]*2)" office:value-type="float" office:value="0.0983727165869727">
            <text:p>0.0983727166</text:p>
          </table:table-cell>
          <table:table-cell table:formula="of:=SUM([.E65:.I65])" office:value-type="float" office:value="0.11344645101011">
            <text:p>0.113446451</text:p>
          </table:table-cell>
          <table:table-cell table:formula="of:=SIN([.A80])" office:value-type="float" office:value="0.793667863849153">
            <text:p>0.7936678638</text:p>
          </table:table-cell>
          <table:table-cell table:number-columns-repeated="245"/>
        </table:table-row>
        <table:table-row table:style-name="ro1">
          <table:table-cell office:value-type="float" office:value="5.8">
            <text:p>5.8</text:p>
          </table:table-cell>
          <table:table-cell table:formula="of:=SIN([.A66])+0.7" office:value-type="float" office:value="0.235397820586243">
            <text:p>0.2353978206</text:p>
          </table:table-cell>
          <table:table-cell table:formula="of:=SIN([.A66]*2)+0.5" office:value-type="float" office:value="-0.322828594968709">
            <text:p>-0.322828595</text:p>
          </table:table-cell>
          <table:table-cell table:formula="of:=SIN([.A66]+PI())+0.7" office:value-type="float" office:value="1.16460217941376">
            <text:p>1.1646021794</text:p>
          </table:table-cell>
          <table:table-cell office:value-type="float" office:value="0.7">
            <text:p>0.7</text:p>
          </table:table-cell>
          <table:table-cell table:formula="of:=SIN([.A66])" office:value-type="float" office:value="-0.464602179413757">
            <text:p>-0.4646021794</text:p>
          </table:table-cell>
          <table:table-cell table:formula="of:=0.6*SIN(2*[.A66])" office:value-type="float" office:value="-0.493697156981225">
            <text:p>-0.493697157</text:p>
          </table:table-cell>
          <table:table-cell table:formula="of:=0.5*COS([.A66])" office:value-type="float" office:value="0.44275975847066">
            <text:p>0.4427597585</text:p>
          </table:table-cell>
          <table:table-cell table:formula="of:=0.25*COS([.A66]*2)" office:value-type="float" office:value="0.142072407441993">
            <text:p>0.1420724074</text:p>
          </table:table-cell>
          <table:table-cell table:formula="of:=SUM([.E66:.I66])" office:value-type="float" office:value="0.32653282951767">
            <text:p>0.3265328295</text:p>
          </table:table-cell>
          <table:table-cell table:formula="of:=SIN([.A81])" office:value-type="float" office:value="0.850436620628564">
            <text:p>0.8504366206</text:p>
          </table:table-cell>
          <table:table-cell table:number-columns-repeated="245"/>
        </table:table-row>
        <table:table-row table:style-name="ro1">
          <table:table-cell office:value-type="float" office:value="5.9">
            <text:p>5.9</text:p>
          </table:table-cell>
          <table:table-cell table:formula="of:=SIN([.A67])+0.7" office:value-type="float" office:value="0.326123335169764">
            <text:p>0.3261233352</text:p>
          </table:table-cell>
          <table:table-cell table:formula="of:=SIN([.A67]*2)+0.5" office:value-type="float" office:value="-0.193525084777122">
            <text:p>-0.1935250848</text:p>
          </table:table-cell>
          <table:table-cell table:formula="of:=SIN([.A67]+PI())+0.7" office:value-type="float" office:value="1.07387666483024">
            <text:p>1.0738766648</text:p>
          </table:table-cell>
          <table:table-cell office:value-type="float" office:value="0.7">
            <text:p>0.7</text:p>
          </table:table-cell>
          <table:table-cell table:formula="of:=SIN([.A67])" office:value-type="float" office:value="-0.373876664830236">
            <text:p>-0.3738766648</text:p>
          </table:table-cell>
          <table:table-cell table:formula="of:=0.6*SIN(2*[.A67])" office:value-type="float" office:value="-0.416115050866273">
            <text:p>-0.4161150509</text:p>
          </table:table-cell>
          <table:table-cell table:formula="of:=0.5*COS([.A67])" office:value-type="float" office:value="0.463739215372018">
            <text:p>0.4637392154</text:p>
          </table:table-cell>
          <table:table-cell table:formula="of:=0.25*COS([.A67]*2)" office:value-type="float" office:value="0.18010811974771">
            <text:p>0.1801081197</text:p>
          </table:table-cell>
          <table:table-cell table:formula="of:=SUM([.E67:.I67])" office:value-type="float" office:value="0.553855619423218">
            <text:p>0.5538556194</text:p>
          </table:table-cell>
          <table:table-cell table:formula="of:=SIN([.A82])" office:value-type="float" office:value="0.898708095811627">
            <text:p>0.8987080958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table:formula="of:=SIN([.A68])+0.7" office:value-type="float" office:value="0.420584501801074">
            <text:p>0.4205845018</text:p>
          </table:table-cell>
          <table:table-cell table:formula="of:=SIN([.A68]*2)+0.5" office:value-type="float" office:value="-0.0365729180004349">
            <text:p>-0.036572918</text:p>
          </table:table-cell>
          <table:table-cell table:formula="of:=SIN([.A68]+PI())+0.7" office:value-type="float" office:value="0.979415498198926">
            <text:p>0.9794154982</text:p>
          </table:table-cell>
          <table:table-cell office:value-type="float" office:value="0.7">
            <text:p>0.7</text:p>
          </table:table-cell>
          <table:table-cell table:formula="of:=SIN([.A68])" office:value-type="float" office:value="-0.279415498198926">
            <text:p>-0.2794154982</text:p>
          </table:table-cell>
          <table:table-cell table:formula="of:=0.6*SIN(2*[.A68])" office:value-type="float" office:value="-0.321943750800261">
            <text:p>-0.3219437508</text:p>
          </table:table-cell>
          <table:table-cell table:formula="of:=0.5*COS([.A68])" office:value-type="float" office:value="0.480085143325183">
            <text:p>0.4800851433</text:p>
          </table:table-cell>
          <table:table-cell table:formula="of:=0.25*COS([.A68]*2)" office:value-type="float" office:value="0.210963489683123">
            <text:p>0.2109634897</text:p>
          </table:table-cell>
          <table:table-cell table:formula="of:=SUM([.E68:.I68])" office:value-type="float" office:value="0.789689384009119">
            <text:p>0.789689384</text:p>
          </table:table-cell>
          <table:table-cell table:formula="of:=SIN([.A83])" office:value-type="float" office:value="0.937999976774739">
            <text:p>0.9379999768</text:p>
          </table:table-cell>
          <table:table-cell table:number-columns-repeated="245"/>
        </table:table-row>
        <table:table-row table:style-name="ro1">
          <table:table-cell office:value-type="float" office:value="6.1">
            <text:p>6.1</text:p>
          </table:table-cell>
          <table:table-cell table:formula="of:=SIN([.A69])+0.7" office:value-type="float" office:value="0.517837495727904">
            <text:p>0.5178374957</text:p>
          </table:table-cell>
          <table:table-cell table:formula="of:=SIN([.A69]*2)+0.5" office:value-type="float" office:value="0.141770717763171">
            <text:p>0.1417707178</text:p>
          </table:table-cell>
          <table:table-cell table:formula="of:=SIN([.A69]+PI())+0.7" office:value-type="float" office:value="0.882162504272096">
            <text:p>0.8821625043</text:p>
          </table:table-cell>
          <table:table-cell office:value-type="float" office:value="0.7">
            <text:p>0.7</text:p>
          </table:table-cell>
          <table:table-cell table:formula="of:=SIN([.A69])" office:value-type="float" office:value="-0.182162504272096">
            <text:p>-0.1821625043</text:p>
          </table:table-cell>
          <table:table-cell table:formula="of:=0.6*SIN(2*[.A69])" office:value-type="float" office:value="-0.214937569342097">
            <text:p>-0.2149375693</text:p>
          </table:table-cell>
          <table:table-cell table:formula="of:=0.5*COS([.A69])" office:value-type="float" office:value="0.491634219221292">
            <text:p>0.4916342192</text:p>
          </table:table-cell>
          <table:table-cell table:formula="of:=0.25*COS([.A69]*2)" office:value-type="float" office:value="0.233408411018659">
            <text:p>0.233408411</text:p>
          </table:table-cell>
          <table:table-cell table:formula="of:=SUM([.E69:.I69])" office:value-type="float" office:value="1.02794255662576">
            <text:p>1.0279425566</text:p>
          </table:table-cell>
          <table:table-cell table:formula="of:=SIN([.A84])" office:value-type="float" office:value="0.967919672031486">
            <text:p>0.967919672</text:p>
          </table:table-cell>
          <table:table-cell table:number-columns-repeated="245"/>
        </table:table-row>
        <table:table-row table:style-name="ro1">
          <table:table-cell office:value-type="float" office:value="6.2">
            <text:p>6.2</text:p>
          </table:table-cell>
          <table:table-cell table:formula="of:=SIN([.A70])+0.7" office:value-type="float" office:value="0.616910597182504">
            <text:p>0.6169105972</text:p>
          </table:table-cell>
          <table:table-cell table:formula="of:=SIN([.A70]*2)+0.5" office:value-type="float" office:value="0.334395824551691">
            <text:p>0.3343958246</text:p>
          </table:table-cell>
          <table:table-cell table:formula="of:=SIN([.A70]+PI())+0.7" office:value-type="float" office:value="0.783089402817497">
            <text:p>0.7830894028</text:p>
          </table:table-cell>
          <table:table-cell office:value-type="float" office:value="0.7">
            <text:p>0.7</text:p>
          </table:table-cell>
          <table:table-cell table:formula="of:=SIN([.A70])" office:value-type="float" office:value="-0.0830894028174964">
            <text:p>-0.0830894028</text:p>
          </table:table-cell>
          <table:table-cell table:formula="of:=0.6*SIN(2*[.A70])" office:value-type="float" office:value="-0.0993625052689856">
            <text:p>-0.0993625053</text:p>
          </table:table-cell>
          <table:table-cell table:formula="of:=0.5*COS([.A70])" office:value-type="float" office:value="0.498271048511609">
            <text:p>0.4982710485</text:p>
          </table:table-cell>
          <table:table-cell table:formula="of:=0.25*COS([.A70]*2)" office:value-type="float" office:value="0.246548075569716">
            <text:p>0.2465480756</text:p>
          </table:table-cell>
          <table:table-cell table:formula="of:=SUM([.E70:.I70])" office:value-type="float" office:value="1.26236721599484">
            <text:p>1.262367216</text:p>
          </table:table-cell>
          <table:table-cell table:formula="of:=SIN([.A85])" office:value-type="float" office:value="0.988168233877">
            <text:p>0.9881682339</text:p>
          </table:table-cell>
          <table:table-cell table:number-columns-repeated="245"/>
        </table:table-row>
        <table:table-row table:style-name="ro1">
          <table:table-cell office:value-type="float" office:value="6.3">
            <text:p>6.3</text:p>
          </table:table-cell>
          <table:table-cell table:formula="of:=SIN([.A71])+0.7" office:value-type="float" office:value="0.71681390048435">
            <text:p>0.7168139005</text:p>
          </table:table-cell>
          <table:table-cell table:formula="of:=SIN([.A71]*2)+0.5" office:value-type="float" office:value="0.533623047221137">
            <text:p>0.5336230472</text:p>
          </table:table-cell>
          <table:table-cell table:formula="of:=SIN([.A71]+PI())+0.7" office:value-type="float" office:value="0.683186099515649">
            <text:p>0.6831860995</text:p>
          </table:table-cell>
          <table:table-cell office:value-type="float" office:value="0.7">
            <text:p>0.7</text:p>
          </table:table-cell>
          <table:table-cell table:formula="of:=SIN([.A71])" office:value-type="float" office:value="0.0168139004843497">
            <text:p>0.0168139005</text:p>
          </table:table-cell>
          <table:table-cell table:formula="of:=0.6*SIN(2*[.A71])" office:value-type="float" office:value="0.020173828332682">
            <text:p>0.0201738283</text:p>
          </table:table-cell>
          <table:table-cell table:formula="of:=0.5*COS([.A71])" office:value-type="float" office:value="0.499929318191708">
            <text:p>0.4999293182</text:p>
          </table:table-cell>
          <table:table-cell table:formula="of:=0.25*COS([.A71]*2)" office:value-type="float" office:value="0.249858646375251">
            <text:p>0.2498586464</text:p>
          </table:table-cell>
          <table:table-cell table:formula="of:=SUM([.E71:.I71])" office:value-type="float" office:value="1.48677569338399">
            <text:p>1.4867756934</text:p>
          </table:table-cell>
          <table:table-cell table:formula="of:=SIN([.A86])" office:value-type="float" office:value="0.998543345374605">
            <text:p>0.9985433454</text:p>
          </table:table-cell>
          <table:table-cell table:number-columns-repeated="245"/>
        </table:table-row>
        <table:table-row table:style-name="ro1">
          <table:table-cell office:value-type="float" office:value="6.4">
            <text:p>6.4</text:p>
          </table:table-cell>
          <table:table-cell table:formula="of:=SIN([.A72])+0.7" office:value-type="float" office:value="0.816549204850494">
            <text:p>0.8165492049</text:p>
          </table:table-cell>
          <table:table-cell table:formula="of:=SIN([.A72]*2)+0.5" office:value-type="float" office:value="0.731509825101539">
            <text:p>0.7315098251</text:p>
          </table:table-cell>
          <table:table-cell table:formula="of:=SIN([.A72]+PI())+0.7" office:value-type="float" office:value="0.583450795149506">
            <text:p>0.5834507951</text:p>
          </table:table-cell>
          <table:table-cell office:value-type="float" office:value="0.7">
            <text:p>0.7</text:p>
          </table:table-cell>
          <table:table-cell table:formula="of:=SIN([.A72])" office:value-type="float" office:value="0.116549204850494">
            <text:p>0.1165492049</text:p>
          </table:table-cell>
          <table:table-cell table:formula="of:=0.6*SIN(2*[.A72])" office:value-type="float" office:value="0.138905895060923">
            <text:p>0.1389058951</text:p>
          </table:table-cell>
          <table:table-cell table:formula="of:=0.5*COS([.A72])" office:value-type="float" office:value="0.496592459379096">
            <text:p>0.4965924594</text:p>
          </table:table-cell>
          <table:table-cell table:formula="of:=0.25*COS([.A72]*2)" office:value-type="float" office:value="0.243208141424359">
            <text:p>0.2432081414</text:p>
          </table:table-cell>
          <table:table-cell table:formula="of:=SUM([.E72:.I72])" office:value-type="float" office:value="1.69525570071487">
            <text:p>1.6952557007</text:p>
          </table:table-cell>
          <table:table-cell table:formula="of:=SIN([.A87])" office:value-type="float" office:value="0.998941341839772">
            <text:p>0.9989413418</text:p>
          </table:table-cell>
          <table:table-cell table:number-columns-repeated="245"/>
        </table:table-row>
        <table:table-row table:style-name="ro1">
          <table:table-cell office:value-type="float" office:value="6.5">
            <text:p>6.5</text:p>
          </table:table-cell>
          <table:table-cell table:formula="of:=SIN([.A73])+0.7" office:value-type="float" office:value="0.915119988087815">
            <text:p>0.9151199881</text:p>
          </table:table-cell>
          <table:table-cell table:formula="of:=SIN([.A73]*2)+0.5" office:value-type="float" office:value="0.920167036826641">
            <text:p>0.9201670368</text:p>
          </table:table-cell>
          <table:table-cell table:formula="of:=SIN([.A73]+PI())+0.7" office:value-type="float" office:value="0.484880011912185">
            <text:p>0.4848800119</text:p>
          </table:table-cell>
          <table:table-cell office:value-type="float" office:value="0.7">
            <text:p>0.7</text:p>
          </table:table-cell>
          <table:table-cell table:formula="of:=SIN([.A73])" office:value-type="float" office:value="0.215119988087815">
            <text:p>0.2151199881</text:p>
          </table:table-cell>
          <table:table-cell table:formula="of:=0.6*SIN(2*[.A73])" office:value-type="float" office:value="0.252100222095985">
            <text:p>0.2521002221</text:p>
          </table:table-cell>
          <table:table-cell table:formula="of:=0.5*COS([.A73])" office:value-type="float" office:value="0.488293812864012">
            <text:p>0.4882938129</text:p>
          </table:table-cell>
          <table:table-cell table:formula="of:=0.25*COS([.A73]*2)" office:value-type="float" office:value="0.226861695362549">
            <text:p>0.2268616954</text:p>
          </table:table-cell>
          <table:table-cell table:formula="of:=SUM([.E73:.I73])" office:value-type="float" office:value="1.88237571841036">
            <text:p>1.8823757184</text:p>
          </table:table-cell>
          <table:table-cell office:value-type="float" office:value="0.973847630878195">
            <text:p>0.9738476309</text:p>
          </table:table-cell>
          <table:table-cell table:number-columns-repeated="245"/>
        </table:table-row>
        <table:table-row table:style-name="ro1">
          <table:table-cell office:value-type="float" office:value="6.6">
            <text:p>6.6</text:p>
          </table:table-cell>
          <table:table-cell table:formula="of:=SIN([.A74])+0.7" office:value-type="float" office:value="1.01154136351338">
            <text:p>1.0115413635</text:p>
          </table:table-cell>
          <table:table-cell table:formula="of:=SIN([.A74]*2)+0.5" office:value-type="float" office:value="1.09207351470722">
            <text:p>1.0920735147</text:p>
          </table:table-cell>
          <table:table-cell table:formula="of:=SIN([.A74]+PI())+0.7" office:value-type="float" office:value="0.388458636486622">
            <text:p>0.3884586365</text:p>
          </table:table-cell>
          <table:table-cell office:value-type="float" office:value="0.7">
            <text:p>0.7</text:p>
          </table:table-cell>
          <table:table-cell table:formula="of:=SIN([.A74])" office:value-type="float" office:value="0.311541363513378">
            <text:p>0.3115413635</text:p>
          </table:table-cell>
          <table:table-cell table:formula="of:=0.6*SIN(2*[.A74])" office:value-type="float" office:value="0.355244108824334">
            <text:p>0.3552441088</text:p>
          </table:table-cell>
          <table:table-cell table:formula="of:=0.5*COS([.A74])" office:value-type="float" office:value="0.475116295979265">
            <text:p>0.475116296</text:p>
          </table:table-cell>
          <table:table-cell table:formula="of:=0.25*COS([.A74]*2)" office:value-type="float" office:value="0.201470989410113">
            <text:p>0.2014709894</text:p>
          </table:table-cell>
          <table:table-cell table:formula="of:=SUM([.E74:.I74])" office:value-type="float" office:value="2.04337275772709">
            <text:p>2.0433727577</text:p>
          </table:table-cell>
          <table:table-cell office:value-type="float" office:value="0.909297426825682">
            <text:p>0.9092974268</text:p>
          </table:table-cell>
          <table:table-cell table:number-columns-repeated="245"/>
        </table:table-row>
        <table:table-row table:style-name="ro1">
          <table:table-cell office:value-type="float" office:value="6.7">
            <text:p>6.7</text:p>
          </table:table-cell>
          <table:table-cell table:formula="of:=SIN([.A75])+0.7" office:value-type="float" office:value="1.1048499206166">
            <text:p>1.1048499206</text:p>
          </table:table-cell>
          <table:table-cell table:formula="of:=SIN([.A75]*2)+0.5" office:value-type="float" office:value="1.24037588995245">
            <text:p>1.24037589</text:p>
          </table:table-cell>
          <table:table-cell table:formula="of:=SIN([.A75]+PI())+0.7" office:value-type="float" office:value="0.295150079383403">
            <text:p>0.2951500794</text:p>
          </table:table-cell>
          <table:table-cell office:value-type="float" office:value="0.7">
            <text:p>0.7</text:p>
          </table:table-cell>
          <table:table-cell table:formula="of:=SIN([.A75])" office:value-type="float" office:value="0.404849920616598">
            <text:p>0.4048499206</text:p>
          </table:table-cell>
          <table:table-cell table:formula="of:=0.6*SIN(2*[.A75])" office:value-type="float" office:value="0.444225533971469">
            <text:p>0.444225534</text:p>
          </table:table-cell>
          <table:table-cell table:formula="of:=0.5*COS([.A75])" office:value-type="float" office:value="0.45719157411766">
            <text:p>0.4571915741</text:p>
          </table:table-cell>
          <table:table-cell table:formula="of:=0.25*COS([.A75]*2)" office:value-type="float" office:value="0.168048270888367">
            <text:p>0.1680482709</text:p>
          </table:table-cell>
          <table:table-cell table:formula="of:=SUM([.E75:.I75])" office:value-type="float" office:value="2.17431529959409">
            <text:p>2.1743152996</text:p>
          </table:table-cell>
          <table:table-cell office:value-type="float" office:value="0.80849640381959">
            <text:p>0.8084964038</text:p>
          </table:table-cell>
          <table:table-cell table:number-columns-repeated="245"/>
        </table:table-row>
        <table:table-row table:style-name="ro1">
          <table:table-cell office:value-type="float" office:value="6.8">
            <text:p>6.8</text:p>
          </table:table-cell>
          <table:table-cell table:formula="of:=SIN([.A76])+0.7" office:value-type="float" office:value="1.19411335113861">
            <text:p>1.1941133511</text:p>
          </table:table-cell>
          <table:table-cell table:formula="of:=SIN([.A76]*2)+0.5" office:value-type="float" office:value="1.3591618148565">
            <text:p>1.3591618149</text:p>
          </table:table-cell>
          <table:table-cell table:formula="of:=SIN([.A76]+PI())+0.7" office:value-type="float" office:value="0.205886648861391">
            <text:p>0.2058866489</text:p>
          </table:table-cell>
          <table:table-cell office:value-type="float" office:value="0.7">
            <text:p>0.7</text:p>
          </table:table-cell>
          <table:table-cell table:formula="of:=SIN([.A76])" office:value-type="float" office:value="0.494113351138608">
            <text:p>0.4941133511</text:p>
          </table:table-cell>
          <table:table-cell table:formula="of:=0.6*SIN(2*[.A76])" office:value-type="float" office:value="0.515497088913897">
            <text:p>0.5154970889</text:p>
          </table:table-cell>
          <table:table-cell table:formula="of:=0.5*COS([.A76])" office:value-type="float" office:value="0.434698745174913">
            <text:p>0.4346987452</text:p>
          </table:table-cell>
          <table:table-cell table:formula="of:=0.25*COS([.A76]*2)" office:value-type="float" office:value="0.127925998113287">
            <text:p>0.1279259981</text:p>
          </table:table-cell>
          <table:table-cell table:formula="of:=SUM([.E76:.I76])" office:value-type="float" office:value="2.27223518334071">
            <text:p>2.2722351833</text:p>
          </table:table-cell>
          <table:table-cell office:value-type="float" office:value="0.675463180551151">
            <text:p>0.6754631806</text:p>
          </table:table-cell>
          <table:table-cell table:number-columns-repeated="245"/>
        </table:table-row>
        <table:table-row table:style-name="ro1">
          <table:table-cell office:value-type="float" office:value="6.9">
            <text:p>6.9</text:p>
          </table:table-cell>
          <table:table-cell table:formula="of:=SIN([.A77])+0.7" office:value-type="float" office:value="1.2784397643882">
            <text:p>1.2784397644</text:p>
          </table:table-cell>
          <table:table-cell table:formula="of:=SIN([.A77]*2)+0.5" office:value-type="float" office:value="1.4436956694441">
            <text:p>1.4436956694</text:p>
          </table:table-cell>
          <table:table-cell table:formula="of:=SIN([.A77]+PI())+0.7" office:value-type="float" office:value="0.1215602356118">
            <text:p>0.1215602356</text:p>
          </table:table-cell>
          <table:table-cell office:value-type="float" office:value="0.7">
            <text:p>0.7</text:p>
          </table:table-cell>
          <table:table-cell table:formula="of:=SIN([.A77])" office:value-type="float" office:value="0.5784397643882">
            <text:p>0.5784397644</text:p>
          </table:table-cell>
          <table:table-cell table:formula="of:=0.6*SIN(2*[.A77])" office:value-type="float" office:value="0.566217401666463">
            <text:p>0.5662174017</text:p>
          </table:table-cell>
          <table:table-cell table:formula="of:=0.5*COS([.A77])" office:value-type="float" office:value="0.407862550062678">
            <text:p>0.4078625501</text:p>
          </table:table-cell>
          <table:table-cell table:formula="of:=0.25*COS([.A77]*2)" office:value-type="float" office:value="0.0827037194872617">
            <text:p>0.0827037195</text:p>
          </table:table-cell>
          <table:table-cell table:formula="of:=SUM([.E77:.I77])" office:value-type="float" office:value="2.3352234356046">
            <text:p>2.3352234356</text:p>
          </table:table-cell>
          <table:table-cell office:value-type="float" office:value="0.515501371821464">
            <text:p>0.5155013718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table:formula="of:=SIN([.A78])+0.7" office:value-type="float" office:value="1.35698659871879">
            <text:p>1.3569865987</text:p>
          </table:table-cell>
          <table:table-cell table:formula="of:=SIN([.A78]*2)+0.5" office:value-type="float" office:value="1.49060735569487">
            <text:p>1.4906073557</text:p>
          </table:table-cell>
          <table:table-cell table:formula="of:=SIN([.A78]+PI())+0.7" office:value-type="float" office:value="0.043013401281211">
            <text:p>0.0430134013</text:p>
          </table:table-cell>
          <table:table-cell office:value-type="float" office:value="0.7">
            <text:p>0.7</text:p>
          </table:table-cell>
          <table:table-cell table:formula="of:=SIN([.A78])" office:value-type="float" office:value="0.656986598718789">
            <text:p>0.6569865987</text:p>
          </table:table-cell>
          <table:table-cell table:formula="of:=0.6*SIN(2*[.A78])" office:value-type="float" office:value="0.594364413416922">
            <text:p>0.5943644134</text:p>
          </table:table-cell>
          <table:table-cell table:formula="of:=0.5*COS([.A78])" office:value-type="float" office:value="0.376951127171652">
            <text:p>0.3769511272</text:p>
          </table:table-cell>
          <table:table-cell table:formula="of:=0.25*COS([.A78]*2)" office:value-type="float" office:value="0.0341843045519584">
            <text:p>0.0341843046</text:p>
          </table:table-cell>
          <table:table-cell table:formula="of:=SUM([.E78:.I78])" office:value-type="float" office:value="2.36248644385932">
            <text:p>2.3624864439</text:p>
          </table:table-cell>
          <table:table-cell office:value-type="float" office:value="0.334988150155905">
            <text:p>0.3349881502</text:p>
          </table:table-cell>
          <table:table-cell table:number-columns-repeated="245"/>
        </table:table-row>
        <table:table-row table:style-name="ro1">
          <table:table-cell office:value-type="float" office:value="7.1">
            <text:p>7.1</text:p>
          </table:table-cell>
          <table:table-cell table:formula="of:=SIN([.A79])+0.7" office:value-type="float" office:value="1.42896904012588">
            <text:p>1.4289690401</text:p>
          </table:table-cell>
          <table:table-cell table:formula="of:=SIN([.A79]*2)+0.5" office:value-type="float" office:value="1.49802665271636">
            <text:p>1.4980266527</text:p>
          </table:table-cell>
          <table:table-cell table:formula="of:=SIN([.A79]+PI())+0.7" office:value-type="float" office:value="-0.0289690401258759">
            <text:p>-0.0289690401</text:p>
          </table:table-cell>
          <table:table-cell office:value-type="float" office:value="0.7">
            <text:p>0.7</text:p>
          </table:table-cell>
          <table:table-cell table:formula="of:=SIN([.A79])" office:value-type="float" office:value="0.728969040125876">
            <text:p>0.7289690401</text:p>
          </table:table-cell>
          <table:table-cell table:formula="of:=0.6*SIN(2*[.A79])" office:value-type="float" office:value="0.598815991629817">
            <text:p>0.5988159916</text:p>
          </table:table-cell>
          <table:table-cell table:formula="of:=0.5*COS([.A79])" office:value-type="float" office:value="0.342273333221403">
            <text:p>0.3422733332</text:p>
          </table:table-cell>
          <table:table-cell table:formula="of:=0.25*COS([.A79]*2)" office:value-type="float" office:value="-0.0156979307310204">
            <text:p>-0.0156979307</text:p>
          </table:table-cell>
          <table:table-cell table:formula="of:=SUM([.E79:.I79])" office:value-type="float" office:value="2.35436043424608">
            <text:p>2.3543604342</text:p>
          </table:table-cell>
          <table:table-cell office:value-type="float" office:value="0.141120008059867">
            <text:p>0.1411200081</text:p>
          </table:table-cell>
          <table:table-cell table:number-columns-repeated="245"/>
        </table:table-row>
        <table:table-row table:style-name="ro1">
          <table:table-cell office:value-type="float" office:value="7.2">
            <text:p>7.2</text:p>
          </table:table-cell>
          <table:table-cell table:formula="of:=SIN([.A80])+0.7" office:value-type="float" office:value="1.49366786384915">
            <text:p>1.4936678638</text:p>
          </table:table-cell>
          <table:table-cell table:formula="of:=SIN([.A80]*2)+0.5" office:value-type="float" office:value="1.46565777654928">
            <text:p>1.4656577765</text:p>
          </table:table-cell>
          <table:table-cell table:formula="of:=SIN([.A80]+PI())+0.7" office:value-type="float" office:value="-0.0936678638491526">
            <text:p>-0.0936678638</text:p>
          </table:table-cell>
          <table:table-cell office:value-type="float" office:value="0.7">
            <text:p>0.7</text:p>
          </table:table-cell>
          <table:table-cell table:formula="of:=SIN([.A80])" office:value-type="float" office:value="0.793667863849153">
            <text:p>0.7936678638</text:p>
          </table:table-cell>
          <table:table-cell table:formula="of:=0.6*SIN(2*[.A80])" office:value-type="float" office:value="0.579394665929566">
            <text:p>0.5793946659</text:p>
          </table:table-cell>
          <table:table-cell table:formula="of:=0.5*COS([.A80])" office:value-type="float" office:value="0.304175657266127">
            <text:p>0.3041756573</text:p>
          </table:table-cell>
          <table:table-cell table:formula="of:=0.25*COS([.A80]*2)" office:value-type="float" office:value="-0.064954339053439">
            <text:p>-0.0649543391</text:p>
          </table:table-cell>
          <table:table-cell table:formula="of:=SUM([.E80:.I80])" office:value-type="float" office:value="2.31228384799141">
            <text:p>2.312283848</text:p>
          </table:table-cell>
          <table:table-cell office:value-type="float" office:value="-0.0583741434275801">
            <text:p>-0.0583741434</text:p>
          </table:table-cell>
          <table:table-cell table:number-columns-repeated="245"/>
        </table:table-row>
        <table:table-row table:style-name="ro1">
          <table:table-cell office:value-type="float" office:value="7.3">
            <text:p>7.3</text:p>
          </table:table-cell>
          <table:table-cell table:formula="of:=SIN([.A81])+0.7" office:value-type="float" office:value="1.55043662062856">
            <text:p>1.5504366206</text:p>
          </table:table-cell>
          <table:table-cell table:formula="of:=SIN([.A81]*2)+0.5" office:value-type="float" office:value="1.3947911721405">
            <text:p>1.3947911721</text:p>
          </table:table-cell>
          <table:table-cell table:formula="of:=SIN([.A81]+PI())+0.7" office:value-type="float" office:value="-0.150436620628565">
            <text:p>-0.1504366206</text:p>
          </table:table-cell>
          <table:table-cell office:value-type="float" office:value="0.7">
            <text:p>0.7</text:p>
          </table:table-cell>
          <table:table-cell table:formula="of:=SIN([.A81])" office:value-type="float" office:value="0.850436620628564">
            <text:p>0.8504366206</text:p>
          </table:table-cell>
          <table:table-cell table:formula="of:=0.6*SIN(2*[.A81])" office:value-type="float" office:value="0.536874703284303">
            <text:p>0.5368747033</text:p>
          </table:table-cell>
          <table:table-cell table:formula="of:=0.5*COS([.A81])" office:value-type="float" office:value="0.263038758690553">
            <text:p>0.2630387587</text:p>
          </table:table-cell>
          <table:table-cell table:formula="of:=0.25*COS([.A81]*2)" office:value-type="float" office:value="-0.111621222853066">
            <text:p>-0.1116212229</text:p>
          </table:table-cell>
          <table:table-cell table:formula="of:=SUM([.E81:.I81])" office:value-type="float" office:value="2.23872885975035">
            <text:p>2.2387288598</text:p>
          </table:table-cell>
          <table:table-cell office:value-type="float" office:value="-0.255541102026831">
            <text:p>-0.255541102</text:p>
          </table:table-cell>
          <table:table-cell table:number-columns-repeated="245"/>
        </table:table-row>
        <table:table-row table:style-name="ro1">
          <table:table-cell office:value-type="float" office:value="7.4">
            <text:p>7.4</text:p>
          </table:table-cell>
          <table:table-cell table:formula="of:=SIN([.A82])+0.7" office:value-type="float" office:value="1.59870809581163">
            <text:p>1.5987080958</text:p>
          </table:table-cell>
          <table:table-cell table:formula="of:=SIN([.A82]*2)+0.5" office:value-type="float" office:value="1.28825206737532">
            <text:p>1.2882520674</text:p>
          </table:table-cell>
          <table:table-cell table:formula="of:=SIN([.A82]+PI())+0.7" office:value-type="float" office:value="-0.198708095811627">
            <text:p>-0.1987080958</text:p>
          </table:table-cell>
          <table:table-cell office:value-type="float" office:value="0.7">
            <text:p>0.7</text:p>
          </table:table-cell>
          <table:table-cell table:formula="of:=SIN([.A82])" office:value-type="float" office:value="0.898708095811627">
            <text:p>0.8987080958</text:p>
          </table:table-cell>
          <table:table-cell table:formula="of:=0.6*SIN(2*[.A82])" office:value-type="float" office:value="0.47295124042519">
            <text:p>0.4729512404</text:p>
          </table:table-cell>
          <table:table-cell table:formula="of:=0.5*COS([.A82])" office:value-type="float" office:value="0.219273663787195">
            <text:p>0.2192736638</text:p>
          </table:table-cell>
          <table:table-cell table:formula="of:=0.25*COS([.A82]*2)" office:value-type="float" office:value="-0.15383812073868">
            <text:p>-0.1538381207</text:p>
          </table:table-cell>
          <table:table-cell table:formula="of:=SUM([.E82:.I82])" office:value-type="float" office:value="2.13709487928533">
            <text:p>2.1370948793</text:p>
          </table:table-cell>
          <table:table-cell office:value-type="float" office:value="-0.442520443294852">
            <text:p>-0.4425204433</text:p>
          </table:table-cell>
          <table:table-cell table:number-columns-repeated="245"/>
        </table:table-row>
        <table:table-row table:style-name="ro1">
          <table:table-cell office:value-type="float" office:value="7.5">
            <text:p>7.5</text:p>
          </table:table-cell>
          <table:table-cell table:formula="of:=SIN([.A83])+0.7" office:value-type="float" office:value="1.63799997677474">
            <text:p>1.6379999768</text:p>
          </table:table-cell>
          <table:table-cell table:formula="of:=SIN([.A83]*2)+0.5" office:value-type="float" office:value="1.15028784015712">
            <text:p>1.1502878402</text:p>
          </table:table-cell>
          <table:table-cell table:formula="of:=SIN([.A83]+PI())+0.7" office:value-type="float" office:value="-0.237999976774739">
            <text:p>-0.2379999768</text:p>
          </table:table-cell>
          <table:table-cell office:value-type="float" office:value="0.7">
            <text:p>0.7</text:p>
          </table:table-cell>
          <table:table-cell table:formula="of:=SIN([.A83])" office:value-type="float" office:value="0.937999976774739">
            <text:p>0.9379999768</text:p>
          </table:table-cell>
          <table:table-cell table:formula="of:=0.6*SIN(2*[.A83])" office:value-type="float" office:value="0.39017270409427">
            <text:p>0.3901727041</text:p>
          </table:table-cell>
          <table:table-cell table:formula="of:=0.5*COS([.A83])" office:value-type="float" office:value="0.173317658917513">
            <text:p>0.1733176589</text:p>
          </table:table-cell>
          <table:table-cell table:formula="of:=0.25*COS([.A83]*2)" office:value-type="float" office:value="-0.189921978214705">
            <text:p>-0.1899219782</text:p>
          </table:table-cell>
          <table:table-cell table:formula="of:=SUM([.E83:.I83])" office:value-type="float" office:value="2.01156836157182">
            <text:p>2.0115683616</text:p>
          </table:table-cell>
          <table:table-cell office:value-type="float" office:value="-0.611857890942719">
            <text:p>-0.6118578909</text:p>
          </table:table-cell>
          <table:table-cell table:number-columns-repeated="245"/>
        </table:table-row>
        <table:table-row table:style-name="ro1">
          <table:table-cell office:value-type="float" office:value="7.6">
            <text:p>7.6</text:p>
          </table:table-cell>
          <table:table-cell table:formula="of:=SIN([.A84])+0.7" office:value-type="float" office:value="1.66791967203149">
            <text:p>1.667919672</text:p>
          </table:table-cell>
          <table:table-cell table:formula="of:=SIN([.A84]*2)+0.5" office:value-type="float" office:value="0.9863986888538">
            <text:p>0.9863986889</text:p>
          </table:table-cell>
          <table:table-cell table:formula="of:=SIN([.A84]+PI())+0.7" office:value-type="float" office:value="-0.267919672031486">
            <text:p>-0.267919672</text:p>
          </table:table-cell>
          <table:table-cell office:value-type="float" office:value="0.7">
            <text:p>0.7</text:p>
          </table:table-cell>
          <table:table-cell table:formula="of:=SIN([.A84])" office:value-type="float" office:value="0.967919672031486">
            <text:p>0.967919672</text:p>
          </table:table-cell>
          <table:table-cell table:formula="of:=0.6*SIN(2*[.A84])" office:value-type="float" office:value="0.29183921331228">
            <text:p>0.2918392133</text:p>
          </table:table-cell>
          <table:table-cell table:formula="of:=0.5*COS([.A84])" office:value-type="float" office:value="0.125629921291128">
            <text:p>0.1256299213</text:p>
          </table:table-cell>
          <table:table-cell table:formula="of:=0.25*COS([.A84]*2)" office:value-type="float" office:value="-0.21843424575277">
            <text:p>-0.2184342458</text:p>
          </table:table-cell>
          <table:table-cell table:formula="of:=SUM([.E84:.I84])" office:value-type="float" office:value="1.86695456088212">
            <text:p>1.8669545609</text:p>
          </table:table-cell>
          <table:table-cell office:value-type="float" office:value="-0.756802495307928">
            <text:p>-0.7568024953</text:p>
          </table:table-cell>
          <table:table-cell table:number-columns-repeated="245"/>
        </table:table-row>
        <table:table-row table:style-name="ro1">
          <table:table-cell office:value-type="float" office:value="7.7">
            <text:p>7.7</text:p>
          </table:table-cell>
          <table:table-cell table:formula="of:=SIN([.A85])+0.7" office:value-type="float" office:value="1.688168233877">
            <text:p>1.6881682339</text:p>
          </table:table-cell>
          <table:table-cell table:formula="of:=SIN([.A85]*2)+0.5" office:value-type="float" office:value="0.803118356745702">
            <text:p>0.8031183567</text:p>
          </table:table-cell>
          <table:table-cell table:formula="of:=SIN([.A85]+PI())+0.7" office:value-type="float" office:value="-0.288168233877">
            <text:p>-0.2881682339</text:p>
          </table:table-cell>
          <table:table-cell office:value-type="float" office:value="0.7">
            <text:p>0.7</text:p>
          </table:table-cell>
          <table:table-cell table:formula="of:=SIN([.A85])" office:value-type="float" office:value="0.988168233877">
            <text:p>0.9881682339</text:p>
          </table:table-cell>
          <table:table-cell table:formula="of:=0.6*SIN(2*[.A85])" office:value-type="float" office:value="0.181871014047421">
            <text:p>0.181871014</text:p>
          </table:table-cell>
          <table:table-cell table:formula="of:=0.5*COS([.A85])" office:value-type="float" office:value="0.0766869310189322">
            <text:p>0.076686931</text:p>
          </table:table-cell>
          <table:table-cell table:formula="of:=0.25*COS([.A85]*2)" office:value-type="float" office:value="-0.238238229221795">
            <text:p>-0.2382382292</text:p>
          </table:table-cell>
          <table:table-cell table:formula="of:=SUM([.E85:.I85])" office:value-type="float" office:value="1.70848794972156">
            <text:p>1.7084879497</text:p>
          </table:table-cell>
          <table:table-cell office:value-type="float" office:value="-0.871575772413588">
            <text:p>-0.8715757724</text:p>
          </table:table-cell>
          <table:table-cell table:number-columns-repeated="245"/>
        </table:table-row>
        <table:table-row table:style-name="ro1">
          <table:table-cell office:value-type="float" office:value="7.8">
            <text:p>7.8</text:p>
          </table:table-cell>
          <table:table-cell table:formula="of:=SIN([.A86])+0.7" office:value-type="float" office:value="1.6985433453746">
            <text:p>1.6985433454</text:p>
          </table:table-cell>
          <table:table-cell table:formula="of:=SIN([.A86]*2)+0.5" office:value-type="float" office:value="0.607753652299444">
            <text:p>0.6077536523</text:p>
          </table:table-cell>
          <table:table-cell table:formula="of:=SIN([.A86]+PI())+0.7" office:value-type="float" office:value="-0.298543345374605">
            <text:p>-0.2985433454</text:p>
          </table:table-cell>
          <table:table-cell office:value-type="float" office:value="0.7">
            <text:p>0.7</text:p>
          </table:table-cell>
          <table:table-cell table:formula="of:=SIN([.A86])" office:value-type="float" office:value="0.998543345374605">
            <text:p>0.9985433454</text:p>
          </table:table-cell>
          <table:table-cell table:formula="of:=0.6*SIN(2*[.A86])" office:value-type="float" office:value="0.0646521913796664">
            <text:p>0.0646521914</text:p>
          </table:table-cell>
          <table:table-cell table:formula="of:=0.5*COS([.A86])" office:value-type="float" office:value="0.0269777102813249">
            <text:p>0.0269777103</text:p>
          </table:table-cell>
          <table:table-cell table:formula="of:=0.25*COS([.A86]*2)" office:value-type="float" office:value="-0.248544406295954">
            <text:p>-0.2485444063</text:p>
          </table:table-cell>
          <table:table-cell table:formula="of:=SUM([.E86:.I86])" office:value-type="float" office:value="1.54162884073964">
            <text:p>1.5416288407</text:p>
          </table:table-cell>
          <table:table-cell office:value-type="float" office:value="-0.951602073889516">
            <text:p>-0.9516020739</text:p>
          </table:table-cell>
          <table:table-cell table:number-columns-repeated="245"/>
        </table:table-row>
        <table:table-row table:style-name="ro1">
          <table:table-cell office:value-type="float" office:value="7.9">
            <text:p>7.9</text:p>
          </table:table-cell>
          <table:table-cell table:formula="of:=SIN([.A87])+0.7" office:value-type="float" office:value="1.69894134183977">
            <text:p>1.6989413418</text:p>
          </table:table-cell>
          <table:table-cell table:formula="of:=SIN([.A87]*2)+0.5" office:value-type="float" office:value="0.408093149772318">
            <text:p>0.4080931498</text:p>
          </table:table-cell>
          <table:table-cell table:formula="of:=SIN([.A87]+PI())+0.7" office:value-type="float" office:value="-0.298941341839772">
            <text:p>-0.2989413418</text:p>
          </table:table-cell>
          <table:table-cell office:value-type="float" office:value="0.7">
            <text:p>0.7</text:p>
          </table:table-cell>
          <table:table-cell table:formula="of:=SIN([.A87])" office:value-type="float" office:value="0.998941341839772">
            <text:p>0.9989413418</text:p>
          </table:table-cell>
          <table:table-cell table:formula="of:=0.6*SIN(2*[.A87])" office:value-type="float" office:value="-0.055144110136609">
            <text:p>-0.0551441101</text:p>
          </table:table-cell>
          <table:table-cell table:formula="of:=0.5*COS([.A87])" office:value-type="float" office:value="-0.0230010628197685">
            <text:p>-0.0230010628</text:p>
          </table:table-cell>
          <table:table-cell table:formula="of:=0.25*COS([.A87]*2)" office:value-type="float" office:value="-0.248941902218322">
            <text:p>-0.2489419022</text:p>
          </table:table-cell>
          <table:table-cell table:formula="of:=SUM([.E87:.I87])" office:value-type="float" office:value="1.37185426666507">
            <text:p>1.3718542667</text:p>
          </table:table-cell>
          <table:table-cell office:value-type="float" office:value="-0.993691003633464">
            <text:p>-0.9936910036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table:formula="of:=SIN([.A88])+0.7" office:value-type="float" office:value="1.68935824662338">
            <text:p>1.6893582466</text:p>
          </table:table-cell>
          <table:table-cell table:formula="of:=SIN([.A88]*2)+0.5" office:value-type="float" office:value="0.212096683334935">
            <text:p>0.2120966833</text:p>
          </table:table-cell>
          <table:table-cell table:formula="of:=SIN([.A88]+PI())+0.7" office:value-type="float" office:value="-0.289358246623382">
            <text:p>-0.2893582466</text:p>
          </table:table-cell>
          <table:table-cell office:value-type="float" office:value="0.7">
            <text:p>0.7</text:p>
          </table:table-cell>
          <table:table-cell table:formula="of:=SIN([.A88])" office:value-type="float" office:value="0.989358246623382">
            <text:p>0.9893582466</text:p>
          </table:table-cell>
          <table:table-cell table:formula="of:=0.6*SIN(2*[.A88])" office:value-type="float" office:value="-0.172741989999039">
            <text:p>-0.17274199</text:p>
          </table:table-cell>
          <table:table-cell table:formula="of:=0.5*COS([.A88])" office:value-type="float" office:value="-0.0727500169043068">
            <text:p>-0.0727500169</text:p>
          </table:table-cell>
          <table:table-cell table:formula="of:=0.25*COS([.A88]*2)" office:value-type="float" office:value="-0.239414870080846">
            <text:p>-0.2394148701</text:p>
          </table:table-cell>
          <table:table-cell table:formula="of:=SUM([.E88:.I88])" office:value-type="float" office:value="1.20445136963919">
            <text:p>1.2044513696</text:p>
          </table:table-cell>
          <table:table-cell office:value-type="float" office:value="-0.999923257564101">
            <text:p>-0.9999232576</text:p>
          </table:table-cell>
          <table:table-cell table:number-columns-repeated="245"/>
        </table:table-row>
        <table:table-row table:style-name="ro1">
          <table:table-cell office:value-type="float" office:value="8.1">
            <text:p>8.1</text:p>
          </table:table-cell>
          <table:table-cell table:formula="of:=SIN([.A89])+0.7" office:value-type="float" office:value="1.66988981084509">
            <text:p>1.6698898108</text:p>
          </table:table-cell>
          <table:table-cell table:formula="of:=SIN([.A89]*2)+0.5" office:value-type="float" office:value="0.0275780136015338">
            <text:p>0.0275780136</text:p>
          </table:table-cell>
          <table:table-cell table:formula="of:=SIN([.A89]+PI())+0.7" office:value-type="float" office:value="-0.269889810845086">
            <text:p>-0.2698898108</text:p>
          </table:table-cell>
          <table:table-cell office:value-type="float" office:value="0.7">
            <text:p>0.7</text:p>
          </table:table-cell>
          <table:table-cell table:formula="of:=SIN([.A89])" office:value-type="float" office:value="0.969889810845086">
            <text:p>0.9698898108</text:p>
          </table:table-cell>
          <table:table-cell table:formula="of:=0.6*SIN(2*[.A89])" office:value-type="float" office:value="-0.28345319183908">
            <text:p>-0.2834531918</text:p>
          </table:table-cell>
          <table:table-cell table:formula="of:=0.5*COS([.A89])" office:value-type="float" office:value="-0.121772076867896">
            <text:p>-0.1217720769</text:p>
          </table:table-cell>
          <table:table-cell table:formula="of:=0.25*COS([.A89]*2)" office:value-type="float" office:value="-0.220343122590559">
            <text:p>-0.2203431226</text:p>
          </table:table-cell>
          <table:table-cell table:formula="of:=SUM([.E89:.I89])" office:value-type="float" office:value="1.04432141954755">
            <text:p>1.0443214195</text:p>
          </table:table-cell>
          <table:table-cell office:value-type="float" office:value="-0.996164608835841">
            <text:p>-0.9961646088</text:p>
          </table:table-cell>
          <table:table-cell table:number-columns-repeated="245"/>
        </table:table-row>
        <table:table-row table:style-name="ro1">
          <table:table-cell office:value-type="float" office:value="8.2">
            <text:p>8.2</text:p>
          </table:table-cell>
          <table:table-cell table:formula="of:=SIN([.A90])+0.7" office:value-type="float" office:value="1.64073055667977">
            <text:p>1.6407305567</text:p>
          </table:table-cell>
          <table:table-cell table:formula="of:=SIN([.A90]*2)+0.5" office:value-type="float" office:value="-0.138106682347947">
            <text:p>-0.1381066823</text:p>
          </table:table-cell>
          <table:table-cell table:formula="of:=SIN([.A90]+PI())+0.7" office:value-type="float" office:value="-0.240730556679773">
            <text:p>-0.2407305567</text:p>
          </table:table-cell>
          <table:table-cell office:value-type="float" office:value="0.7">
            <text:p>0.7</text:p>
          </table:table-cell>
          <table:table-cell table:formula="of:=SIN([.A90])" office:value-type="float" office:value="0.940730556679773">
            <text:p>0.9407305567</text:p>
          </table:table-cell>
          <table:table-cell table:formula="of:=0.6*SIN(2*[.A90])" office:value-type="float" office:value="-0.382864009408768">
            <text:p>-0.3828640094</text:p>
          </table:table-cell>
          <table:table-cell table:formula="of:=0.5*COS([.A90])" office:value-type="float" office:value="-0.169577430491917">
            <text:p>-0.1695774305</text:p>
          </table:table-cell>
          <table:table-cell table:formula="of:=0.25*COS([.A90]*2)" office:value-type="float" office:value="-0.192486990135518">
            <text:p>-0.1924869901</text:p>
          </table:table-cell>
          <table:table-cell table:formula="of:=SUM([.E90:.I90])" office:value-type="float" office:value="0.89580212664357">
            <text:p>0.8958021266</text:p>
          </table:table-cell>
          <table:table-cell office:value-type="float" office:value="-0.982452612624332">
            <text:p>-0.9824526126</text:p>
          </table:table-cell>
          <table:table-cell table:number-columns-repeated="245"/>
        </table:table-row>
        <table:table-row table:style-name="ro1">
          <table:table-cell office:value-type="float" office:value="8.3">
            <text:p>8.3</text:p>
          </table:table-cell>
          <table:table-cell table:formula="of:=SIN([.A91])+0.7" office:value-type="float" office:value="1.60217183375629">
            <text:p>1.6021718338</text:p>
          </table:table-cell>
          <table:table-cell table:formula="of:=SIN([.A91]*2)+0.5" office:value-type="float" office:value="-0.278352078534298">
            <text:p>-0.2783520785</text:p>
          </table:table-cell>
          <table:table-cell table:formula="of:=SIN([.A91]+PI())+0.7" office:value-type="float" office:value="-0.202171833756293">
            <text:p>-0.2021718338</text:p>
          </table:table-cell>
          <table:table-cell office:value-type="float" office:value="0.7">
            <text:p>0.7</text:p>
          </table:table-cell>
          <table:table-cell table:formula="of:=SIN([.A91])" office:value-type="float" office:value="0.902171833756293">
            <text:p>0.9021718338</text:p>
          </table:table-cell>
          <table:table-cell table:formula="of:=0.6*SIN(2*[.A91])" office:value-type="float" office:value="-0.467011247120579">
            <text:p>-0.4670112471</text:p>
          </table:table-cell>
          <table:table-cell table:formula="of:=0.5*COS([.A91])" office:value-type="float" office:value="-0.21568842248531">
            <text:p>-0.2156884225</text:p>
          </table:table-cell>
          <table:table-cell table:formula="of:=0.25*COS([.A91]*2)" office:value-type="float" office:value="-0.156957008811597">
            <text:p>-0.1569570088</text:p>
          </table:table-cell>
          <table:table-cell table:formula="of:=SUM([.E91:.I91])" office:value-type="float" office:value="0.762515155338807">
            <text:p>0.7625151553</text:p>
          </table:table-cell>
          <table:table-cell office:value-type="float" office:value="-0.958924274663139">
            <text:p>-0.9589242747</text:p>
          </table:table-cell>
          <table:table-cell table:number-columns-repeated="245"/>
        </table:table-row>
        <table:table-row table:style-name="ro1">
          <table:table-cell office:value-type="float" office:value="8.4">
            <text:p>8.4</text:p>
          </table:table-cell>
          <table:table-cell table:formula="of:=SIN([.A92])+0.7" office:value-type="float" office:value="1.55459890808828">
            <text:p>1.5545989081</text:p>
          </table:table-cell>
          <table:table-cell table:formula="of:=SIN([.A92]*2)+0.5" office:value-type="float" office:value="-0.387567033581505">
            <text:p>-0.3875670336</text:p>
          </table:table-cell>
          <table:table-cell table:formula="of:=SIN([.A92]+PI())+0.7" office:value-type="float" office:value="-0.154598908088281">
            <text:p>-0.1545989081</text:p>
          </table:table-cell>
          <table:table-cell office:value-type="float" office:value="0.7">
            <text:p>0.7</text:p>
          </table:table-cell>
          <table:table-cell table:formula="of:=SIN([.A92])" office:value-type="float" office:value="0.85459890808828">
            <text:p>0.8545989081</text:p>
          </table:table-cell>
          <table:table-cell table:formula="of:=0.6*SIN(2*[.A92])" office:value-type="float" office:value="-0.532540220148903">
            <text:p>-0.5325402201</text:p>
          </table:table-cell>
          <table:table-cell table:formula="of:=0.5*COS([.A92])" office:value-type="float" office:value="-0.259644327058343">
            <text:p>-0.2596443271</text:p>
          </table:table-cell>
          <table:table-cell table:formula="of:=0.25*COS([.A92]*2)" office:value-type="float" office:value="-0.115169646852841">
            <text:p>-0.1151696469</text:p>
          </table:table-cell>
          <table:table-cell table:formula="of:=SUM([.E92:.I92])" office:value-type="float" office:value="0.647244714028194">
            <text:p>0.647244714</text:p>
          </table:table-cell>
          <table:table-cell office:value-type="float" office:value="-0.925814682327732">
            <text:p>-0.9258146823</text:p>
          </table:table-cell>
          <table:table-cell table:number-columns-repeated="245"/>
        </table:table-row>
        <table:table-row table:style-name="ro1">
          <table:table-cell office:value-type="float" office:value="8.5">
            <text:p>8.5</text:p>
          </table:table-cell>
          <table:table-cell table:formula="of:=SIN([.A93])+0.7" office:value-type="float" office:value="1.49848711262349">
            <text:p>1.4984871126</text:p>
          </table:table-cell>
          <table:table-cell table:formula="of:=SIN([.A93]*2)+0.5" office:value-type="float" office:value="-0.461397491879557">
            <text:p>-0.4613974919</text:p>
          </table:table-cell>
          <table:table-cell table:formula="of:=SIN([.A93]+PI())+0.7" office:value-type="float" office:value="-0.0984871126234904">
            <text:p>-0.0984871126</text:p>
          </table:table-cell>
          <table:table-cell office:value-type="float" office:value="0.7">
            <text:p>0.7</text:p>
          </table:table-cell>
          <table:table-cell table:formula="of:=SIN([.A93])" office:value-type="float" office:value="0.79848711262349">
            <text:p>0.7984871126</text:p>
          </table:table-cell>
          <table:table-cell table:formula="of:=0.6*SIN(2*[.A93])" office:value-type="float" office:value="-0.576838495127734">
            <text:p>-0.5768384951</text:p>
          </table:table-cell>
          <table:table-cell table:formula="of:=0.5*COS([.A93])" office:value-type="float" office:value="-0.301005951342412">
            <text:p>-0.3010059513</text:p>
          </table:table-cell>
          <table:table-cell table:formula="of:=0.25*COS([.A93]*2)" office:value-type="float" office:value="-0.0687908345128992">
            <text:p>-0.0687908345</text:p>
          </table:table-cell>
          <table:table-cell table:formula="of:=SUM([.E93:.I93])" office:value-type="float" office:value="0.551851831640445">
            <text:p>0.5518518316</text:p>
          </table:table-cell>
          <table:table-cell office:value-type="float" office:value="-0.883454655720153">
            <text:p>-0.8834546557</text:p>
          </table:table-cell>
          <table:table-cell table:number-columns-repeated="245"/>
        </table:table-row>
        <table:table-row table:style-name="ro1">
          <table:table-cell office:value-type="float" office:value="8.6">
            <text:p>8.6</text:p>
          </table:table-cell>
          <table:table-cell table:formula="of:=SIN([.A94])+0.7" office:value-type="float" office:value="1.43439709787411">
            <text:p>1.4343970979</text:p>
          </table:table-cell>
          <table:table-cell table:formula="of:=SIN([.A94]*2)+0.5" office:value-type="float" office:value="-0.496900066041596">
            <text:p>-0.496900066</text:p>
          </table:table-cell>
          <table:table-cell table:formula="of:=SIN([.A94]+PI())+0.7" office:value-type="float" office:value="-0.0343970978741135">
            <text:p>-0.0343970979</text:p>
          </table:table-cell>
          <table:table-cell office:value-type="float" office:value="0.7">
            <text:p>0.7</text:p>
          </table:table-cell>
          <table:table-cell table:formula="of:=SIN([.A94])" office:value-type="float" office:value="0.734397097874113">
            <text:p>0.7343970979</text:p>
          </table:table-cell>
          <table:table-cell table:formula="of:=0.6*SIN(2*[.A94])" office:value-type="float" office:value="-0.598140039624958">
            <text:p>-0.5981400396</text:p>
          </table:table-cell>
          <table:table-cell table:formula="of:=0.5*COS([.A94])" office:value-type="float" office:value="-0.339360023660006">
            <text:p>-0.3393600237</text:p>
          </table:table-cell>
          <table:table-cell table:formula="of:=0.25*COS([.A94]*2)" office:value-type="float" office:value="-0.01966954868296">
            <text:p>-0.0196695487</text:p>
          </table:table-cell>
          <table:table-cell table:formula="of:=SUM([.E94:.I94])" office:value-type="float" office:value="0.477227485906189">
            <text:p>0.4772274859</text:p>
          </table:table-cell>
          <table:table-cell office:value-type="float" office:value="-0.832267442223901">
            <text:p>-0.8322674422</text:p>
          </table:table-cell>
          <table:table-cell table:number-columns-repeated="245"/>
        </table:table-row>
        <table:table-row table:style-name="ro1">
          <table:table-cell office:value-type="float" office:value="8.7">
            <text:p>8.7</text:p>
          </table:table-cell>
          <table:table-cell table:formula="of:=SIN([.A95])+0.7" office:value-type="float" office:value="1.36296923008218">
            <text:p>1.3629692301</text:p>
          </table:table-cell>
          <table:table-cell table:formula="of:=SIN([.A95]*2)+0.5" office:value-type="float" office:value="-0.492659380470633">
            <text:p>-0.4926593805</text:p>
          </table:table-cell>
          <table:table-cell table:formula="of:=SIN([.A95]+PI())+0.7" office:value-type="float" office:value="0.0370307699178165">
            <text:p>0.0370307699</text:p>
          </table:table-cell>
          <table:table-cell office:value-type="float" office:value="0.7">
            <text:p>0.7</text:p>
          </table:table-cell>
          <table:table-cell table:formula="of:=SIN([.A95])" office:value-type="float" office:value="0.662969230082183">
            <text:p>0.6629692301</text:p>
          </table:table-cell>
          <table:table-cell table:formula="of:=0.6*SIN(2*[.A95])" office:value-type="float" office:value="-0.59559562828238">
            <text:p>-0.5955956283</text:p>
          </table:table-cell>
          <table:table-cell table:formula="of:=0.5*COS([.A95])" office:value-type="float" office:value="-0.374323322798699">
            <text:p>-0.3743233228</text:p>
          </table:table-cell>
          <table:table-cell table:formula="of:=0.25*COS([.A95]*2)" office:value-type="float" office:value="0.0302358999821185">
            <text:p>0.0302359</text:p>
          </table:table-cell>
          <table:table-cell table:formula="of:=SUM([.E95:.I95])" office:value-type="float" office:value="0.423286178983223">
            <text:p>0.423286179</text:p>
          </table:table-cell>
          <table:table-cell office:value-type="float" office:value="-0.772764487555987">
            <text:p>-0.7727644876</text:p>
          </table:table-cell>
          <table:table-cell table:number-columns-repeated="245"/>
        </table:table-row>
        <table:table-row table:style-name="ro1">
          <table:table-cell office:value-type="float" office:value="8.8">
            <text:p>8.8</text:p>
          </table:table-cell>
          <table:table-cell table:formula="of:=SIN([.A96])+0.7" office:value-type="float" office:value="1.28491719289176">
            <text:p>1.2849171929</text:p>
          </table:table-cell>
          <table:table-cell table:formula="of:=SIN([.A96]*2)+0.5" office:value-type="float" office:value="-0.448844497918124">
            <text:p>-0.4488444979</text:p>
          </table:table-cell>
          <table:table-cell table:formula="of:=SIN([.A96]+PI())+0.7" office:value-type="float" office:value="0.115082807108238">
            <text:p>0.1150828071</text:p>
          </table:table-cell>
          <table:table-cell office:value-type="float" office:value="0.7">
            <text:p>0.7</text:p>
          </table:table-cell>
          <table:table-cell table:formula="of:=SIN([.A96])" office:value-type="float" office:value="0.584917192891762">
            <text:p>0.5849171929</text:p>
          </table:table-cell>
          <table:table-cell table:formula="of:=0.6*SIN(2*[.A96])" office:value-type="float" office:value="-0.569306698750874">
            <text:p>-0.5693066988</text:p>
          </table:table-cell>
          <table:table-cell table:formula="of:=0.5*COS([.A96])" office:value-type="float" office:value="-0.405546507030828">
            <text:p>-0.405546507</text:p>
          </table:table-cell>
          <table:table-cell table:formula="of:=0.25*COS([.A96]*2)" office:value-type="float" office:value="0.0789359387298108">
            <text:p>0.0789359387</text:p>
          </table:table-cell>
          <table:table-cell table:formula="of:=SUM([.E96:.I96])" office:value-type="float" office:value="0.38899992583987">
            <text:p>0.3889999258</text:p>
          </table:table-cell>
          <table:table-cell office:value-type="float" office:value="-0.705540325570392">
            <text:p>-0.7055403256</text:p>
          </table:table-cell>
          <table:table-cell table:number-columns-repeated="245"/>
        </table:table-row>
        <table:table-row table:style-name="ro1">
          <table:table-cell office:value-type="float" office:value="8.9">
            <text:p>8.9</text:p>
          </table:table-cell>
          <table:table-cell table:formula="of:=SIN([.A97])+0.7" office:value-type="float" office:value="1.20102085645788">
            <text:p>1.2010208565</text:p>
          </table:table-cell>
          <table:table-cell table:formula="of:=SIN([.A97]*2)+0.5" office:value-type="float" office:value="-0.367202179485581">
            <text:p>-0.3672021795</text:p>
          </table:table-cell>
          <table:table-cell table:formula="of:=SIN([.A97]+PI())+0.7" office:value-type="float" office:value="0.198979143542115">
            <text:p>0.1989791435</text:p>
          </table:table-cell>
          <table:table-cell office:value-type="float" office:value="0.7">
            <text:p>0.7</text:p>
          </table:table-cell>
          <table:table-cell table:formula="of:=SIN([.A97])" office:value-type="float" office:value="0.501020856457885">
            <text:p>0.5010208565</text:p>
          </table:table-cell>
          <table:table-cell table:formula="of:=0.6*SIN(2*[.A97])" office:value-type="float" office:value="-0.520321307691349">
            <text:p>-0.5203213077</text:p>
          </table:table-cell>
          <table:table-cell table:formula="of:=0.5*COS([.A97])" office:value-type="float" office:value="-0.432717604620556">
            <text:p>-0.4327176046</text:p>
          </table:table-cell>
          <table:table-cell table:formula="of:=0.25*COS([.A97]*2)" office:value-type="float" office:value="0.124489050697104">
            <text:p>0.1244890507</text:p>
          </table:table-cell>
          <table:table-cell table:formula="of:=SUM([.E97:.I97])" office:value-type="float" office:value="0.372470994843084">
            <text:p>0.3724709948</text:p>
          </table:table-cell>
          <table:table-cell office:value-type="float" office:value="-0.631266637872322">
            <text:p>-0.6312666379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table:formula="of:=SIN([.A98])+0.7" office:value-type="float" office:value="1.11211848524176">
            <text:p>1.1121184852</text:p>
          </table:table-cell>
          <table:table-cell table:formula="of:=SIN([.A98]*2)+0.5" office:value-type="float" office:value="-0.250987246771676">
            <text:p>-0.2509872468</text:p>
          </table:table-cell>
          <table:table-cell table:formula="of:=SIN([.A98]+PI())+0.7" office:value-type="float" office:value="0.287881514758243">
            <text:p>0.2878815148</text:p>
          </table:table-cell>
          <table:table-cell office:value-type="float" office:value="0.7">
            <text:p>0.7</text:p>
          </table:table-cell>
          <table:table-cell table:formula="of:=SIN([.A98])" office:value-type="float" office:value="0.412118485241757">
            <text:p>0.4121184852</text:p>
          </table:table-cell>
          <table:table-cell table:formula="of:=0.6*SIN(2*[.A98])" office:value-type="float" office:value="-0.450592348063006">
            <text:p>-0.4505923481</text:p>
          </table:table-cell>
          <table:table-cell table:formula="of:=0.5*COS([.A98])" office:value-type="float" office:value="-0.455565130942339">
            <text:p>-0.4555651309</text:p>
          </table:table-cell>
          <table:table-cell table:formula="of:=0.25*COS([.A98]*2)" office:value-type="float" office:value="0.16507917706102">
            <text:p>0.1650791771</text:p>
          </table:table-cell>
          <table:table-cell table:formula="of:=SUM([.E98:.I98])" office:value-type="float" office:value="0.371040183297432">
            <text:p>0.3710401833</text:p>
          </table:table-cell>
          <table:table-cell office:value-type="float" office:value="-0.550685542597638">
            <text:p>-0.5506855426</text:p>
          </table:table-cell>
          <table:table-cell table:number-columns-repeated="245"/>
        </table:table-row>
        <table:table-row table:style-name="ro1">
          <table:table-cell office:value-type="float" office:value="9.1">
            <text:p>9.1</text:p>
          </table:table-cell>
          <table:table-cell table:formula="of:=SIN([.A99])+0.7" office:value-type="float" office:value="1.01909836234935">
            <text:p>1.0190983623</text:p>
          </table:table-cell>
          <table:table-cell table:formula="of:=SIN([.A99]*2)+0.5" office:value-type="float" office:value="-0.104832822406284">
            <text:p>-0.1048328224</text:p>
          </table:table-cell>
          <table:table-cell table:formula="of:=SIN([.A99]+PI())+0.7" office:value-type="float" office:value="0.380901637650648">
            <text:p>0.3809016377</text:p>
          </table:table-cell>
          <table:table-cell office:value-type="float" office:value="0.7">
            <text:p>0.7</text:p>
          </table:table-cell>
          <table:table-cell table:formula="of:=SIN([.A99])" office:value-type="float" office:value="0.319098362349352">
            <text:p>0.3190983623</text:p>
          </table:table-cell>
          <table:table-cell table:formula="of:=0.6*SIN(2*[.A99])" office:value-type="float" office:value="-0.36289969344377">
            <text:p>-0.3628996934</text:p>
          </table:table-cell>
          <table:table-cell table:formula="of:=0.5*COS([.A99])" office:value-type="float" office:value="-0.473860801065556">
            <text:p>-0.4738608011</text:p>
          </table:table-cell>
          <table:table-cell table:formula="of:=0.25*COS([.A99]*2)" office:value-type="float" office:value="0.199088117572981">
            <text:p>0.1990881176</text:p>
          </table:table-cell>
          <table:table-cell table:formula="of:=SUM([.E99:.I99])" office:value-type="float" office:value="0.381425985413006">
            <text:p>0.3814259854</text:p>
          </table:table-cell>
          <table:table-cell office:value-type="float" office:value="-0.464602179413757">
            <text:p>-0.4646021794</text:p>
          </table:table-cell>
          <table:table-cell table:number-columns-repeated="245"/>
        </table:table-row>
        <table:table-row table:style-name="ro1">
          <table:table-cell office:value-type="float" office:value="9.2">
            <text:p>9.2</text:p>
          </table:table-cell>
          <table:table-cell table:formula="of:=SIN([.A100])+0.7" office:value-type="float" office:value="0.922889914100248">
            <text:p>0.9228899141</text:p>
          </table:table-cell>
          <table:table-cell table:formula="of:=SIN([.A100]*2)+0.5" office:value-type="float" office:value="0.0654343779281033">
            <text:p>0.0654343779</text:p>
          </table:table-cell>
          <table:table-cell table:formula="of:=SIN([.A100]+PI())+0.7" office:value-type="float" office:value="0.477110085899752">
            <text:p>0.4771100859</text:p>
          </table:table-cell>
          <table:table-cell office:value-type="float" office:value="0.7">
            <text:p>0.7</text:p>
          </table:table-cell>
          <table:table-cell table:formula="of:=SIN([.A100])" office:value-type="float" office:value="0.222889914100248">
            <text:p>0.2228899141</text:p>
          </table:table-cell>
          <table:table-cell table:formula="of:=0.6*SIN(2*[.A100])" office:value-type="float" office:value="-0.260739373243138">
            <text:p>-0.2607393732</text:p>
          </table:table-cell>
          <table:table-cell table:formula="of:=0.5*COS([.A100])" office:value-type="float" office:value="-0.487421810702082">
            <text:p>-0.4874218107</text:p>
          </table:table-cell>
          <table:table-cell table:formula="of:=0.25*COS([.A100]*2)" office:value-type="float" office:value="0.225160043096192">
            <text:p>0.2251600431</text:p>
          </table:table-cell>
          <table:table-cell table:formula="of:=SUM([.E100:.I100])" office:value-type="float" office:value="0.39988877325122">
            <text:p>0.3998887733</text:p>
          </table:table-cell>
          <table:table-cell office:value-type="float" office:value="-0.373876664830236">
            <text:p>-0.3738766648</text:p>
          </table:table-cell>
          <table:table-cell table:number-columns-repeated="245"/>
        </table:table-row>
        <table:table-row table:style-name="ro1">
          <table:table-cell office:value-type="float" office:value="9.3">
            <text:p>9.3</text:p>
          </table:table-cell>
          <table:table-cell table:formula="of:=SIN([.A101])+0.7" office:value-type="float" office:value="0.824454423507062">
            <text:p>0.8244544235</text:p>
          </table:table-cell>
          <table:table-cell table:formula="of:=SIN([.A101]*2)+0.5" office:value-type="float" office:value="0.253026338263379">
            <text:p>0.2530263383</text:p>
          </table:table-cell>
          <table:table-cell table:formula="of:=SIN([.A101]+PI())+0.7" office:value-type="float" office:value="0.575545576492938">
            <text:p>0.5755455765</text:p>
          </table:table-cell>
          <table:table-cell office:value-type="float" office:value="0.7">
            <text:p>0.7</text:p>
          </table:table-cell>
          <table:table-cell table:formula="of:=SIN([.A101])" office:value-type="float" office:value="0.124454423507062">
            <text:p>0.1244544235</text:p>
          </table:table-cell>
          <table:table-cell table:formula="of:=0.6*SIN(2*[.A101])" office:value-type="float" office:value="-0.148184197041973">
            <text:p>-0.148184197</text:p>
          </table:table-cell>
          <table:table-cell table:formula="of:=0.5*COS([.A101])" office:value-type="float" office:value="-0.496112662726302">
            <text:p>-0.4961126627</text:p>
          </table:table-cell>
          <table:table-cell table:formula="of:=0.25*COS([.A101]*2)" office:value-type="float" office:value="0.242255548234762">
            <text:p>0.2422555482</text:p>
          </table:table-cell>
          <table:table-cell table:formula="of:=SUM([.E101:.I101])" office:value-type="float" office:value="0.42241311197355">
            <text:p>0.422413112</text:p>
          </table:table-cell>
          <table:table-cell office:value-type="float" office:value="-0.279415498198926">
            <text:p>-0.2794154982</text:p>
          </table:table-cell>
          <table:table-cell table:number-columns-repeated="245"/>
        </table:table-row>
        <table:table-row table:style-name="ro1">
          <table:table-cell office:value-type="float" office:value="9.4">
            <text:p>9.4</text:p>
          </table:table-cell>
          <table:table-cell table:formula="of:=SIN([.A102])+0.7" office:value-type="float" office:value="0.724775425453358">
            <text:p>0.7247754255</text:p>
          </table:table-cell>
          <table:table-cell table:formula="of:=SIN([.A102]*2)+0.5" office:value-type="float" office:value="0.450464359121633">
            <text:p>0.4504643591</text:p>
          </table:table-cell>
          <table:table-cell table:formula="of:=SIN([.A102]+PI())+0.7" office:value-type="float" office:value="0.675224574546642">
            <text:p>0.6752245745</text:p>
          </table:table-cell>
          <table:table-cell office:value-type="float" office:value="0.7">
            <text:p>0.7</text:p>
          </table:table-cell>
          <table:table-cell table:formula="of:=SIN([.A102])" office:value-type="float" office:value="0.0247754254533578">
            <text:p>0.0247754255</text:p>
          </table:table-cell>
          <table:table-cell table:formula="of:=0.6*SIN(2*[.A102])" office:value-type="float" office:value="-0.0297213845270204">
            <text:p>-0.0297213845</text:p>
          </table:table-cell>
          <table:table-cell table:formula="of:=0.5*COS([.A102])" office:value-type="float" office:value="-0.499846521017603">
            <text:p>-0.499846521</text:p>
          </table:table-cell>
          <table:table-cell table:formula="of:=0.25*COS([.A102]*2)" office:value-type="float" office:value="0.249693089146803">
            <text:p>0.2496930891</text:p>
          </table:table-cell>
          <table:table-cell table:formula="of:=SUM([.E102:.I102])" office:value-type="float" office:value="0.444900609055537">
            <text:p>0.4449006091</text:p>
          </table:table-cell>
          <table:table-cell office:value-type="float" office:value="-0.182162504272096">
            <text:p>-0.1821625043</text:p>
          </table:table-cell>
          <table:table-cell table:number-columns-repeated="245"/>
        </table:table-row>
        <table:table-row table:style-name="ro1">
          <table:table-cell office:value-type="float" office:value="9.5">
            <text:p>9.5</text:p>
          </table:table-cell>
          <table:table-cell table:formula="of:=SIN([.A103])+0.7" office:value-type="float" office:value="0.624848879538191">
            <text:p>0.6248488795</text:p>
          </table:table-cell>
          <table:table-cell table:formula="of:=SIN([.A103]*2)+0.5" office:value-type="float" office:value="0.649877209662952">
            <text:p>0.6498772097</text:p>
          </table:table-cell>
          <table:table-cell table:formula="of:=SIN([.A103]+PI())+0.7" office:value-type="float" office:value="0.775151120461809">
            <text:p>0.7751511205</text:p>
          </table:table-cell>
          <table:table-cell office:value-type="float" office:value="0.7">
            <text:p>0.7</text:p>
          </table:table-cell>
          <table:table-cell table:formula="of:=SIN([.A103])" office:value-type="float" office:value="-0.0751511204618093">
            <text:p>-0.0751511205</text:p>
          </table:table-cell>
          <table:table-cell table:formula="of:=0.6*SIN(2*[.A103])" office:value-type="float" office:value="0.0899263257977714">
            <text:p>0.0899263258</text:p>
          </table:table-cell>
          <table:table-cell table:formula="of:=0.5*COS([.A103])" office:value-type="float" office:value="-0.498586078098189">
            <text:p>-0.4985860781</text:p>
          </table:table-cell>
          <table:table-cell table:formula="of:=0.25*COS([.A103]*2)" office:value-type="float" office:value="0.247176154546667">
            <text:p>0.2471761545</text:p>
          </table:table-cell>
          <table:table-cell table:formula="of:=SUM([.E103:.I103])" office:value-type="float" office:value="0.46336528178444">
            <text:p>0.4633652818</text:p>
          </table:table-cell>
          <table:table-cell office:value-type="float" office:value="-0.0830894028174964">
            <text:p>-0.0830894028</text:p>
          </table:table-cell>
          <table:table-cell table:number-columns-repeated="245"/>
        </table:table-row>
      </table:table>
      <table:table table:name="Hoja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$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number:min-integer-digits="1" number:grouping="true"/>
    </number:number-style>
    <number:number-style style:name="N108">
      <number:text>$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style:text-properties fo:color="#ff0000"/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 </number:text>
      <number:number number:decimal-places="0" number:min-integer-digits="1" number:grouping="true"/>
      <number:text> </number:text>
    </number:number-style>
    <number:number-style style:name="N115P1" style:volatile="true">
      <number:text> $ -</number:text>
      <number:number number:decimal-places="0" number:min-integer-digits="1" number:grouping="true"/>
      <number:text> </number:text>
    </number:number-style>
    <number:number-style style:name="N115P2" style:volatile="true">
      <number:text> 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-</number:text>
      <number:number number:decimal-places="2" number:min-integer-digits="1" number:grouping="true"/>
      <number:text> </number:text>
    </number:number-style>
    <number:number-style style:name="N117P2" style:volatile="true">
      <number:text> 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12/07/2014</text:date>, <text:time>15:5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</meta:initial-creator>
    <meta:creation-date>2014-05-04T21:06:40</meta:creation-date>
    <dc:creator>W W</dc:creator>
    <dc:date>2014-07-12T15:50:00.48</dc:date>
    <meta:generator>OpenOffice/4.0.1$Win32 OpenOffice.org_project/401m5$Build-9714</meta:generator>
    <meta:printed-by>W W</meta:printed-by>
    <meta:print-date>2014-07-12T15:10:47.40</meta:print-date>
    <meta:editing-duration>PT3H24M28S</meta:editing-duration>
    <meta:editing-cycles>1</meta:editing-cycles>
    <meta:document-statistic meta:table-count="3" meta:cell-count="11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13cm" svg:height="7.785cm" xlink:href=".." xlink:type="simple" chart:class="chart:line" chart:style-name="ch1">
        <chart:legend svg:x="12.083cm" svg:y="3.309cm" style:legend-expansion="custom" chartooo:width="2.635cm" chartooo:height="0.993cm" style:legend-expansion-aspect-ratio="2.65357502517623" chart:style-name="ch2"/>
        <chart:plot-area chart:style-name="ch3" table:cell-range-address="Hoja1.A2:Hoja1.A103 Hoja1.C2:Hoja1.C103 Hoja1.B2:Hoja1.B34" chart:data-source-has-labels="both" svg:x="1.209cm" svg:y="0.709cm" svg:width="10.276cm" svg:height="6.076cm">
          <chartooo:coordinate-region svg:x="2.042cm" svg:y="0.922cm" svg:width="9.443cm" svg:height="5.651cm"/>
          <chart:axis chart:dimension="x" chart:name="primary-x" chart:style-name="ch4" chartooo:axis-type="auto">
            <chartooo:date-scale/>
            <chart:title svg:x="5.787cm" svg:y="6.941cm" chart:style-name="ch5">
              <text:p>tiempo</text:p>
            </chart:title>
            <chart:categories table:cell-range-address="Hoja1.A3:Hoja1.A103"/>
          </chart:axis>
          <chart:axis chart:dimension="y" chart:name="primary-y" chart:style-name="ch6">
            <chart:title svg:x="0.324cm" svg:y="4.902cm" chart:style-name="ch7">
              <text:p>ángulo objetivo</text:p>
            </chart:title>
            <chart:grid chart:style-name="ch8" chart:class="major"/>
          </chart:axis>
          <chart:series chart:style-name="ch9" chart:values-cell-range-address="Hoja1.C3:Hoja1.C103" chart:label-cell-address="Hoja1.C2:Hoja1.C2" chart:class="chart:line">
            <chart:data-point chart:repeated="101"/>
          </chart:series>
          <chart:series chart:style-name="ch10" chart:values-cell-range-address="Hoja1.B3:Hoja1.B34" chart:label-cell-address="Hoja1.B2:Hoja1.B2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minata</text:p>
                <draw:g>
                  <svg:desc>Hoja1.C2:Hoja1.C2</svg:desc>
                </draw:g>
              </table:table-cell>
              <table:table-cell office:value-type="string">
                <text:p>Inicio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float" office:value="-0.5">
                <text:p>-0</text:p>
                <draw:g>
                  <svg:desc>Hoja1.A3:Hoja1.A103</svg:desc>
                </draw:g>
              </table:table-cell>
              <table:table-cell office:value-type="float" office:value="0.220574461395797">
                <text:p>0.220574461395797</text:p>
                <draw:g>
                  <svg:desc>Hoja1.C3:Hoja1.C103</svg:desc>
                </draw:g>
              </table:table-cell>
              <table:table-cell office:value-type="float" office:value="0.220574461395797">
                <text:p>0.220574461395797</text:p>
                <draw:g>
                  <svg:desc>Hoja1.B3:Hoja1.B34</svg:desc>
                </draw:g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0.310581657691349">
                <text:p>0.310581657691349</text:p>
              </table:table-cell>
              <table:table-cell office:value-type="float" office:value="0.310581657691349">
                <text:p>0.310581657691349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0.404479793338661">
                <text:p>0.404479793338661</text:p>
              </table:table-cell>
              <table:table-cell office:value-type="float" office:value="0.40447979333866">
                <text:p>0.40447979333866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0.501330669204939">
                <text:p>0.501330669204939</text:p>
              </table:table-cell>
              <table:table-cell office:value-type="float" office:value="0.501330669204939">
                <text:p>0.501330669204939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0.600166583353172">
                <text:p>0.600166583353172</text:p>
              </table:table-cell>
              <table:table-cell office:value-type="float" office:value="0.600166583353172">
                <text:p>0.60016658335317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799833416646828">
                <text:p>0.799833416646828</text:p>
              </table:table-cell>
              <table:table-cell office:value-type="float" office:value="0.799833416646828">
                <text:p>0.79983341664682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898669330795061">
                <text:p>0.898669330795061</text:p>
              </table:table-cell>
              <table:table-cell office:value-type="float" office:value="0.898669330795061">
                <text:p>0.89866933079506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9552020666134">
                <text:p>0.99552020666134</text:p>
              </table:table-cell>
              <table:table-cell office:value-type="float" office:value="0.99552020666134">
                <text:p>0.9955202066613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08941834230865">
                <text:p>1.08941834230865</text:p>
              </table:table-cell>
              <table:table-cell office:value-type="float" office:value="1.08941834230865">
                <text:p>1.089418342308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1794255386042">
                <text:p>1.1794255386042</text:p>
              </table:table-cell>
              <table:table-cell office:value-type="float" office:value="1.1794255386042">
                <text:p>1.179425538604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26464247339504">
                <text:p>1.26464247339504</text:p>
              </table:table-cell>
              <table:table-cell office:value-type="float" office:value="1.26464247339504">
                <text:p>1.2646424733950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34421768723769">
                <text:p>1.34421768723769</text:p>
              </table:table-cell>
              <table:table-cell office:value-type="float" office:value="1.34421768723769">
                <text:p>1.3442176872376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41735609089952">
                <text:p>1.41735609089952</text:p>
              </table:table-cell>
              <table:table-cell office:value-type="float" office:value="1.41735609089952">
                <text:p>1.4173560908995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.48332690962748">
                <text:p>1.48332690962748</text:p>
              </table:table-cell>
              <table:table-cell office:value-type="float" office:value="1.48332690962748">
                <text:p>1.4833269096274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5414709848079">
                <text:p>1.5414709848079</text:p>
              </table:table-cell>
              <table:table-cell office:value-type="float" office:value="1.5414709848079">
                <text:p>1.5414709848079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.59120736006144">
                <text:p>1.59120736006144</text:p>
              </table:table-cell>
              <table:table-cell office:value-type="float" office:value="1.59120736006144">
                <text:p>1.5912073600614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.63203908596723">
                <text:p>1.63203908596723</text:p>
              </table:table-cell>
              <table:table-cell office:value-type="float" office:value="1.63203908596723">
                <text:p>1.63203908596723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.66355818541719">
                <text:p>1.66355818541719</text:p>
              </table:table-cell>
              <table:table-cell office:value-type="float" office:value="1.66355818541719">
                <text:p>1.66355818541719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.68544972998846">
                <text:p>1.68544972998846</text:p>
              </table:table-cell>
              <table:table-cell office:value-type="float" office:value="1.68544972998846">
                <text:p>1.6854497299884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69749498660405">
                <text:p>1.69749498660405</text:p>
              </table:table-cell>
              <table:table-cell office:value-type="float" office:value="1.69749498660405">
                <text:p>1.6974949866040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.69957360304151">
                <text:p>1.69957360304151</text:p>
              </table:table-cell>
              <table:table-cell office:value-type="float" office:value="1.69957360304151">
                <text:p>1.6995736030415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.69166481045247">
                <text:p>1.69166481045247</text:p>
              </table:table-cell>
              <table:table-cell office:value-type="float" office:value="1.69166481045247">
                <text:p>1.69166481045247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.6738476308782">
                <text:p>1.6738476308782</text:p>
              </table:table-cell>
              <table:table-cell office:value-type="float" office:value="1.6738476308782">
                <text:p>1.673847630878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.64630008768741">
                <text:p>1.64630008768741</text:p>
              </table:table-cell>
              <table:table-cell office:value-type="float" office:value="1.64630008768741">
                <text:p>1.6463000876874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0929742682568">
                <text:p>1.60929742682568</text:p>
              </table:table-cell>
              <table:table-cell office:value-type="float" office:value="1.60929742682568">
                <text:p>1.60929742682568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.56320936664887">
                <text:p>1.56320936664887</text:p>
              </table:table-cell>
              <table:table-cell office:value-type="float" office:value="1.56320936664887">
                <text:p>1.56320936664887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.50849640381959">
                <text:p>1.50849640381959</text:p>
              </table:table-cell>
              <table:table-cell office:value-type="float" office:value="1.50849640381959">
                <text:p>1.50849640381959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.44570521217672">
                <text:p>1.44570521217672</text:p>
              </table:table-cell>
              <table:table-cell office:value-type="float" office:value="1.44570521217672">
                <text:p>1.44570521217672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.37546318055115">
                <text:p>1.37546318055115</text:p>
              </table:table-cell>
              <table:table-cell office:value-type="float" office:value="1.37546318055115">
                <text:p>1.3754631805511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.29847214410396">
                <text:p>1.29847214410396</text:p>
              </table:table-cell>
              <table:table-cell office:value-type="float" office:value="1.29847214410396">
                <text:p>1.29847214410396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.21550137182146">
                <text:p>1.21550137182146</text:p>
              </table:table-cell>
              <table:table-cell office:value-type="float" office:value="1.21550137182146">
                <text:p>1.21550137182146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272764487555987">
                <text:p>-0.272764487555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131266637872322">
                <text:p>-0.131266637872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.0353978205862426">
                <text:p>0.0353978205862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20584501801074">
                <text:p>0.22058450180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.416910597182504">
                <text:p>0.416910597182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616549204850494">
                <text:p>0.616549204850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.811541363513378">
                <text:p>0.811541363513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994113351138608">
                <text:p>0.994113351138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.15698659871879">
                <text:p>1.15698659871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.29366786384915">
                <text:p>1.2936678638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1.39870809581163">
                <text:p>1.3987080958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.46791967203149">
                <text:p>1.46791967203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1.49854334537461">
                <text:p>1.49854334537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8935824662338">
                <text:p>1.48935824662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.44073055667977">
                <text:p>1.44073055667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1.35459890808828">
                <text:p>1.35459890808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.23439709787411">
                <text:p>1.23439709787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1.08491719289176">
                <text:p>1.08491719289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.912118485241757">
                <text:p>0.912118485241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.722889914100248">
                <text:p>0.722889914100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.524775425453358">
                <text:p>0.524775425453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.32567321877702">
                <text:p>0.32567321877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.133520870748072">
                <text:p>0.133520870748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0.0440211108893698">
                <text:p>-0.0440211108893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-0.199874687593542">
                <text:p>-0.199874687593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0.327826469085654">
                <text:p>-0.327826469085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-0.422775421612807">
                <text:p>-0.422775421612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0.480936230066492">
                <text:p>-0.480936230066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0.499990206550703">
                <text:p>-0.499990206550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-0.479177729151317">
                <text:p>-0.47917772915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-0.419328525664676">
                <text:p>-0.419328525664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0.322828594968709">
                <text:p>-0.322828594968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-0.193525084777122">
                <text:p>-0.193525084777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.0365729180004349">
                <text:p>-0.0365729180004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.141770717763171">
                <text:p>0.141770717763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.334395824551691">
                <text:p>0.334395824551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.533623047221137">
                <text:p>0.53362304722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.731509825101539">
                <text:p>0.73150982510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.920167036826641">
                <text:p>0.920167036826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.09207351470722">
                <text:p>1.09207351470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.24037588995245">
                <text:p>1.24037588995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.3591618148565">
                <text:p>1.3591618148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.4436956694441">
                <text:p>1.4436956694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9060735569487">
                <text:p>1.49060735569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1.49802665271636">
                <text:p>1.49802665271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.46565777654928">
                <text:p>1.46565777654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1.3947911721405">
                <text:p>1.394791172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.28825206737532">
                <text:p>1.28825206737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.15028784015712">
                <text:p>1.1502878401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0.9863986888538">
                <text:p>0.9863986888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0.803118356745702">
                <text:p>0.803118356745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0.607753652299444">
                <text:p>0.607753652299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0.408093149772318">
                <text:p>0.408093149772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12096683334935">
                <text:p>0.212096683334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0.0275780136015338">
                <text:p>0.0275780136015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-0.138106682347947">
                <text:p>-0.138106682347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-0.278352078534298">
                <text:p>-0.278352078534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-0.387567033581505">
                <text:p>-0.38756703358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-0.461397491879557">
                <text:p>-0.461397491879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-0.496900066041596">
                <text:p>-0.496900066041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-0.492659380470633">
                <text:p>-0.492659380470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-0.448844497918124">
                <text:p>-0.448844497918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-0.367202179485581">
                <text:p>-0.367202179485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0.250987246771676">
                <text:p>-0.250987246771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-0.104832822406284">
                <text:p>-0.104832822406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.0654343779281033">
                <text:p>0.065434377928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.253026338263379">
                <text:p>0.25302633826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.450464359121633">
                <text:p>0.450464359121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.649877209662952">
                <text:p>0.6498772096629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22cm" svg:height="7.838cm" xlink:href=".." xlink:type="simple" chart:class="chart:line" chart:style-name="ch1">
        <chart:legend chart:legend-position="end" svg:x="12.202cm" svg:y="3.345cm" style:legend-expansion="high" chart:style-name="ch2"/>
        <chart:plot-area chart:style-name="ch3" table:cell-range-address="Hoja1.A3:Hoja1.B103 Hoja1.B1:Hoja1.B1 Hoja1.D1:Hoja1.D1 Hoja1.D3:Hoja1.D103" chart:data-source-has-labels="both" svg:x="1.336cm" svg:y="0.759cm" svg:width="10.27cm" svg:height="5.915cm">
          <chartooo:coordinate-region svg:x="2.169cm" svg:y="0.971cm" svg:width="9.437cm" svg:height="5.491cm"/>
          <chart:axis chart:dimension="x" chart:name="primary-x" chart:style-name="ch4" chartooo:axis-type="auto">
            <chartooo:date-scale/>
            <chart:title svg:x="5.911cm" svg:y="6.831cm" chart:style-name="ch5">
              <text:p>tiempo</text:p>
            </chart:title>
            <chart:categories table:cell-range-address="Hoja1.A3:Hoja1.A103"/>
          </chart:axis>
          <chart:axis chart:dimension="y" chart:name="primary-y" chart:style-name="ch6">
            <chart:title svg:x="0.451cm" svg:y="4.871cm" chart:style-name="ch7">
              <text:p>ángulo objetivo</text:p>
            </chart:title>
            <chart:grid chart:style-name="ch8" chart:class="major"/>
          </chart:axis>
          <chart:series chart:style-name="ch9" chart:values-cell-range-address="Hoja1.B3:Hoja1.B103" chart:label-cell-address="Hoja1.B1:Hoja1.B1" chart:class="chart:line">
            <chart:data-point chart:repeated="101"/>
          </chart:series>
          <chart:series chart:style-name="ch10" chart:values-cell-range-address="Hoja1.D3:Hoja1.D103" chart:label-cell-address="Hoja1.D1:Hoja1.D1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zquierda</text:p>
                <draw:g>
                  <svg:desc>Hoja1.B1:Hoja1.B1</svg:desc>
                </draw:g>
              </table:table-cell>
              <table:table-cell office:value-type="string">
                <text:p>Derecha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-0.5">
                <text:p>-0</text:p>
                <draw:g>
                  <svg:desc>Hoja1.A3:Hoja1.A103</svg:desc>
                </draw:g>
              </table:table-cell>
              <table:table-cell office:value-type="float" office:value="0.220574461395797">
                <text:p>0.220574461395797</text:p>
                <draw:g>
                  <svg:desc>Hoja1.B3:Hoja1.B103</svg:desc>
                </draw:g>
              </table:table-cell>
              <table:table-cell office:value-type="float" office:value="1.1794255386042">
                <text:p>1.1794255386042</text:p>
                <draw:g>
                  <svg:desc>Hoja1.D3:Hoja1.D103</svg:desc>
                </draw:g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0.310581657691349">
                <text:p>0.310581657691349</text:p>
              </table:table-cell>
              <table:table-cell office:value-type="float" office:value="1.08941834230865">
                <text:p>1.08941834230865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0.40447979333866">
                <text:p>0.40447979333866</text:p>
              </table:table-cell>
              <table:table-cell office:value-type="float" office:value="0.99552020666134">
                <text:p>0.99552020666134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0.501330669204939">
                <text:p>0.501330669204939</text:p>
              </table:table-cell>
              <table:table-cell office:value-type="float" office:value="0.898669330795062">
                <text:p>0.898669330795062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0.600166583353172">
                <text:p>0.600166583353172</text:p>
              </table:table-cell>
              <table:table-cell office:value-type="float" office:value="0.799833416646828">
                <text:p>0.79983341664682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799833416646828">
                <text:p>0.799833416646828</text:p>
              </table:table-cell>
              <table:table-cell office:value-type="float" office:value="0.600166583353172">
                <text:p>0.60016658335317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898669330795061">
                <text:p>0.898669330795061</text:p>
              </table:table-cell>
              <table:table-cell office:value-type="float" office:value="0.501330669204939">
                <text:p>0.50133066920493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9552020666134">
                <text:p>0.99552020666134</text:p>
              </table:table-cell>
              <table:table-cell office:value-type="float" office:value="0.404479793338661">
                <text:p>0.40447979333866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08941834230865">
                <text:p>1.08941834230865</text:p>
              </table:table-cell>
              <table:table-cell office:value-type="float" office:value="0.31058165769135">
                <text:p>0.3105816576913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1794255386042">
                <text:p>1.1794255386042</text:p>
              </table:table-cell>
              <table:table-cell office:value-type="float" office:value="0.220574461395797">
                <text:p>0.22057446139579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26464247339504">
                <text:p>1.26464247339504</text:p>
              </table:table-cell>
              <table:table-cell office:value-type="float" office:value="0.135357526604965">
                <text:p>0.13535752660496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34421768723769">
                <text:p>1.34421768723769</text:p>
              </table:table-cell>
              <table:table-cell office:value-type="float" office:value="0.0557823127623088">
                <text:p>0.055782312762308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41735609089952">
                <text:p>1.41735609089952</text:p>
              </table:table-cell>
              <table:table-cell office:value-type="float" office:value="-0.0173560908995226">
                <text:p>-0.017356090899522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.48332690962748">
                <text:p>1.48332690962748</text:p>
              </table:table-cell>
              <table:table-cell office:value-type="float" office:value="-0.0833269096274836">
                <text:p>-0.083326909627483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5414709848079">
                <text:p>1.5414709848079</text:p>
              </table:table-cell>
              <table:table-cell office:value-type="float" office:value="-0.141470984807896">
                <text:p>-0.14147098480789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.59120736006144">
                <text:p>1.59120736006144</text:p>
              </table:table-cell>
              <table:table-cell office:value-type="float" office:value="-0.191207360061435">
                <text:p>-0.19120736006143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.63203908596723">
                <text:p>1.63203908596723</text:p>
              </table:table-cell>
              <table:table-cell office:value-type="float" office:value="-0.232039085967226">
                <text:p>-0.232039085967226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.66355818541719">
                <text:p>1.66355818541719</text:p>
              </table:table-cell>
              <table:table-cell office:value-type="float" office:value="-0.263558185417193">
                <text:p>-0.263558185417193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.68544972998846">
                <text:p>1.68544972998846</text:p>
              </table:table-cell>
              <table:table-cell office:value-type="float" office:value="-0.28544972998846">
                <text:p>-0.2854497299884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69749498660405">
                <text:p>1.69749498660405</text:p>
              </table:table-cell>
              <table:table-cell office:value-type="float" office:value="-0.297494986604054">
                <text:p>-0.29749498660405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.69957360304151">
                <text:p>1.69957360304151</text:p>
              </table:table-cell>
              <table:table-cell office:value-type="float" office:value="-0.299573603041505">
                <text:p>-0.29957360304150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.69166481045247">
                <text:p>1.69166481045247</text:p>
              </table:table-cell>
              <table:table-cell office:value-type="float" office:value="-0.291664810452469">
                <text:p>-0.291664810452469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.6738476308782">
                <text:p>1.6738476308782</text:p>
              </table:table-cell>
              <table:table-cell office:value-type="float" office:value="-0.273847630878195">
                <text:p>-0.27384763087819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.64630008768741">
                <text:p>1.64630008768741</text:p>
              </table:table-cell>
              <table:table-cell office:value-type="float" office:value="-0.246300087687414">
                <text:p>-0.2463000876874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0929742682568">
                <text:p>1.60929742682568</text:p>
              </table:table-cell>
              <table:table-cell office:value-type="float" office:value="-0.209297426825682">
                <text:p>-0.209297426825682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.56320936664887">
                <text:p>1.56320936664887</text:p>
              </table:table-cell>
              <table:table-cell office:value-type="float" office:value="-0.163209366648874">
                <text:p>-0.163209366648874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.50849640381959">
                <text:p>1.50849640381959</text:p>
              </table:table-cell>
              <table:table-cell office:value-type="float" office:value="-0.10849640381959">
                <text:p>-0.10849640381959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.44570521217672">
                <text:p>1.44570521217672</text:p>
              </table:table-cell>
              <table:table-cell office:value-type="float" office:value="-0.0457052121767204">
                <text:p>-0.0457052121767204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.37546318055115">
                <text:p>1.37546318055115</text:p>
              </table:table-cell>
              <table:table-cell office:value-type="float" office:value="0.0245368194488492">
                <text:p>0.0245368194488492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.29847214410396">
                <text:p>1.29847214410396</text:p>
              </table:table-cell>
              <table:table-cell office:value-type="float" office:value="0.101527855896043">
                <text:p>0.101527855896043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.21550137182146">
                <text:p>1.21550137182146</text:p>
              </table:table-cell>
              <table:table-cell office:value-type="float" office:value="0.184498628178535">
                <text:p>0.18449862817853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.12737988023383">
                <text:p>1.12737988023383</text:p>
              </table:table-cell>
              <table:table-cell office:value-type="float" office:value="0.27262011976617">
                <text:p>0.27262011976617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.03498815015591">
                <text:p>1.03498815015591</text:p>
              </table:table-cell>
              <table:table-cell office:value-type="float" office:value="0.365011849844095">
                <text:p>0.36501184984409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.939249329213982">
                <text:p>0.939249329213982</text:p>
              </table:table-cell>
              <table:table-cell office:value-type="float" office:value="0.460750670786018">
                <text:p>0.4607506707860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41120008059867">
                <text:p>0.841120008059867</text:p>
              </table:table-cell>
              <table:table-cell office:value-type="float" office:value="0.558879991940133">
                <text:p>0.558879991940133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.74158066243329">
                <text:p>0.74158066243329</text:p>
              </table:table-cell>
              <table:table-cell office:value-type="float" office:value="0.658419337566709">
                <text:p>0.658419337566709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64162585657242">
                <text:p>0.64162585657242</text:p>
              </table:table-cell>
              <table:table-cell office:value-type="float" office:value="0.75837414342758">
                <text:p>0.75837414342758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.542254305856752">
                <text:p>0.542254305856752</text:p>
              </table:table-cell>
              <table:table-cell office:value-type="float" office:value="0.857745694143248">
                <text:p>0.857745694143248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444458897973169">
                <text:p>0.444458897973169</text:p>
              </table:table-cell>
              <table:table-cell office:value-type="float" office:value="0.955541102026831">
                <text:p>0.955541102026831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34921677231038">
                <text:p>0.34921677231038</text:p>
              </table:table-cell>
              <table:table-cell office:value-type="float" office:value="1.05078322768962">
                <text:p>1.05078322768962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.257479556705147">
                <text:p>0.257479556705147</text:p>
              </table:table-cell>
              <table:table-cell office:value-type="float" office:value="1.14252044329485">
                <text:p>1.1425204432948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.170163859091507">
                <text:p>0.170163859091507</text:p>
              </table:table-cell>
              <table:table-cell office:value-type="float" office:value="1.22983614090849">
                <text:p>1.22983614090849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.088142109057281">
                <text:p>0.088142109057281</text:p>
              </table:table-cell>
              <table:table-cell office:value-type="float" office:value="1.31185789094272">
                <text:p>1.31185789094272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.0122338408160262">
                <text:p>0.0122338408160262</text:p>
              </table:table-cell>
              <table:table-cell office:value-type="float" office:value="1.38776615918397">
                <text:p>1.387766159183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0.0568024953079283">
                <text:p>-0.0568024953079283</text:p>
              </table:table-cell>
              <table:table-cell office:value-type="float" office:value="1.45680249530793">
                <text:p>1.45680249530793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-0.11827711106441">
                <text:p>-0.11827711106441</text:p>
              </table:table-cell>
              <table:table-cell office:value-type="float" office:value="1.51827711106441">
                <text:p>1.51827711106441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-0.171575772413588">
                <text:p>-0.171575772413588</text:p>
              </table:table-cell>
              <table:table-cell office:value-type="float" office:value="1.57157577241359">
                <text:p>1.57157577241359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-0.216165936749455">
                <text:p>-0.216165936749455</text:p>
              </table:table-cell>
              <table:table-cell office:value-type="float" office:value="1.61616593674946">
                <text:p>1.61616593674946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-0.251602073889516">
                <text:p>-0.251602073889516</text:p>
              </table:table-cell>
              <table:table-cell office:value-type="float" office:value="1.65160207388952">
                <text:p>1.65160207388952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0.277530117665097">
                <text:p>-0.277530117665097</text:p>
              </table:table-cell>
              <table:table-cell office:value-type="float" office:value="1.6775301176651">
                <text:p>1.6775301176651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-0.293691003633464">
                <text:p>-0.293691003633464</text:p>
              </table:table-cell>
              <table:table-cell office:value-type="float" office:value="1.69369100363346">
                <text:p>1.69369100363346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-0.299923257564101">
                <text:p>-0.299923257564101</text:p>
              </table:table-cell>
              <table:table-cell office:value-type="float" office:value="1.6999232575641">
                <text:p>1.6999232575641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-0.296164608835841">
                <text:p>-0.296164608835841</text:p>
              </table:table-cell>
              <table:table-cell office:value-type="float" office:value="1.69616460883584">
                <text:p>1.69616460883584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-0.282452612624333">
                <text:p>-0.282452612624333</text:p>
              </table:table-cell>
              <table:table-cell office:value-type="float" office:value="1.68245261262433">
                <text:p>1.682452612624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0.258924274663138">
                <text:p>-0.258924274663138</text:p>
              </table:table-cell>
              <table:table-cell office:value-type="float" office:value="1.65892427466314">
                <text:p>1.65892427466314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-0.225814682327732">
                <text:p>-0.225814682327732</text:p>
              </table:table-cell>
              <table:table-cell office:value-type="float" office:value="1.62581468232773">
                <text:p>1.62581468232773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0.183454655720153">
                <text:p>-0.183454655720153</text:p>
              </table:table-cell>
              <table:table-cell office:value-type="float" office:value="1.58345465572015">
                <text:p>1.58345465572015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-0.132267442223901">
                <text:p>-0.132267442223901</text:p>
              </table:table-cell>
              <table:table-cell office:value-type="float" office:value="1.5322674422239">
                <text:p>1.5322674422239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0.0727644875559872">
                <text:p>-0.0727644875559872</text:p>
              </table:table-cell>
              <table:table-cell office:value-type="float" office:value="1.47276448755599">
                <text:p>1.47276448755599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0.00554032557039197">
                <text:p>-0.00554032557039197</text:p>
              </table:table-cell>
              <table:table-cell office:value-type="float" office:value="1.40554032557039">
                <text:p>1.40554032557039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.0687333621276783">
                <text:p>0.0687333621276783</text:p>
              </table:table-cell>
              <table:table-cell office:value-type="float" office:value="1.33126663787232">
                <text:p>1.33126663787232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.149314457402362">
                <text:p>0.149314457402362</text:p>
              </table:table-cell>
              <table:table-cell office:value-type="float" office:value="1.25068554259764">
                <text:p>1.25068554259764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.235397820586243">
                <text:p>0.235397820586243</text:p>
              </table:table-cell>
              <table:table-cell office:value-type="float" office:value="1.16460217941376">
                <text:p>1.16460217941376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.326123335169764">
                <text:p>0.326123335169764</text:p>
              </table:table-cell>
              <table:table-cell office:value-type="float" office:value="1.07387666483024">
                <text:p>1.073876664830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20584501801074">
                <text:p>0.420584501801074</text:p>
              </table:table-cell>
              <table:table-cell office:value-type="float" office:value="0.979415498198926">
                <text:p>0.979415498198926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.517837495727904">
                <text:p>0.517837495727904</text:p>
              </table:table-cell>
              <table:table-cell office:value-type="float" office:value="0.882162504272096">
                <text:p>0.882162504272096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.616910597182504">
                <text:p>0.616910597182504</text:p>
              </table:table-cell>
              <table:table-cell office:value-type="float" office:value="0.783089402817497">
                <text:p>0.783089402817497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.71681390048435">
                <text:p>0.71681390048435</text:p>
              </table:table-cell>
              <table:table-cell office:value-type="float" office:value="0.683186099515649">
                <text:p>0.683186099515649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.816549204850494">
                <text:p>0.816549204850494</text:p>
              </table:table-cell>
              <table:table-cell office:value-type="float" office:value="0.583450795149506">
                <text:p>0.583450795149506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.915119988087815">
                <text:p>0.915119988087815</text:p>
              </table:table-cell>
              <table:table-cell office:value-type="float" office:value="0.484880011912185">
                <text:p>0.484880011912185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.01154136351338">
                <text:p>1.01154136351338</text:p>
              </table:table-cell>
              <table:table-cell office:value-type="float" office:value="0.388458636486622">
                <text:p>0.388458636486622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.1048499206166">
                <text:p>1.1048499206166</text:p>
              </table:table-cell>
              <table:table-cell office:value-type="float" office:value="0.295150079383403">
                <text:p>0.295150079383403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.19411335113861">
                <text:p>1.19411335113861</text:p>
              </table:table-cell>
              <table:table-cell office:value-type="float" office:value="0.205886648861391">
                <text:p>0.205886648861391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.2784397643882">
                <text:p>1.2784397643882</text:p>
              </table:table-cell>
              <table:table-cell office:value-type="float" office:value="0.1215602356118">
                <text:p>0.12156023561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35698659871879">
                <text:p>1.35698659871879</text:p>
              </table:table-cell>
              <table:table-cell office:value-type="float" office:value="0.043013401281211">
                <text:p>0.043013401281211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1.42896904012588">
                <text:p>1.42896904012588</text:p>
              </table:table-cell>
              <table:table-cell office:value-type="float" office:value="-0.0289690401258759">
                <text:p>-0.0289690401258759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.49366786384915">
                <text:p>1.49366786384915</text:p>
              </table:table-cell>
              <table:table-cell office:value-type="float" office:value="-0.0936678638491526">
                <text:p>-0.0936678638491526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1.55043662062856">
                <text:p>1.55043662062856</text:p>
              </table:table-cell>
              <table:table-cell office:value-type="float" office:value="-0.150436620628565">
                <text:p>-0.150436620628565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.59870809581163">
                <text:p>1.59870809581163</text:p>
              </table:table-cell>
              <table:table-cell office:value-type="float" office:value="-0.198708095811627">
                <text:p>-0.198708095811627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.63799997677474">
                <text:p>1.63799997677474</text:p>
              </table:table-cell>
              <table:table-cell office:value-type="float" office:value="-0.237999976774739">
                <text:p>-0.237999976774739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.66791967203149">
                <text:p>1.66791967203149</text:p>
              </table:table-cell>
              <table:table-cell office:value-type="float" office:value="-0.267919672031486">
                <text:p>-0.267919672031486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.688168233877">
                <text:p>1.688168233877</text:p>
              </table:table-cell>
              <table:table-cell office:value-type="float" office:value="-0.288168233877">
                <text:p>-0.288168233877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1.6985433453746">
                <text:p>1.6985433453746</text:p>
              </table:table-cell>
              <table:table-cell office:value-type="float" office:value="-0.298543345374605">
                <text:p>-0.298543345374605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.69894134183977">
                <text:p>1.69894134183977</text:p>
              </table:table-cell>
              <table:table-cell office:value-type="float" office:value="-0.298941341839772">
                <text:p>-0.29894134183977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8935824662338">
                <text:p>1.68935824662338</text:p>
              </table:table-cell>
              <table:table-cell office:value-type="float" office:value="-0.289358246623382">
                <text:p>-0.289358246623382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1.66988981084509">
                <text:p>1.66988981084509</text:p>
              </table:table-cell>
              <table:table-cell office:value-type="float" office:value="-0.269889810845086">
                <text:p>-0.269889810845086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.64073055667977">
                <text:p>1.64073055667977</text:p>
              </table:table-cell>
              <table:table-cell office:value-type="float" office:value="-0.240730556679773">
                <text:p>-0.240730556679773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.60217183375629">
                <text:p>1.60217183375629</text:p>
              </table:table-cell>
              <table:table-cell office:value-type="float" office:value="-0.202171833756293">
                <text:p>-0.202171833756293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.55459890808828">
                <text:p>1.55459890808828</text:p>
              </table:table-cell>
              <table:table-cell office:value-type="float" office:value="-0.154598908088281">
                <text:p>-0.154598908088281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.49848711262349">
                <text:p>1.49848711262349</text:p>
              </table:table-cell>
              <table:table-cell office:value-type="float" office:value="-0.0984871126234904">
                <text:p>-0.0984871126234904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1.43439709787411">
                <text:p>1.43439709787411</text:p>
              </table:table-cell>
              <table:table-cell office:value-type="float" office:value="-0.0343970978741135">
                <text:p>-0.0343970978741135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1.36296923008218">
                <text:p>1.36296923008218</text:p>
              </table:table-cell>
              <table:table-cell office:value-type="float" office:value="0.0370307699178165">
                <text:p>0.0370307699178165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.28491719289176">
                <text:p>1.28491719289176</text:p>
              </table:table-cell>
              <table:table-cell office:value-type="float" office:value="0.115082807108238">
                <text:p>0.115082807108238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.20102085645788">
                <text:p>1.20102085645788</text:p>
              </table:table-cell>
              <table:table-cell office:value-type="float" office:value="0.198979143542115">
                <text:p>0.19897914354211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11211848524176">
                <text:p>1.11211848524176</text:p>
              </table:table-cell>
              <table:table-cell office:value-type="float" office:value="0.287881514758243">
                <text:p>0.287881514758243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1.01909836234935">
                <text:p>1.01909836234935</text:p>
              </table:table-cell>
              <table:table-cell office:value-type="float" office:value="0.380901637650648">
                <text:p>0.380901637650648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.922889914100248">
                <text:p>0.922889914100248</text:p>
              </table:table-cell>
              <table:table-cell office:value-type="float" office:value="0.477110085899752">
                <text:p>0.477110085899752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.824454423507062">
                <text:p>0.824454423507062</text:p>
              </table:table-cell>
              <table:table-cell office:value-type="float" office:value="0.575545576492938">
                <text:p>0.575545576492938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.724775425453358">
                <text:p>0.724775425453358</text:p>
              </table:table-cell>
              <table:table-cell office:value-type="float" office:value="0.675224574546642">
                <text:p>0.675224574546642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.624848879538191">
                <text:p>0.624848879538191</text:p>
              </table:table-cell>
              <table:table-cell office:value-type="float" office:value="0.775151120461809">
                <text:p>0.775151120461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96cm" svg:height="7.785cm" xlink:href=".." xlink:type="simple" chart:class="chart:line" chart:style-name="ch1">
        <chart:plot-area chart:style-name="ch2" table:cell-range-address="Hoja1.J3:Hoja1.J103" svg:x="1.335cm" svg:y="0.755cm" svg:width="12.967cm" svg:height="5.867cm">
          <chartooo:coordinate-region svg:x="2.168cm" svg:y="0.967cm" svg:width="12.134cm" svg:height="5.443cm"/>
          <chart:axis chart:dimension="x" chart:name="primary-x" chart:style-name="ch3">
            <chart:title svg:x="7.258cm" svg:y="6.778cm" chart:style-name="ch4">
              <text:p>tiempo</text:p>
            </chart:title>
          </chart:axis>
          <chart:axis chart:dimension="y" chart:name="primary-y" chart:style-name="ch5">
            <chart:title svg:x="0.451cm" svg:y="4.843cm" chart:style-name="ch6">
              <text:p>ángulo objetivo</text:p>
            </chart:title>
            <chart:grid chart:style-name="ch7" chart:class="major"/>
          </chart:axis>
          <chart:series chart:style-name="ch8" chart:values-cell-range-address="Hoja1.J3:Hoja1.J103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955872792328">
                <text:p>0.28955872792328</text:p>
                <draw:g>
                  <svg:desc>Hoja1.J3:Hoja1.J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487517748987">
                <text:p>0.51487517748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9696457591862">
                <text:p>0.749696457591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978201241091">
                <text:p>0.987978201241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348371197546">
                <text:p>1.22348371197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155374222319">
                <text:p>1.66155374222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5261887360159">
                <text:p>1.85261887360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1830783898858">
                <text:p>2.0183078389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545391711866">
                <text:p>2.1545391711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5817498690116">
                <text:p>2.25817498690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2712317104938">
                <text:p>2.32712317104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040040459807">
                <text:p>2.360400404598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5815372682269">
                <text:p>2.35815372682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2163994861646">
                <text:p>2.32163994861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5316388470059">
                <text:p>2.25316388470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5597798375214">
                <text:p>2.15597798375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414744265094">
                <text:p>2.03414744265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9238623448013">
                <text:p>1.89238623448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587060636496">
                <text:p>1.73587060636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7003746812371">
                <text:p>1.57003746812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0037566188562">
                <text:p>1.40037566188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3221835394374">
                <text:p>1.23221835394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705447134712">
                <text:p>1.0705447134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9798641711427">
                <text:p>0.919798641711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3731606151451">
                <text:p>0.783731606151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5275645565617">
                <text:p>0.665275645565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6451383363603">
                <text:p>0.566451383363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8314467622966">
                <text:p>0.488314467622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0942303338885">
                <text:p>0.4309423033388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3461317898413">
                <text:p>0.393461317898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4113369529993">
                <text:p>0.3741133695299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0358335677366">
                <text:p>0.3703583356773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9008466725745">
                <text:p>0.379008466725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6388818226262">
                <text:p>0.396388818226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851703250288">
                <text:p>0.41851703250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1294969861957">
                <text:p>0.441294969861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0704221274888">
                <text:p>0.460704221274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2997386999978">
                <text:p>0.4729973869999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4877184954059">
                <text:p>0.4748771849540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3655951482081">
                <text:p>0.463655951482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7388895480629">
                <text:p>0.437388895480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4975532616876">
                <text:p>0.394975532616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6225016964528">
                <text:p>0.336225016964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1882551081381">
                <text:p>0.2618825510813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3615633782141">
                <text:p>0.173615633782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39605344308603">
                <text:p>0.07396053443086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337690017601411">
                <text:p>-0.03376900176014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45607275894978">
                <text:p>-0.1456072758949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57091446659083">
                <text:p>-0.2570914466590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63439491706602">
                <text:p>-0.3634394917066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59744223991884">
                <text:p>-0.4597442239918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541175594532333">
                <text:p>-0.541175594532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03183149798437">
                <text:p>-0.603183149798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4169047349039">
                <text:p>-0.64169047349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65327373073426">
                <text:p>-0.653273730734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35317036534168">
                <text:p>-0.6353170365341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586138265878164">
                <text:p>-0.586138265878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05080074794962">
                <text:p>-0.505080074794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92562264238398">
                <text:p>-0.3925622642383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50093137858171">
                <text:p>-0.250093137858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802391201532996">
                <text:p>-0.0802391201532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344645101011">
                <text:p>0.11344645101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653282951767">
                <text:p>0.326532829517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3855619423218">
                <text:p>0.5538556194232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89689384009119">
                <text:p>0.789689384009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2794255662576">
                <text:p>1.027942556625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6236721599484">
                <text:p>1.26236721599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8677569338399">
                <text:p>1.48677569338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9525570071487">
                <text:p>1.695255700714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8237571841036">
                <text:p>1.882375718410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4337275772709">
                <text:p>2.04337275772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7431529959409">
                <text:p>2.174315299594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7223518334071">
                <text:p>2.272235183340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352234356046">
                <text:p>2.33522343560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6248644385932">
                <text:p>2.362486443859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5436043424608">
                <text:p>2.35436043424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1228384799141">
                <text:p>2.312283847991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3872885975035">
                <text:p>2.238728859750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3709487928533">
                <text:p>2.137094879285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1156836157182">
                <text:p>2.011568361571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6695456088212">
                <text:p>1.86695456088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0848794972156">
                <text:p>1.70848794972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4162884073964">
                <text:p>1.541628840739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7185426666507">
                <text:p>1.371854266665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0445136963919">
                <text:p>1.20445136963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4432141954755">
                <text:p>1.044321419547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9580212664357">
                <text:p>0.89580212664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62515155338807">
                <text:p>0.762515155338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7244714028194">
                <text:p>0.6472447140281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1851831640445">
                <text:p>0.5518518316404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7227485906189">
                <text:p>0.4772274859061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3286178983223">
                <text:p>0.4232861789832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899992583987">
                <text:p>0.388999925839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2470994843084">
                <text:p>0.3724709948430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1040183297432">
                <text:p>0.3710401832974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1425985413006">
                <text:p>0.381425985413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988877325122">
                <text:p>0.39988877325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2241311197355">
                <text:p>0.422413111973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44900609055537">
                <text:p>0.4449006090555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6336528178444">
                <text:p>0.46336528178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32cm" svg:height="8.051cm" xlink:href=".." xlink:type="simple" chart:class="chart:line" chart:style-name="ch1">
        <chart:plot-area chart:style-name="ch2" table:cell-range-address="Hoja1.K3:Hoja1.K103" svg:x="1.338cm" svg:y="0.779cm" svg:width="13.094cm" svg:height="6.103cm">
          <chartooo:coordinate-region svg:x="2.171cm" svg:y="0.991cm" svg:width="12.261cm" svg:height="5.679cm"/>
          <chart:axis chart:dimension="x" chart:name="primary-x" chart:style-name="ch3">
            <chart:title svg:x="7.325cm" svg:y="7.044cm" chart:style-name="ch4">
              <text:p>tiempo</text:p>
            </chart:title>
          </chart:axis>
          <chart:axis chart:dimension="y" chart:name="primary-y" chart:style-name="ch5">
            <chart:title svg:x="0.451cm" svg:y="4.985cm" chart:style-name="ch6">
              <text:p>ángulo objetivo</text:p>
            </chart:title>
            <chart:grid chart:style-name="ch7" chart:class="major"/>
          </chart:axis>
          <chart:series chart:style-name="ch8" chart:values-cell-range-address="Hoja1.K3:Hoja1.K103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79425538604203">
                <text:p>-0.479425538604203</text:p>
                <draw:g>
                  <svg:desc>Hoja1.K3:Hoja1.K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8941834230865">
                <text:p>-0.38941834230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9552020666134">
                <text:p>-0.29552020666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98669330795061">
                <text:p>-0.198669330795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98334166468282">
                <text:p>-0.0998334166468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98334166468282">
                <text:p>0.0998334166468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8669330795061">
                <text:p>0.19866933079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552020666134">
                <text:p>0.29552020666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941834230865">
                <text:p>0.38941834230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9425538604203">
                <text:p>0.479425538604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642473395035">
                <text:p>0.564642473395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4217687237691">
                <text:p>0.644217687237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7356090899523">
                <text:p>0.717356090899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3326909627483">
                <text:p>0.783326909627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1470984807896">
                <text:p>0.841470984807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1207360061435">
                <text:p>0.891207360061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2039085967226">
                <text:p>0.932039085967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3558185417193">
                <text:p>0.963558185417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544972998846">
                <text:p>0.98544972998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7494986604055">
                <text:p>0.997494986604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573603041505">
                <text:p>0.999573603041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3847630878195">
                <text:p>0.973847630878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9297426825682">
                <text:p>0.909297426825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849640381959">
                <text:p>0.80849640381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5463180551151">
                <text:p>0.675463180551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5501371821464">
                <text:p>0.515501371821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4988150155905">
                <text:p>0.334988150155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1120008059867">
                <text:p>0.141120008059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583741434275801">
                <text:p>-0.05837414342758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55541102026831">
                <text:p>-0.255541102026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42520443294852">
                <text:p>-0.442520443294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11857890942719">
                <text:p>-0.611857890942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56802495307928">
                <text:p>-0.756802495307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71575772413588">
                <text:p>-0.871575772413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51602073889516">
                <text:p>-0.9516020738895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93691003633464">
                <text:p>-0.993691003633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99923257564101">
                <text:p>-0.999923257564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96164608835841">
                <text:p>-0.996164608835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82452612624332">
                <text:p>-0.982452612624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58924274663139">
                <text:p>-0.958924274663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25814682327732">
                <text:p>-0.925814682327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83454655720153">
                <text:p>-0.883454655720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32267442223901">
                <text:p>-0.8322674422239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72764487555987">
                <text:p>-0.7727644875559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05540325570392">
                <text:p>-0.7055403255703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31266637872322">
                <text:p>-0.6312666378723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50685542597638">
                <text:p>-0.550685542597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64602179413757">
                <text:p>-0.464602179413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73876664830236">
                <text:p>-0.3738766648302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79415498198926">
                <text:p>-0.2794154981989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82162504272096">
                <text:p>-0.182162504272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30894028174964">
                <text:p>-0.08308940281749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68139004843497">
                <text:p>0.01681390048434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6549204850494">
                <text:p>0.116549204850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5119988087815">
                <text:p>0.2151199880878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1541363513378">
                <text:p>0.311541363513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4849920616598">
                <text:p>0.404849920616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4113351138608">
                <text:p>0.4941133511386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784397643882">
                <text:p>0.57843976438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6986598718789">
                <text:p>0.6569865987187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69040125876">
                <text:p>0.728969040125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93667863849153">
                <text:p>0.793667863849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0436620628564">
                <text:p>0.8504366206285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98708095811627">
                <text:p>0.8987080958116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7999976774739">
                <text:p>0.9379999767747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7919672031486">
                <text:p>0.9679196720314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8168233877">
                <text:p>0.9881682338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8543345374605">
                <text:p>0.998543345374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8941341839772">
                <text:p>0.998941341839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3847630878195">
                <text:p>0.973847630878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9297426825682">
                <text:p>0.909297426825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0849640381959">
                <text:p>0.808496403819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75463180551151">
                <text:p>0.6754631805511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5501371821464">
                <text:p>0.515501371821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4988150155905">
                <text:p>0.334988150155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1120008059867">
                <text:p>0.1411200080598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583741434275801">
                <text:p>-0.05837414342758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55541102026831">
                <text:p>-0.255541102026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42520443294852">
                <text:p>-0.442520443294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11857890942719">
                <text:p>-0.6118578909427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6802495307928">
                <text:p>-0.7568024953079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871575772413588">
                <text:p>-0.8715757724135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951602073889516">
                <text:p>-0.9516020738895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993691003633464">
                <text:p>-0.993691003633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999923257564101">
                <text:p>-0.999923257564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996164608835841">
                <text:p>-0.9961646088358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82452612624332">
                <text:p>-0.982452612624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58924274663139">
                <text:p>-0.958924274663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25814682327732">
                <text:p>-0.9258146823277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883454655720153">
                <text:p>-0.883454655720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32267442223901">
                <text:p>-0.8322674422239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72764487555987">
                <text:p>-0.7727644875559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05540325570392">
                <text:p>-0.7055403255703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31266637872322">
                <text:p>-0.6312666378723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50685542597638">
                <text:p>-0.5506855425976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64602179413757">
                <text:p>-0.4646021794137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73876664830236">
                <text:p>-0.3738766648302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9415498198926">
                <text:p>-0.2794154981989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82162504272096">
                <text:p>-0.1821625042720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830894028174964">
                <text:p>-0.08308940281749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draw:stroke="none" draw:stroke-dash="Fine_20_Dashed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67cm" svg:height="7.759cm" xlink:href=".." xlink:type="simple" chart:class="chart:line" chart:style-name="ch1">
        <chart:plot-area chart:style-name="ch2" table:cell-range-address="Hoja1.A3:Hoja1.B103" chart:data-source-has-labels="column" svg:x="1.216cm" svg:y="0.707cm" svg:width="13.027cm" svg:height="6.055cm">
          <chartooo:coordinate-region svg:x="2.049cm" svg:y="0.919cm" svg:width="12.194cm" svg:height="5.631cm"/>
          <chart:axis chart:dimension="x" chart:name="primary-x" chart:style-name="ch3" chartooo:axis-type="auto">
            <chartooo:date-scale/>
            <chart:title svg:x="7.169cm" svg:y="6.918cm" chart:style-name="ch4">
              <text:p>tiempo</text:p>
            </chart:title>
            <chart:categories table:cell-range-address="Hoja1.A3:Hoja1.A103"/>
          </chart:axis>
          <chart:axis chart:dimension="y" chart:name="primary-y" chart:style-name="ch5">
            <chart:title svg:x="0.33cm" svg:y="4.889cm" chart:style-name="ch6">
              <text:p>ángulo objetivo</text:p>
            </chart:title>
            <chart:grid chart:style-name="ch7" chart:class="major"/>
          </chart:axis>
          <chart:series chart:style-name="ch8" chart:values-cell-range-address="Hoja1.B3:Hoja1.B103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-0.5">
                <text:p>-0</text:p>
                <draw:g>
                  <svg:desc>Hoja1.A3:Hoja1.A103</svg:desc>
                </draw:g>
              </table:table-cell>
              <table:table-cell office:value-type="float" office:value="0.220574461395797">
                <text:p>0.220574461395797</text:p>
                <draw:g>
                  <svg:desc>Hoja1.B3:Hoja1.B103</svg:desc>
                </draw:g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0.310581657691349">
                <text:p>0.310581657691349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0.40447979333866">
                <text:p>0.40447979333866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0.501330669204939">
                <text:p>0.501330669204939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0.600166583353172">
                <text:p>0.60016658335317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799833416646828">
                <text:p>0.79983341664682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898669330795061">
                <text:p>0.89866933079506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9552020666134">
                <text:p>0.9955202066613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08941834230865">
                <text:p>1.089418342308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1794255386042">
                <text:p>1.179425538604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26464247339504">
                <text:p>1.2646424733950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34421768723769">
                <text:p>1.3442176872376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41735609089952">
                <text:p>1.4173560908995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.48332690962748">
                <text:p>1.4833269096274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5414709848079">
                <text:p>1.5414709848079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.59120736006144">
                <text:p>1.5912073600614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.63203908596723">
                <text:p>1.63203908596723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.66355818541719">
                <text:p>1.66355818541719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.68544972998846">
                <text:p>1.6854497299884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69749498660405">
                <text:p>1.6974949866040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.69957360304151">
                <text:p>1.6995736030415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.69166481045247">
                <text:p>1.69166481045247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.6738476308782">
                <text:p>1.673847630878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.64630008768741">
                <text:p>1.6463000876874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0929742682568">
                <text:p>1.60929742682568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.56320936664887">
                <text:p>1.56320936664887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1.50849640381959">
                <text:p>1.50849640381959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.44570521217672">
                <text:p>1.44570521217672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.37546318055115">
                <text:p>1.3754631805511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.29847214410396">
                <text:p>1.29847214410396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.21550137182146">
                <text:p>1.21550137182146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.12737988023383">
                <text:p>1.12737988023383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.03498815015591">
                <text:p>1.03498815015591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.939249329213982">
                <text:p>0.93924932921398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41120008059867">
                <text:p>0.841120008059867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.74158066243329">
                <text:p>0.74158066243329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64162585657242">
                <text:p>0.64162585657242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.542254305856752">
                <text:p>0.542254305856752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444458897973169">
                <text:p>0.44445889797316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34921677231038">
                <text:p>0.34921677231038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.257479556705147">
                <text:p>0.257479556705147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.170163859091507">
                <text:p>0.170163859091507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.088142109057281">
                <text:p>0.088142109057281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.0122338408160262">
                <text:p>0.01223384081602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0.0568024953079283">
                <text:p>-0.0568024953079283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-0.11827711106441">
                <text:p>-0.11827711106441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-0.171575772413588">
                <text:p>-0.171575772413588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-0.216165936749455">
                <text:p>-0.216165936749455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-0.251602073889516">
                <text:p>-0.251602073889516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0.277530117665097">
                <text:p>-0.277530117665097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-0.293691003633464">
                <text:p>-0.293691003633464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-0.299923257564101">
                <text:p>-0.299923257564101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-0.296164608835841">
                <text:p>-0.296164608835841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-0.282452612624333">
                <text:p>-0.282452612624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0.258924274663138">
                <text:p>-0.258924274663138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-0.225814682327732">
                <text:p>-0.225814682327732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0.183454655720153">
                <text:p>-0.183454655720153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-0.132267442223901">
                <text:p>-0.132267442223901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0.0727644875559872">
                <text:p>-0.0727644875559872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0.00554032557039197">
                <text:p>-0.00554032557039197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.0687333621276783">
                <text:p>0.0687333621276783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.149314457402362">
                <text:p>0.149314457402362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.235397820586243">
                <text:p>0.235397820586243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.326123335169764">
                <text:p>0.32612333516976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20584501801074">
                <text:p>0.420584501801074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0.517837495727904">
                <text:p>0.517837495727904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0.616910597182504">
                <text:p>0.616910597182504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0.71681390048435">
                <text:p>0.71681390048435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0.816549204850494">
                <text:p>0.816549204850494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.915119988087815">
                <text:p>0.915119988087815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.01154136351338">
                <text:p>1.01154136351338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.1048499206166">
                <text:p>1.1048499206166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.19411335113861">
                <text:p>1.19411335113861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1.2784397643882">
                <text:p>1.27843976438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35698659871879">
                <text:p>1.35698659871879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1.42896904012588">
                <text:p>1.42896904012588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.49366786384915">
                <text:p>1.49366786384915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1.55043662062856">
                <text:p>1.55043662062856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1.59870809581163">
                <text:p>1.59870809581163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1.63799997677474">
                <text:p>1.63799997677474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1.66791967203149">
                <text:p>1.66791967203149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.688168233877">
                <text:p>1.688168233877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1.6985433453746">
                <text:p>1.6985433453746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.69894134183977">
                <text:p>1.698941341839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8935824662338">
                <text:p>1.68935824662338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1.66988981084509">
                <text:p>1.66988981084509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.64073055667977">
                <text:p>1.64073055667977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.60217183375629">
                <text:p>1.60217183375629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1.55459890808828">
                <text:p>1.55459890808828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.49848711262349">
                <text:p>1.49848711262349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1.43439709787411">
                <text:p>1.43439709787411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1.36296923008218">
                <text:p>1.36296923008218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1.28491719289176">
                <text:p>1.28491719289176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1.20102085645788">
                <text:p>1.201020856457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11211848524176">
                <text:p>1.11211848524176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1.01909836234935">
                <text:p>1.01909836234935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0.922889914100248">
                <text:p>0.922889914100248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0.824454423507062">
                <text:p>0.824454423507062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0.724775425453358">
                <text:p>0.724775425453358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.624848879538191">
                <text:p>0.6248488795381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